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2.6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293cm"/>
    </style:style>
    <style:style style:name="co6" style:family="table-column">
      <style:table-column-properties fo:break-before="auto" style:column-width="1.656cm"/>
    </style:style>
    <style:style style:name="co7" style:family="table-column">
      <style:table-column-properties fo:break-before="auto" style:column-width="1.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/>
    <style:style style:name="ce2" style:family="table-cell" style:parent-style-name="Default" style:data-style-name="N11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ion_2" table:style-name="ta1">
        <table:shapes>
          <draw:frame draw:z-index="0" draw:style-name="gr1" draw:text-style-name="P1" svg:width="19.025cm" svg:height="31.835cm" svg:x="6.867cm" svg:y="0.453cm">
            <draw:object draw:notify-on-update-of-ranges="Insertion_2.A2:Insertion_2.A122 Insertion_2.B1:Insertion_2.B1 Insertion_2.B2:Insertion_2.B12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9cm" svg:height="10.919cm" svg:x="14.008cm" svg:y="48.769cm">
            <draw:object draw:notify-on-update-of-ranges="Insertion_2.A126:Insertion_2.A146 Insertion_2.C125:Insertion_2.C125 Insertion_2.C126:Insertion_2.C1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9cm" svg:height="10.919cm" svg:x="14.008cm" svg:y="60.51cm">
            <draw:object draw:notify-on-update-of-ranges="Insertion_2.A126:Insertion_2.A146 Insertion_2.D125:Insertion_2.D125 Insertion_2.D126:Insertion_2.D14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ermutations </text:p>
          </table:table-cell>
          <table:table-cell office:value-type="string" calcext:value-type="string">
            <text:p>Déplac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4, 5] 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5, 4]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3, 5]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5, 3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3, 4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4, 3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4, 5]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5, 4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2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5, 2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2, 4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4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3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5, 3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2, 5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5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2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3, 2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3, 4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4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2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4, 2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2, 3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3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4, 5]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5, 4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3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5, 3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3, 4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4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5, 4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1, 5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5, 1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1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4, 1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3, 5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5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1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5, 1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1, 3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3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3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4, 3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1, 4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4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1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3, 1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5, 4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2, 5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5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2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4, 2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4, 5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5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1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5, 1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1, 4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4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2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5, 2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1, 5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5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1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2, 1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2, 4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4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1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4, 1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1, 2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2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3, 5] 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5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2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5, 2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2, 3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3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3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5, 3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1, 5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5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1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3, 1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2, 5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5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1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5, 1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1, 2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2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2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3, 2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1, 3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3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1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2, 1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3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4, 3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2, 4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4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2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3, 2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3, 4]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4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1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4, 1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1, 3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3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2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4, 2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1, 4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4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1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2, 1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2, 3] 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3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1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3, 1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1, 2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2, 1] 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oyenne (min)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121])" office:value-type="float" office:value="600" calcext:value-type="float">
            <text:p>600</text:p>
          </table:table-cell>
          <table:table-cell table:formula="of:=120*[.B122]/60" office:value-type="float" office:value="1200" calcext:value-type="float">
            <text:p>1200</text:p>
          </table:table-cell>
          <table:table-cell table:style-name="ce5" table:formula="of:=[.C122]/COUNT([.B2:.B121])" office:value-type="float" office:value="10" calcext:value-type="float">
            <text:p>10,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i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Échanges</text:p>
          </table:table-cell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%</text:p>
          </table:table-cell>
          <table:table-cell/>
        </table:table-row>
        <table:table-row table:style-name="ro1">
          <table:table-cell table:style-name="ce1" table:formula="of:=COM.MICROSOFT.CONCAT(&quot;[&quot;;[.B126];&quot;]&quot;)" office:value-type="string" office:string-value="[0]" calcext:value-type="string">
            <text:p>[0]</text:p>
          </table:table-cell>
          <table:table-cell office:value-type="float" office:value="0" calcext:value-type="float">
            <text:p>0</text:p>
          </table:table-cell>
          <table:table-cell table:formula="of:=COUNTIF([.$B2:.$B121];[.B126])" office:value-type="float" office:value="1" calcext:value-type="float">
            <text:p>1</text:p>
          </table:table-cell>
          <table:table-cell table:style-name="ce2" table:formula="of:=[.C126]/SUM([.C$126:.C$146])" office:value-type="percentage" office:value="0.00833333333333333" calcext:value-type="percentage">
            <text:p>0,83 %</text:p>
          </table:table-cell>
          <table:table-cell table:style-name="ce2" table:formula="of:=SUM([.D$126:.D126])" office:value-type="percentage" office:value="0.00833333333333333" calcext:value-type="percentage">
            <text:p>0,83 %</text:p>
          </table:table-cell>
        </table:table-row>
        <table:table-row table:style-name="ro1">
          <table:table-cell table:style-name="ce1" table:formula="of:=COM.MICROSOFT.CONCAT(&quot;[&quot;;[.B127];&quot;]&quot;)" office:value-type="string" office:string-value="[1]" calcext:value-type="string">
            <text:p>[1]</text:p>
          </table:table-cell>
          <table:table-cell office:value-type="float" office:value="1" calcext:value-type="float">
            <text:p>1</text:p>
          </table:table-cell>
          <table:table-cell table:formula="of:=COUNTIF([.$B3:.$B122];[.B127])" office:value-type="float" office:value="4" calcext:value-type="float">
            <text:p>4</text:p>
          </table:table-cell>
          <table:table-cell table:style-name="ce2" table:formula="of:=[.C127]/SUM([.C$126:.C$146])" office:value-type="percentage" office:value="0.0333333333333333" calcext:value-type="percentage">
            <text:p>3,33 %</text:p>
          </table:table-cell>
          <table:table-cell table:style-name="ce2" table:formula="of:=SUM([.D$126:.D127])" office:value-type="percentage" office:value="0.0416666666666667" calcext:value-type="percentage">
            <text:p>4,17 %</text:p>
          </table:table-cell>
        </table:table-row>
        <table:table-row table:style-name="ro1">
          <table:table-cell table:style-name="ce1" table:formula="of:=COM.MICROSOFT.CONCAT(&quot;[&quot;;[.B128];&quot;]&quot;)" office:value-type="string" office:string-value="[2]" calcext:value-type="string">
            <text:p>[2]</text:p>
          </table:table-cell>
          <table:table-cell office:value-type="float" office:value="2" calcext:value-type="float">
            <text:p>2</text:p>
          </table:table-cell>
          <table:table-cell table:formula="of:=COUNTIF([.$B4:.$B123];[.B128])" office:value-type="float" office:value="9" calcext:value-type="float">
            <text:p>9</text:p>
          </table:table-cell>
          <table:table-cell table:style-name="ce2" table:formula="of:=[.C128]/SUM([.C$126:.C$146])" office:value-type="percentage" office:value="0.075" calcext:value-type="percentage">
            <text:p>7,50 %</text:p>
          </table:table-cell>
          <table:table-cell table:style-name="ce2" table:formula="of:=SUM([.D$126:.D128])" office:value-type="percentage" office:value="0.116666666666667" calcext:value-type="percentage">
            <text:p>11,67 %</text:p>
          </table:table-cell>
        </table:table-row>
        <table:table-row table:style-name="ro1">
          <table:table-cell table:style-name="ce1" table:formula="of:=COM.MICROSOFT.CONCAT(&quot;[&quot;;[.B129];&quot;]&quot;)" office:value-type="string" office:string-value="[3]" calcext:value-type="string">
            <text:p>[3]</text:p>
          </table:table-cell>
          <table:table-cell office:value-type="float" office:value="3" calcext:value-type="float">
            <text:p>3</text:p>
          </table:table-cell>
          <table:table-cell table:formula="of:=COUNTIF([.$B5:.$B125];[.B129])" office:value-type="float" office:value="15" calcext:value-type="float">
            <text:p>15</text:p>
          </table:table-cell>
          <table:table-cell table:style-name="ce2" table:formula="of:=[.C129]/SUM([.C$126:.C$146])" office:value-type="percentage" office:value="0.125" calcext:value-type="percentage">
            <text:p>12,50 %</text:p>
          </table:table-cell>
          <table:table-cell table:style-name="ce2" table:formula="of:=SUM([.D$126:.D129])" office:value-type="percentage" office:value="0.241666666666667" calcext:value-type="percentage">
            <text:p>24,17 %</text:p>
          </table:table-cell>
        </table:table-row>
        <table:table-row table:style-name="ro1">
          <table:table-cell table:style-name="ce1" table:formula="of:=COM.MICROSOFT.CONCAT(&quot;[&quot;;[.B130];&quot;]&quot;)" office:value-type="string" office:string-value="[4]" calcext:value-type="string">
            <text:p>[4]</text:p>
          </table:table-cell>
          <table:table-cell office:value-type="float" office:value="4" calcext:value-type="float">
            <text:p>4</text:p>
          </table:table-cell>
          <table:table-cell table:formula="of:=COUNTIF([.$B6:.$B126];[.B130])" office:value-type="float" office:value="20" calcext:value-type="float">
            <text:p>20</text:p>
          </table:table-cell>
          <table:table-cell table:style-name="ce2" table:formula="of:=[.C130]/SUM([.C$126:.C$146])" office:value-type="percentage" office:value="0.166666666666667" calcext:value-type="percentage">
            <text:p>16,67 %</text:p>
          </table:table-cell>
          <table:table-cell table:style-name="ce2" table:formula="of:=SUM([.D$126:.D130])" office:value-type="percentage" office:value="0.408333333333333" calcext:value-type="percentage">
            <text:p>40,83 %</text:p>
          </table:table-cell>
        </table:table-row>
        <table:table-row table:style-name="ro1">
          <table:table-cell table:style-name="ce1" table:formula="of:=COM.MICROSOFT.CONCAT(&quot;[&quot;;[.B131];&quot;]&quot;)" office:value-type="string" office:string-value="[5]" calcext:value-type="string">
            <text:p>[5]</text:p>
          </table:table-cell>
          <table:table-cell office:value-type="float" office:value="5" calcext:value-type="float">
            <text:p>5</text:p>
          </table:table-cell>
          <table:table-cell table:formula="of:=COUNTIF([.$B7:.$B127];[.B131])" office:value-type="float" office:value="22" calcext:value-type="float">
            <text:p>22</text:p>
          </table:table-cell>
          <table:table-cell table:style-name="ce2" table:formula="of:=[.C131]/SUM([.C$126:.C$146])" office:value-type="percentage" office:value="0.183333333333333" calcext:value-type="percentage">
            <text:p>18,33 %</text:p>
          </table:table-cell>
          <table:table-cell table:style-name="ce2" table:formula="of:=SUM([.D$126:.D131])" office:value-type="percentage" office:value="0.591666666666667" calcext:value-type="percentage">
            <text:p>59,17 %</text:p>
          </table:table-cell>
        </table:table-row>
        <table:table-row table:style-name="ro1">
          <table:table-cell table:style-name="ce1" table:formula="of:=COM.MICROSOFT.CONCAT(&quot;[&quot;;[.B132];&quot;]&quot;)" office:value-type="string" office:string-value="[6]" calcext:value-type="string">
            <text:p>[6]</text:p>
          </table:table-cell>
          <table:table-cell office:value-type="float" office:value="6" calcext:value-type="float">
            <text:p>6</text:p>
          </table:table-cell>
          <table:table-cell table:formula="of:=COUNTIF([.$B8:.$B128];[.B132])" office:value-type="float" office:value="20" calcext:value-type="float">
            <text:p>20</text:p>
          </table:table-cell>
          <table:table-cell table:style-name="ce2" table:formula="of:=[.C132]/SUM([.C$126:.C$146])" office:value-type="percentage" office:value="0.166666666666667" calcext:value-type="percentage">
            <text:p>16,67 %</text:p>
          </table:table-cell>
          <table:table-cell table:style-name="ce2" table:formula="of:=SUM([.D$126:.D132])" office:value-type="percentage" office:value="0.758333333333333" calcext:value-type="percentage">
            <text:p>75,83 %</text:p>
          </table:table-cell>
        </table:table-row>
        <table:table-row table:style-name="ro1">
          <table:table-cell table:style-name="ce1" table:formula="of:=COM.MICROSOFT.CONCAT(&quot;[&quot;;[.B133];&quot;]&quot;)" office:value-type="string" office:string-value="[7]" calcext:value-type="string">
            <text:p>[7]</text:p>
          </table:table-cell>
          <table:table-cell office:value-type="float" office:value="7" calcext:value-type="float">
            <text:p>7</text:p>
          </table:table-cell>
          <table:table-cell table:formula="of:=COUNTIF([.$B9:.$B129];[.B133])" office:value-type="float" office:value="15" calcext:value-type="float">
            <text:p>15</text:p>
          </table:table-cell>
          <table:table-cell table:style-name="ce2" table:formula="of:=[.C133]/SUM([.C$126:.C$146])" office:value-type="percentage" office:value="0.125" calcext:value-type="percentage">
            <text:p>12,50 %</text:p>
          </table:table-cell>
          <table:table-cell table:style-name="ce2" table:formula="of:=SUM([.D$126:.D133])" office:value-type="percentage" office:value="0.883333333333333" calcext:value-type="percentage">
            <text:p>88,33 %</text:p>
          </table:table-cell>
        </table:table-row>
        <table:table-row table:style-name="ro1">
          <table:table-cell table:style-name="ce1" table:formula="of:=COM.MICROSOFT.CONCAT(&quot;[&quot;;[.B134];&quot;]&quot;)" office:value-type="string" office:string-value="[8]" calcext:value-type="string">
            <text:p>[8]</text:p>
          </table:table-cell>
          <table:table-cell office:value-type="float" office:value="8" calcext:value-type="float">
            <text:p>8</text:p>
          </table:table-cell>
          <table:table-cell table:formula="of:=COUNTIF([.$B10:.$B130];[.B134])" office:value-type="float" office:value="9" calcext:value-type="float">
            <text:p>9</text:p>
          </table:table-cell>
          <table:table-cell table:style-name="ce2" table:formula="of:=[.C134]/SUM([.C$126:.C$146])" office:value-type="percentage" office:value="0.075" calcext:value-type="percentage">
            <text:p>7,50 %</text:p>
          </table:table-cell>
          <table:table-cell table:style-name="ce2" table:formula="of:=SUM([.D$126:.D134])" office:value-type="percentage" office:value="0.958333333333333" calcext:value-type="percentage">
            <text:p>95,83 %</text:p>
          </table:table-cell>
        </table:table-row>
        <table:table-row table:style-name="ro1">
          <table:table-cell table:style-name="ce1" table:formula="of:=COM.MICROSOFT.CONCAT(&quot;[&quot;;[.B135];&quot;]&quot;)" office:value-type="string" office:string-value="[9]" calcext:value-type="string">
            <text:p>[9]</text:p>
          </table:table-cell>
          <table:table-cell office:value-type="float" office:value="9" calcext:value-type="float">
            <text:p>9</text:p>
          </table:table-cell>
          <table:table-cell table:formula="of:=COUNTIF([.$B11:.$B131];[.B135])" office:value-type="float" office:value="4" calcext:value-type="float">
            <text:p>4</text:p>
          </table:table-cell>
          <table:table-cell table:style-name="ce2" table:formula="of:=[.C135]/SUM([.C$126:.C$146])" office:value-type="percentage" office:value="0.0333333333333333" calcext:value-type="percentage">
            <text:p>3,33 %</text:p>
          </table:table-cell>
          <table:table-cell table:style-name="ce2" table:formula="of:=SUM([.D$126:.D135])" office:value-type="percentage" office:value="0.991666666666667" calcext:value-type="percentage">
            <text:p>99,17 %</text:p>
          </table:table-cell>
        </table:table-row>
        <table:table-row table:style-name="ro1">
          <table:table-cell table:style-name="ce1" table:formula="of:=COM.MICROSOFT.CONCAT(&quot;[&quot;;[.B136];&quot;]&quot;)" office:value-type="string" office:string-value="[10]" calcext:value-type="string">
            <text:p>[10]</text:p>
          </table:table-cell>
          <table:table-cell office:value-type="float" office:value="10" calcext:value-type="float">
            <text:p>10</text:p>
          </table:table-cell>
          <table:table-cell table:formula="of:=COUNTIF([.$B12:.$B132];[.B136])" office:value-type="float" office:value="1" calcext:value-type="float">
            <text:p>1</text:p>
          </table:table-cell>
          <table:table-cell table:style-name="ce2" table:formula="of:=[.C136]/SUM([.C$126:.C$146])" office:value-type="percentage" office:value="0.00833333333333333" calcext:value-type="percentage">
            <text:p>0,83 %</text:p>
          </table:table-cell>
          <table:table-cell table:style-name="ce2" table:formula="of:=SUM([.D$126:.D136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7];&quot;]&quot;)" office:value-type="string" office:string-value="[11]" calcext:value-type="string">
            <text:p>[11]</text:p>
          </table:table-cell>
          <table:table-cell office:value-type="float" office:value="11" calcext:value-type="float">
            <text:p>11</text:p>
          </table:table-cell>
          <table:table-cell table:formula="of:=COUNTIF([.$B13:.$B133];[.B137])" office:value-type="float" office:value="0" calcext:value-type="float">
            <text:p>0</text:p>
          </table:table-cell>
          <table:table-cell table:style-name="ce2" table:formula="of:=[.C137]/SUM([.C$126:.C$146])" office:value-type="percentage" office:value="0" calcext:value-type="percentage">
            <text:p>0,00 %</text:p>
          </table:table-cell>
          <table:table-cell table:style-name="ce2" table:formula="of:=SUM([.D$126:.D137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8];&quot;]&quot;)" office:value-type="string" office:string-value="[12]" calcext:value-type="string">
            <text:p>[12]</text:p>
          </table:table-cell>
          <table:table-cell office:value-type="float" office:value="12" calcext:value-type="float">
            <text:p>12</text:p>
          </table:table-cell>
          <table:table-cell table:formula="of:=COUNTIF([.$B14:.$B134];[.B138])" office:value-type="float" office:value="0" calcext:value-type="float">
            <text:p>0</text:p>
          </table:table-cell>
          <table:table-cell table:style-name="ce2" table:formula="of:=[.C138]/SUM([.C$126:.C$146])" office:value-type="percentage" office:value="0" calcext:value-type="percentage">
            <text:p>0,00 %</text:p>
          </table:table-cell>
          <table:table-cell table:style-name="ce2" table:formula="of:=SUM([.D$126:.D138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9];&quot;]&quot;)" office:value-type="string" office:string-value="[13]" calcext:value-type="string">
            <text:p>[13]</text:p>
          </table:table-cell>
          <table:table-cell office:value-type="float" office:value="13" calcext:value-type="float">
            <text:p>13</text:p>
          </table:table-cell>
          <table:table-cell table:formula="of:=COUNTIF([.$B15:.$B135];[.B139])" office:value-type="float" office:value="0" calcext:value-type="float">
            <text:p>0</text:p>
          </table:table-cell>
          <table:table-cell table:style-name="ce2" table:formula="of:=[.C139]/SUM([.C$126:.C$146])" office:value-type="percentage" office:value="0" calcext:value-type="percentage">
            <text:p>0,00 %</text:p>
          </table:table-cell>
          <table:table-cell table:style-name="ce2" table:formula="of:=SUM([.D$126:.D139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0];&quot;]&quot;)" office:value-type="string" office:string-value="[14]" calcext:value-type="string">
            <text:p>[14]</text:p>
          </table:table-cell>
          <table:table-cell office:value-type="float" office:value="14" calcext:value-type="float">
            <text:p>14</text:p>
          </table:table-cell>
          <table:table-cell table:formula="of:=COUNTIF([.$B16:.$B136];[.B140])" office:value-type="float" office:value="0" calcext:value-type="float">
            <text:p>0</text:p>
          </table:table-cell>
          <table:table-cell table:style-name="ce2" table:formula="of:=[.C140]/SUM([.C$126:.C$146])" office:value-type="percentage" office:value="0" calcext:value-type="percentage">
            <text:p>0,00 %</text:p>
          </table:table-cell>
          <table:table-cell table:style-name="ce2" table:formula="of:=SUM([.D$126:.D140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1];&quot;]&quot;)" office:value-type="string" office:string-value="[15]" calcext:value-type="string">
            <text:p>[15]</text:p>
          </table:table-cell>
          <table:table-cell office:value-type="float" office:value="15" calcext:value-type="float">
            <text:p>15</text:p>
          </table:table-cell>
          <table:table-cell table:formula="of:=COUNTIF([.$B17:.$B137];[.B141])" office:value-type="float" office:value="0" calcext:value-type="float">
            <text:p>0</text:p>
          </table:table-cell>
          <table:table-cell table:style-name="ce2" table:formula="of:=[.C141]/SUM([.C$126:.C$146])" office:value-type="percentage" office:value="0" calcext:value-type="percentage">
            <text:p>0,00 %</text:p>
          </table:table-cell>
          <table:table-cell table:style-name="ce2" table:formula="of:=SUM([.D$126:.D141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2];&quot;]&quot;)" office:value-type="string" office:string-value="[16]" calcext:value-type="string">
            <text:p>[16]</text:p>
          </table:table-cell>
          <table:table-cell office:value-type="float" office:value="16" calcext:value-type="float">
            <text:p>16</text:p>
          </table:table-cell>
          <table:table-cell table:formula="of:=COUNTIF([.$B18:.$B138];[.B142])" office:value-type="float" office:value="0" calcext:value-type="float">
            <text:p>0</text:p>
          </table:table-cell>
          <table:table-cell table:style-name="ce2" table:formula="of:=[.C142]/SUM([.C$126:.C$146])" office:value-type="percentage" office:value="0" calcext:value-type="percentage">
            <text:p>0,00 %</text:p>
          </table:table-cell>
          <table:table-cell table:style-name="ce2" table:formula="of:=SUM([.D$126:.D142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3];&quot;]&quot;)" office:value-type="string" office:string-value="[17]" calcext:value-type="string">
            <text:p>[17]</text:p>
          </table:table-cell>
          <table:table-cell office:value-type="float" office:value="17" calcext:value-type="float">
            <text:p>17</text:p>
          </table:table-cell>
          <table:table-cell table:formula="of:=COUNTIF([.$B19:.$B139];[.B143])" office:value-type="float" office:value="0" calcext:value-type="float">
            <text:p>0</text:p>
          </table:table-cell>
          <table:table-cell table:style-name="ce2" table:formula="of:=[.C143]/SUM([.C$126:.C$146])" office:value-type="percentage" office:value="0" calcext:value-type="percentage">
            <text:p>0,00 %</text:p>
          </table:table-cell>
          <table:table-cell table:style-name="ce2" table:formula="of:=SUM([.D$126:.D143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4];&quot;]&quot;)" office:value-type="string" office:string-value="[18]" calcext:value-type="string">
            <text:p>[18]</text:p>
          </table:table-cell>
          <table:table-cell office:value-type="float" office:value="18" calcext:value-type="float">
            <text:p>18</text:p>
          </table:table-cell>
          <table:table-cell table:formula="of:=COUNTIF([.$B20:.$B140];[.B144])" office:value-type="float" office:value="0" calcext:value-type="float">
            <text:p>0</text:p>
          </table:table-cell>
          <table:table-cell table:style-name="ce2" table:formula="of:=[.C144]/SUM([.C$126:.C$146])" office:value-type="percentage" office:value="0" calcext:value-type="percentage">
            <text:p>0,00 %</text:p>
          </table:table-cell>
          <table:table-cell table:style-name="ce2" table:formula="of:=SUM([.D$126:.D144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5];&quot;]&quot;)" office:value-type="string" office:string-value="[19]" calcext:value-type="string">
            <text:p>[19]</text:p>
          </table:table-cell>
          <table:table-cell office:value-type="float" office:value="19" calcext:value-type="float">
            <text:p>19</text:p>
          </table:table-cell>
          <table:table-cell table:formula="of:=COUNTIF([.$B21:.$B141];[.B145])" office:value-type="float" office:value="0" calcext:value-type="float">
            <text:p>0</text:p>
          </table:table-cell>
          <table:table-cell table:style-name="ce2" table:formula="of:=[.C145]/SUM([.C$126:.C$146])" office:value-type="percentage" office:value="0" calcext:value-type="percentage">
            <text:p>0,00 %</text:p>
          </table:table-cell>
          <table:table-cell table:style-name="ce2" table:formula="of:=SUM([.D$126:.D145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6];&quot;]&quot;)" office:value-type="string" office:string-value="[20]" calcext:value-type="string">
            <text:p>[20]</text:p>
          </table:table-cell>
          <table:table-cell office:value-type="float" office:value="20" calcext:value-type="float">
            <text:p>20</text:p>
          </table:table-cell>
          <table:table-cell table:formula="of:=COUNTIF([.$B22:.$B142];[.B146])" office:value-type="float" office:value="0" calcext:value-type="float">
            <text:p>0</text:p>
          </table:table-cell>
          <table:table-cell table:style-name="ce2" table:formula="of:=[.C146]/SUM([.C$126:.C$146])" office:value-type="percentage" office:value="0" calcext:value-type="percentage">
            <text:p>0,00 %</text:p>
          </table:table-cell>
          <table:table-cell table:style-name="ce2" table:formula="of:=SUM([.D$126:.D146])" office:value-type="percentage" office:value="1" calcext:value-type="percentage">
            <text:p>100,00 %</text:p>
          </table:table-cell>
        </table:table-row>
        <table:table-row table:style-name="ro1">
          <table:table-cell table:number-columns-repeated="3"/>
          <table:table-cell table:style-name="ce2" table:formula="of:=SUM([.D126:.D146])" office:value-type="percentage" office:value="1" calcext:value-type="percentage">
            <text:p>100,00 %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ermutation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ACT([.A15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15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15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15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156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57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58])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59])" office:value-type="float" office:value="5040" calcext:value-type="float">
            <text:p>504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60])" office:value-type="float" office:value="40320" calcext:value-type="float">
            <text:p>4032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61])" office:value-type="float" office:value="362880" calcext:value-type="float">
            <text:p>36288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62])" office:value-type="float" office:value="3628800" calcext:value-type="float">
            <text:p>3628800</text:p>
          </table:table-cell>
          <table:table-cell table:number-columns-repeated="3"/>
        </table:table-row>
      </table:table>
      <table:table table:name="Bubble" table:style-name="ta1">
        <table:shapes>
          <draw:frame draw:z-index="0" draw:style-name="gr1" draw:text-style-name="P1" svg:width="15.999cm" svg:height="10.919cm" svg:x="11.384cm" svg:y="48.318cm">
            <draw:object draw:notify-on-update-of-ranges="Bubble.A126:Bubble.A146 Selection.C125:Selection.C125 Bubble.C126:Bubble.C14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9.025cm" svg:height="31.835cm" svg:x="6.867cm" svg:y="0.453cm">
            <draw:object draw:notify-on-update-of-ranges="Bubble.A2:Bubble.A122 Bubble.B1:Bubble.B1 Bubble.B2:Bubble.B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10.919cm" svg:x="11.384cm" svg:y="60.962cm">
            <draw:object draw:notify-on-update-of-ranges="Bubble.A126:Bubble.A146 Selection.D125:Selection.D125 Bubble.D126:Bubble.D1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ermutations </text:p>
          </table:table-cell>
          <table:table-cell office:value-type="string" calcext:value-type="string">
            <text:p>Déplac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4, 5] 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5, 4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3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5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3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4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5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2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5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2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4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3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5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2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5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2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3, 2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3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4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2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4, 2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2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3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5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3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5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3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4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4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5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1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5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1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4, 1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3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5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1, 5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5, 1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1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3, 1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3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4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1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4, 1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1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3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4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5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2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5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2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4, 2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4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5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1, 5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5, 1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1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4, 1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2, 5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5, 2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1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5, 1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1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2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2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4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1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4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1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2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3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5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2, 5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5, 2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2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3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3, 5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5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1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5, 1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1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3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2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5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1, 5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5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1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2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2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3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1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3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1, 2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2, 1] 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3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4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2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4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2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3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3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4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1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4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1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3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2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4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1, 4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4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1, 2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2, 1] 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2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3, 2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1, 3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3, 1] 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1, 2] 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2, 1] 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yenne (min)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121])" office:value-type="float" office:value="1200" calcext:value-type="float">
            <text:p>1200</text:p>
          </table:table-cell>
          <table:table-cell table:formula="of:=120*[.B122]/60" office:value-type="float" office:value="2400" calcext:value-type="float">
            <text:p>2400</text:p>
          </table:table-cell>
          <table:table-cell table:style-name="ce5" table:formula="of:=[.C122]/COUNT([.B2:.B121])" office:value-type="float" office:value="20" calcext:value-type="float">
            <text:p>20,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bbl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Échanges</text:p>
          </table:table-cell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% cumul</text:p>
          </table:table-cell>
        </table:table-row>
        <table:table-row table:style-name="ro1">
          <table:table-cell table:style-name="ce1" table:formula="of:=COM.MICROSOFT.CONCAT(&quot;[&quot;;[.B126];&quot;]&quot;)" office:value-type="string" office:string-value="[0]" calcext:value-type="string">
            <text:p>[0]</text:p>
          </table:table-cell>
          <table:table-cell office:value-type="float" office:value="0" calcext:value-type="float">
            <text:p>0</text:p>
          </table:table-cell>
          <table:table-cell table:formula="of:=COUNTIF([.$B2:.$B121];[.B126])" office:value-type="float" office:value="1" calcext:value-type="float">
            <text:p>1</text:p>
          </table:table-cell>
          <table:table-cell table:style-name="ce2" table:formula="of:=[.C126]/SUM([.C$126:.C$146])" office:value-type="percentage" office:value="0.00854700854700855" calcext:value-type="percentage">
            <text:p>0,85 %</text:p>
          </table:table-cell>
          <table:table-cell table:style-name="ce2" table:formula="of:=SUM([.D$126:.D126])" office:value-type="percentage" office:value="0.00854700854700855" calcext:value-type="percentage">
            <text:p>0,85 %</text:p>
          </table:table-cell>
        </table:table-row>
        <table:table-row table:style-name="ro1">
          <table:table-cell table:style-name="ce1" table:formula="of:=COM.MICROSOFT.CONCAT(&quot;[&quot;;[.B127];&quot;]&quot;)" office:value-type="string" office:string-value="[1]" calcext:value-type="string">
            <text:p>[1]</text:p>
          </table:table-cell>
          <table:table-cell office:value-type="float" office:value="1" calcext:value-type="float">
            <text:p>1</text:p>
          </table:table-cell>
          <table:table-cell table:formula="of:=COUNTIF([.$B3:.$B122];[.B127])" office:value-type="float" office:value="0" calcext:value-type="float">
            <text:p>0</text:p>
          </table:table-cell>
          <table:table-cell table:style-name="ce2" table:formula="of:=[.C127]/SUM([.C$126:.C$146])" office:value-type="percentage" office:value="0" calcext:value-type="percentage">
            <text:p>0,00 %</text:p>
          </table:table-cell>
          <table:table-cell table:style-name="ce2" table:formula="of:=SUM([.D$126:.D127])" office:value-type="percentage" office:value="0.00854700854700855" calcext:value-type="percentage">
            <text:p>0,85 %</text:p>
          </table:table-cell>
        </table:table-row>
        <table:table-row table:style-name="ro1">
          <table:table-cell table:style-name="ce1" table:formula="of:=COM.MICROSOFT.CONCAT(&quot;[&quot;;[.B128];&quot;]&quot;)" office:value-type="string" office:string-value="[2]" calcext:value-type="string">
            <text:p>[2]</text:p>
          </table:table-cell>
          <table:table-cell office:value-type="float" office:value="2" calcext:value-type="float">
            <text:p>2</text:p>
          </table:table-cell>
          <table:table-cell table:formula="of:=COUNTIF([.$B4:.$B123];[.B128])" office:value-type="float" office:value="3" calcext:value-type="float">
            <text:p>3</text:p>
          </table:table-cell>
          <table:table-cell table:style-name="ce2" table:formula="of:=[.C128]/SUM([.C$126:.C$146])" office:value-type="percentage" office:value="0.0256410256410256" calcext:value-type="percentage">
            <text:p>2,56 %</text:p>
          </table:table-cell>
          <table:table-cell table:style-name="ce2" table:formula="of:=SUM([.D$126:.D128])" office:value-type="percentage" office:value="0.0341880341880342" calcext:value-type="percentage">
            <text:p>3,42 %</text:p>
          </table:table-cell>
        </table:table-row>
        <table:table-row table:style-name="ro1">
          <table:table-cell table:style-name="ce1" table:formula="of:=COM.MICROSOFT.CONCAT(&quot;[&quot;;[.B129];&quot;]&quot;)" office:value-type="string" office:string-value="[3]" calcext:value-type="string">
            <text:p>[3]</text:p>
          </table:table-cell>
          <table:table-cell office:value-type="float" office:value="3" calcext:value-type="float">
            <text:p>3</text:p>
          </table:table-cell>
          <table:table-cell table:formula="of:=COUNTIF([.$B5:.$B124];[.B129])" office:value-type="float" office:value="0" calcext:value-type="float">
            <text:p>0</text:p>
          </table:table-cell>
          <table:table-cell table:style-name="ce2" table:formula="of:=[.C129]/SUM([.C$126:.C$146])" office:value-type="percentage" office:value="0" calcext:value-type="percentage">
            <text:p>0,00 %</text:p>
          </table:table-cell>
          <table:table-cell table:style-name="ce2" table:formula="of:=SUM([.D$126:.D129])" office:value-type="percentage" office:value="0.0341880341880342" calcext:value-type="percentage">
            <text:p>3,42 %</text:p>
          </table:table-cell>
        </table:table-row>
        <table:table-row table:style-name="ro1">
          <table:table-cell table:style-name="ce1" table:formula="of:=COM.MICROSOFT.CONCAT(&quot;[&quot;;[.B130];&quot;]&quot;)" office:value-type="string" office:string-value="[4]" calcext:value-type="string">
            <text:p>[4]</text:p>
          </table:table-cell>
          <table:table-cell office:value-type="float" office:value="4" calcext:value-type="float">
            <text:p>4</text:p>
          </table:table-cell>
          <table:table-cell table:formula="of:=COUNTIF([.$B6:.$B125];[.B130])" office:value-type="float" office:value="8" calcext:value-type="float">
            <text:p>8</text:p>
          </table:table-cell>
          <table:table-cell table:style-name="ce2" table:formula="of:=[.C130]/SUM([.C$126:.C$146])" office:value-type="percentage" office:value="0.0683760683760684" calcext:value-type="percentage">
            <text:p>6,84 %</text:p>
          </table:table-cell>
          <table:table-cell table:style-name="ce2" table:formula="of:=SUM([.D$126:.D130])" office:value-type="percentage" office:value="0.102564102564103" calcext:value-type="percentage">
            <text:p>10,26 %</text:p>
          </table:table-cell>
        </table:table-row>
        <table:table-row table:style-name="ro1">
          <table:table-cell table:style-name="ce1" table:formula="of:=COM.MICROSOFT.CONCAT(&quot;[&quot;;[.B131];&quot;]&quot;)" office:value-type="string" office:string-value="[5]" calcext:value-type="string">
            <text:p>[5]</text:p>
          </table:table-cell>
          <table:table-cell office:value-type="float" office:value="5" calcext:value-type="float">
            <text:p>5</text:p>
          </table:table-cell>
          <table:table-cell table:formula="of:=COUNTIF([.$B7:.$B126];[.B131])" office:value-type="float" office:value="0" calcext:value-type="float">
            <text:p>0</text:p>
          </table:table-cell>
          <table:table-cell table:style-name="ce2" table:formula="of:=[.C131]/SUM([.C$126:.C$146])" office:value-type="percentage" office:value="0" calcext:value-type="percentage">
            <text:p>0,00 %</text:p>
          </table:table-cell>
          <table:table-cell table:style-name="ce2" table:formula="of:=SUM([.D$126:.D131])" office:value-type="percentage" office:value="0.102564102564103" calcext:value-type="percentage">
            <text:p>10,26 %</text:p>
          </table:table-cell>
        </table:table-row>
        <table:table-row table:style-name="ro1">
          <table:table-cell table:style-name="ce1" table:formula="of:=COM.MICROSOFT.CONCAT(&quot;[&quot;;[.B132];&quot;]&quot;)" office:value-type="string" office:string-value="[6]" calcext:value-type="string">
            <text:p>[6]</text:p>
          </table:table-cell>
          <table:table-cell office:value-type="float" office:value="6" calcext:value-type="float">
            <text:p>6</text:p>
          </table:table-cell>
          <table:table-cell table:formula="of:=COUNTIF([.$B8:.$B127];[.B132])" office:value-type="float" office:value="14" calcext:value-type="float">
            <text:p>14</text:p>
          </table:table-cell>
          <table:table-cell table:style-name="ce2" table:formula="of:=[.C132]/SUM([.C$126:.C$146])" office:value-type="percentage" office:value="0.11965811965812" calcext:value-type="percentage">
            <text:p>11,97 %</text:p>
          </table:table-cell>
          <table:table-cell table:style-name="ce2" table:formula="of:=SUM([.D$126:.D132])" office:value-type="percentage" office:value="0.222222222222222" calcext:value-type="percentage">
            <text:p>22,22 %</text:p>
          </table:table-cell>
        </table:table-row>
        <table:table-row table:style-name="ro1">
          <table:table-cell table:style-name="ce1" table:formula="of:=COM.MICROSOFT.CONCAT(&quot;[&quot;;[.B133];&quot;]&quot;)" office:value-type="string" office:string-value="[7]" calcext:value-type="string">
            <text:p>[7]</text:p>
          </table:table-cell>
          <table:table-cell office:value-type="float" office:value="7" calcext:value-type="float">
            <text:p>7</text:p>
          </table:table-cell>
          <table:table-cell table:formula="of:=COUNTIF([.$B9:.$B128];[.B133])" office:value-type="float" office:value="0" calcext:value-type="float">
            <text:p>0</text:p>
          </table:table-cell>
          <table:table-cell table:style-name="ce2" table:formula="of:=[.C133]/SUM([.C$126:.C$146])" office:value-type="percentage" office:value="0" calcext:value-type="percentage">
            <text:p>0,00 %</text:p>
          </table:table-cell>
          <table:table-cell table:style-name="ce2" table:formula="of:=SUM([.D$126:.D133])" office:value-type="percentage" office:value="0.222222222222222" calcext:value-type="percentage">
            <text:p>22,22 %</text:p>
          </table:table-cell>
        </table:table-row>
        <table:table-row table:style-name="ro1">
          <table:table-cell table:style-name="ce1" table:formula="of:=COM.MICROSOFT.CONCAT(&quot;[&quot;;[.B134];&quot;]&quot;)" office:value-type="string" office:string-value="[8]" calcext:value-type="string">
            <text:p>[8]</text:p>
          </table:table-cell>
          <table:table-cell office:value-type="float" office:value="8" calcext:value-type="float">
            <text:p>8</text:p>
          </table:table-cell>
          <table:table-cell table:formula="of:=COUNTIF([.$B10:.$B129];[.B134])" office:value-type="float" office:value="20" calcext:value-type="float">
            <text:p>20</text:p>
          </table:table-cell>
          <table:table-cell table:style-name="ce2" table:formula="of:=[.C134]/SUM([.C$126:.C$146])" office:value-type="percentage" office:value="0.170940170940171" calcext:value-type="percentage">
            <text:p>17,09 %</text:p>
          </table:table-cell>
          <table:table-cell table:style-name="ce2" table:formula="of:=SUM([.D$126:.D134])" office:value-type="percentage" office:value="0.393162393162393" calcext:value-type="percentage">
            <text:p>39,32 %</text:p>
          </table:table-cell>
        </table:table-row>
        <table:table-row table:style-name="ro1">
          <table:table-cell table:style-name="ce1" table:formula="of:=COM.MICROSOFT.CONCAT(&quot;[&quot;;[.B135];&quot;]&quot;)" office:value-type="string" office:string-value="[9]" calcext:value-type="string">
            <text:p>[9]</text:p>
          </table:table-cell>
          <table:table-cell office:value-type="float" office:value="9" calcext:value-type="float">
            <text:p>9</text:p>
          </table:table-cell>
          <table:table-cell table:formula="of:=COUNTIF([.$B11:.$B130];[.B135])" office:value-type="float" office:value="0" calcext:value-type="float">
            <text:p>0</text:p>
          </table:table-cell>
          <table:table-cell table:style-name="ce2" table:formula="of:=[.C135]/SUM([.C$126:.C$146])" office:value-type="percentage" office:value="0" calcext:value-type="percentage">
            <text:p>0,00 %</text:p>
          </table:table-cell>
          <table:table-cell table:style-name="ce2" table:formula="of:=SUM([.D$126:.D135])" office:value-type="percentage" office:value="0.393162393162393" calcext:value-type="percentage">
            <text:p>39,32 %</text:p>
          </table:table-cell>
        </table:table-row>
        <table:table-row table:style-name="ro1">
          <table:table-cell table:style-name="ce1" table:formula="of:=COM.MICROSOFT.CONCAT(&quot;[&quot;;[.B136];&quot;]&quot;)" office:value-type="string" office:string-value="[10]" calcext:value-type="string">
            <text:p>[10]</text:p>
          </table:table-cell>
          <table:table-cell office:value-type="float" office:value="10" calcext:value-type="float">
            <text:p>10</text:p>
          </table:table-cell>
          <table:table-cell table:formula="of:=COUNTIF([.$B12:.$B131];[.B136])" office:value-type="float" office:value="22" calcext:value-type="float">
            <text:p>22</text:p>
          </table:table-cell>
          <table:table-cell table:style-name="ce2" table:formula="of:=[.C136]/SUM([.C$126:.C$146])" office:value-type="percentage" office:value="0.188034188034188" calcext:value-type="percentage">
            <text:p>18,80 %</text:p>
          </table:table-cell>
          <table:table-cell table:style-name="ce2" table:formula="of:=SUM([.D$126:.D136])" office:value-type="percentage" office:value="0.581196581196581" calcext:value-type="percentage">
            <text:p>58,12 %</text:p>
          </table:table-cell>
        </table:table-row>
        <table:table-row table:style-name="ro1">
          <table:table-cell table:style-name="ce1" table:formula="of:=COM.MICROSOFT.CONCAT(&quot;[&quot;;[.B137];&quot;]&quot;)" office:value-type="string" office:string-value="[11]" calcext:value-type="string">
            <text:p>[11]</text:p>
          </table:table-cell>
          <table:table-cell office:value-type="float" office:value="11" calcext:value-type="float">
            <text:p>11</text:p>
          </table:table-cell>
          <table:table-cell table:formula="of:=COUNTIF([.$B13:.$B132];[.B137])" office:value-type="float" office:value="0" calcext:value-type="float">
            <text:p>0</text:p>
          </table:table-cell>
          <table:table-cell table:style-name="ce2" table:formula="of:=[.C137]/SUM([.C$126:.C$146])" office:value-type="percentage" office:value="0" calcext:value-type="percentage">
            <text:p>0,00 %</text:p>
          </table:table-cell>
          <table:table-cell table:style-name="ce2" table:formula="of:=SUM([.D$126:.D137])" office:value-type="percentage" office:value="0.581196581196581" calcext:value-type="percentage">
            <text:p>58,12 %</text:p>
          </table:table-cell>
        </table:table-row>
        <table:table-row table:style-name="ro1">
          <table:table-cell table:style-name="ce1" table:formula="of:=COM.MICROSOFT.CONCAT(&quot;[&quot;;[.B138];&quot;]&quot;)" office:value-type="string" office:string-value="[12]" calcext:value-type="string">
            <text:p>[12]</text:p>
          </table:table-cell>
          <table:table-cell office:value-type="float" office:value="12" calcext:value-type="float">
            <text:p>12</text:p>
          </table:table-cell>
          <table:table-cell table:formula="of:=COUNTIF([.$B14:.$B133];[.B138])" office:value-type="float" office:value="20" calcext:value-type="float">
            <text:p>20</text:p>
          </table:table-cell>
          <table:table-cell table:style-name="ce2" table:formula="of:=[.C138]/SUM([.C$126:.C$146])" office:value-type="percentage" office:value="0.170940170940171" calcext:value-type="percentage">
            <text:p>17,09 %</text:p>
          </table:table-cell>
          <table:table-cell table:style-name="ce2" table:formula="of:=SUM([.D$126:.D138])" office:value-type="percentage" office:value="0.752136752136752" calcext:value-type="percentage">
            <text:p>75,21 %</text:p>
          </table:table-cell>
        </table:table-row>
        <table:table-row table:style-name="ro1">
          <table:table-cell table:style-name="ce1" table:formula="of:=COM.MICROSOFT.CONCAT(&quot;[&quot;;[.B139];&quot;]&quot;)" office:value-type="string" office:string-value="[13]" calcext:value-type="string">
            <text:p>[13]</text:p>
          </table:table-cell>
          <table:table-cell office:value-type="float" office:value="13" calcext:value-type="float">
            <text:p>13</text:p>
          </table:table-cell>
          <table:table-cell table:formula="of:=COUNTIF([.$B15:.$B134];[.B139])" office:value-type="float" office:value="0" calcext:value-type="float">
            <text:p>0</text:p>
          </table:table-cell>
          <table:table-cell table:style-name="ce2" table:formula="of:=[.C139]/SUM([.C$126:.C$146])" office:value-type="percentage" office:value="0" calcext:value-type="percentage">
            <text:p>0,00 %</text:p>
          </table:table-cell>
          <table:table-cell table:style-name="ce2" table:formula="of:=SUM([.D$126:.D139])" office:value-type="percentage" office:value="0.752136752136752" calcext:value-type="percentage">
            <text:p>75,21 %</text:p>
          </table:table-cell>
        </table:table-row>
        <table:table-row table:style-name="ro1">
          <table:table-cell table:style-name="ce1" table:formula="of:=COM.MICROSOFT.CONCAT(&quot;[&quot;;[.B140];&quot;]&quot;)" office:value-type="string" office:string-value="[14]" calcext:value-type="string">
            <text:p>[14]</text:p>
          </table:table-cell>
          <table:table-cell office:value-type="float" office:value="14" calcext:value-type="float">
            <text:p>14</text:p>
          </table:table-cell>
          <table:table-cell table:formula="of:=COUNTIF([.$B16:.$B135];[.B140])" office:value-type="float" office:value="15" calcext:value-type="float">
            <text:p>15</text:p>
          </table:table-cell>
          <table:table-cell table:style-name="ce2" table:formula="of:=[.C140]/SUM([.C$126:.C$146])" office:value-type="percentage" office:value="0.128205128205128" calcext:value-type="percentage">
            <text:p>12,82 %</text:p>
          </table:table-cell>
          <table:table-cell table:style-name="ce2" table:formula="of:=SUM([.D$126:.D140])" office:value-type="percentage" office:value="0.88034188034188" calcext:value-type="percentage">
            <text:p>88,03 %</text:p>
          </table:table-cell>
        </table:table-row>
        <table:table-row table:style-name="ro1">
          <table:table-cell table:style-name="ce1" table:formula="of:=COM.MICROSOFT.CONCAT(&quot;[&quot;;[.B141];&quot;]&quot;)" office:value-type="string" office:string-value="[15]" calcext:value-type="string">
            <text:p>[15]</text:p>
          </table:table-cell>
          <table:table-cell office:value-type="float" office:value="15" calcext:value-type="float">
            <text:p>15</text:p>
          </table:table-cell>
          <table:table-cell table:formula="of:=COUNTIF([.$B17:.$B136];[.B141])" office:value-type="float" office:value="0" calcext:value-type="float">
            <text:p>0</text:p>
          </table:table-cell>
          <table:table-cell table:style-name="ce2" table:formula="of:=[.C141]/SUM([.C$126:.C$146])" office:value-type="percentage" office:value="0" calcext:value-type="percentage">
            <text:p>0,00 %</text:p>
          </table:table-cell>
          <table:table-cell table:style-name="ce2" table:formula="of:=SUM([.D$126:.D141])" office:value-type="percentage" office:value="0.88034188034188" calcext:value-type="percentage">
            <text:p>88,03 %</text:p>
          </table:table-cell>
        </table:table-row>
        <table:table-row table:style-name="ro1">
          <table:table-cell table:style-name="ce1" table:formula="of:=COM.MICROSOFT.CONCAT(&quot;[&quot;;[.B142];&quot;]&quot;)" office:value-type="string" office:string-value="[16]" calcext:value-type="string">
            <text:p>[16]</text:p>
          </table:table-cell>
          <table:table-cell office:value-type="float" office:value="16" calcext:value-type="float">
            <text:p>16</text:p>
          </table:table-cell>
          <table:table-cell table:formula="of:=COUNTIF([.$B18:.$B137];[.B142])" office:value-type="float" office:value="9" calcext:value-type="float">
            <text:p>9</text:p>
          </table:table-cell>
          <table:table-cell table:style-name="ce2" table:formula="of:=[.C142]/SUM([.C$126:.C$146])" office:value-type="percentage" office:value="0.0769230769230769" calcext:value-type="percentage">
            <text:p>7,69 %</text:p>
          </table:table-cell>
          <table:table-cell table:style-name="ce2" table:formula="of:=SUM([.D$126:.D142])" office:value-type="percentage" office:value="0.957264957264957" calcext:value-type="percentage">
            <text:p>95,73 %</text:p>
          </table:table-cell>
        </table:table-row>
        <table:table-row table:style-name="ro1">
          <table:table-cell table:style-name="ce1" table:formula="of:=COM.MICROSOFT.CONCAT(&quot;[&quot;;[.B143];&quot;]&quot;)" office:value-type="string" office:string-value="[17]" calcext:value-type="string">
            <text:p>[17]</text:p>
          </table:table-cell>
          <table:table-cell office:value-type="float" office:value="17" calcext:value-type="float">
            <text:p>17</text:p>
          </table:table-cell>
          <table:table-cell table:formula="of:=COUNTIF([.$B19:.$B138];[.B143])" office:value-type="float" office:value="0" calcext:value-type="float">
            <text:p>0</text:p>
          </table:table-cell>
          <table:table-cell table:style-name="ce2" table:formula="of:=[.C143]/SUM([.C$126:.C$146])" office:value-type="percentage" office:value="0" calcext:value-type="percentage">
            <text:p>0,00 %</text:p>
          </table:table-cell>
          <table:table-cell table:style-name="ce2" table:formula="of:=SUM([.D$126:.D143])" office:value-type="percentage" office:value="0.957264957264957" calcext:value-type="percentage">
            <text:p>95,73 %</text:p>
          </table:table-cell>
        </table:table-row>
        <table:table-row table:style-name="ro1">
          <table:table-cell table:style-name="ce1" table:formula="of:=COM.MICROSOFT.CONCAT(&quot;[&quot;;[.B144];&quot;]&quot;)" office:value-type="string" office:string-value="[18]" calcext:value-type="string">
            <text:p>[18]</text:p>
          </table:table-cell>
          <table:table-cell office:value-type="float" office:value="18" calcext:value-type="float">
            <text:p>18</text:p>
          </table:table-cell>
          <table:table-cell table:formula="of:=COUNTIF([.$B20:.$B139];[.B144])" office:value-type="float" office:value="4" calcext:value-type="float">
            <text:p>4</text:p>
          </table:table-cell>
          <table:table-cell table:style-name="ce2" table:formula="of:=[.C144]/SUM([.C$126:.C$146])" office:value-type="percentage" office:value="0.0341880341880342" calcext:value-type="percentage">
            <text:p>3,42 %</text:p>
          </table:table-cell>
          <table:table-cell table:style-name="ce2" table:formula="of:=SUM([.D$126:.D144])" office:value-type="percentage" office:value="0.991452991452992" calcext:value-type="percentage">
            <text:p>99,15 %</text:p>
          </table:table-cell>
        </table:table-row>
        <table:table-row table:style-name="ro1">
          <table:table-cell table:style-name="ce1" table:formula="of:=COM.MICROSOFT.CONCAT(&quot;[&quot;;[.B145];&quot;]&quot;)" office:value-type="string" office:string-value="[19]" calcext:value-type="string">
            <text:p>[19]</text:p>
          </table:table-cell>
          <table:table-cell office:value-type="float" office:value="19" calcext:value-type="float">
            <text:p>19</text:p>
          </table:table-cell>
          <table:table-cell table:formula="of:=COUNTIF([.$B21:.$B140];[.B145])" office:value-type="float" office:value="0" calcext:value-type="float">
            <text:p>0</text:p>
          </table:table-cell>
          <table:table-cell table:style-name="ce2" table:formula="of:=[.C145]/SUM([.C$126:.C$146])" office:value-type="percentage" office:value="0" calcext:value-type="percentage">
            <text:p>0,00 %</text:p>
          </table:table-cell>
          <table:table-cell table:style-name="ce2" table:formula="of:=SUM([.D$126:.D145])" office:value-type="percentage" office:value="0.991452991452992" calcext:value-type="percentage">
            <text:p>99,15 %</text:p>
          </table:table-cell>
        </table:table-row>
        <table:table-row table:style-name="ro1">
          <table:table-cell table:style-name="ce1" table:formula="of:=COM.MICROSOFT.CONCAT(&quot;[&quot;;[.B146];&quot;]&quot;)" office:value-type="string" office:string-value="[20]" calcext:value-type="string">
            <text:p>[20]</text:p>
          </table:table-cell>
          <table:table-cell office:value-type="float" office:value="20" calcext:value-type="float">
            <text:p>20</text:p>
          </table:table-cell>
          <table:table-cell table:formula="of:=COUNTIF([.$B22:.$B141];[.B146])" office:value-type="float" office:value="1" calcext:value-type="float">
            <text:p>1</text:p>
          </table:table-cell>
          <table:table-cell table:style-name="ce2" table:formula="of:=[.C146]/SUM([.C$126:.C$146])" office:value-type="percentage" office:value="0.00854700854700855" calcext:value-type="percentage">
            <text:p>0,85 %</text:p>
          </table:table-cell>
          <table:table-cell table:style-name="ce2" table:formula="of:=SUM([.D$126:.D146])" office:value-type="percentage" office:value="1" calcext:value-type="percentage">
            <text:p>100,00 %</text:p>
          </table:table-cell>
        </table:table-row>
        <table:table-row table:style-name="ro1">
          <table:table-cell table:number-columns-repeated="3"/>
          <table:table-cell table:style-name="ce2" table:formula="of:=SUM([.D126:.D146])" office:value-type="percentage" office:value="1" calcext:value-type="percentage">
            <text:p>100,00 %</text:p>
          </table:table-cell>
          <table:table-cell/>
        </table:table-row>
      </table:table>
      <table:table table:name="Selection" table:style-name="ta1">
        <table:shapes>
          <draw:frame draw:z-index="0" draw:style-name="gr1" draw:text-style-name="P1" svg:width="19.025cm" svg:height="31.835cm" svg:x="6.867cm" svg:y="0.453cm">
            <draw:object draw:notify-on-update-of-ranges="Selection.A2:Selection.A122 Selection.B1:Selection.B1 Selection.B2:Selection.B1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10.919cm" svg:x="14.008cm" svg:y="60.509cm">
            <draw:object draw:notify-on-update-of-ranges="Selection.A126:Selection.A146 Selection.D125:Selection.D125 Selection.D126:Selection.D14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10.919cm" svg:x="14.008cm" svg:y="48.769cm">
            <draw:object draw:notify-on-update-of-ranges="Selection.A126:Selection.A146 Selection.C125:Selection.C125 Selection.C126:Selection.C1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ermutations </text:p>
          </table:table-cell>
          <table:table-cell office:value-type="string" calcext:value-type="string">
            <text:p>Déplac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4, 5] 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5, 4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3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5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3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4, 3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5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2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5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2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4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3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5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2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5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2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3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3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4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2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4, 2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2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3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5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3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5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3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4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4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5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1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5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1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4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3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5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1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5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1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3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3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4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1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4, 1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1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3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4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5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2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5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2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4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4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5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1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5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1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4, 1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2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5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1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5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1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2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2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4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1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4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1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2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3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5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2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5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2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3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3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5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1, 5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5, 1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1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3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2, 5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5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1, 5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5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1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2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2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3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1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3, 1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1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2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3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4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2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4, 2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2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3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3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4, 3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1, 4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4, 1]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1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3, 1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2, 4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4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1, 4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4, 1]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1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2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2, 3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3, 2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1, 3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3, 1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1, 2]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2, 1]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yenne (min)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121])" office:value-type="float" office:value="652" calcext:value-type="float">
            <text:p>652</text:p>
          </table:table-cell>
          <table:table-cell table:formula="of:=120*[.B122]/60" office:value-type="float" office:value="1304" calcext:value-type="float">
            <text:p>1304</text:p>
          </table:table-cell>
          <table:table-cell table:style-name="ce5" table:formula="of:=[.C122]/COUNT([.B2:.B121])" office:value-type="float" office:value="10.8666666666667" calcext:value-type="float">
            <text:p>10,8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Échanges</text:p>
          </table:table-cell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%</text:p>
          </table:table-cell>
          <table:table-cell/>
        </table:table-row>
        <table:table-row table:style-name="ro1">
          <table:table-cell table:style-name="ce1" table:formula="of:=COM.MICROSOFT.CONCAT(&quot;[&quot;;[.B126];&quot;]&quot;)" office:value-type="string" office:string-value="[0]" calcext:value-type="string">
            <text:p>[0]</text:p>
          </table:table-cell>
          <table:table-cell office:value-type="float" office:value="0" calcext:value-type="float">
            <text:p>0</text:p>
          </table:table-cell>
          <table:table-cell table:formula="of:=COUNTIF([.$B2:.$B121];[.B126])" office:value-type="float" office:value="1" calcext:value-type="float">
            <text:p>1</text:p>
          </table:table-cell>
          <table:table-cell table:style-name="ce2" table:formula="of:=[.C126]/SUM([.C$126:.C$146])" office:value-type="percentage" office:value="0.00847457627118644" calcext:value-type="percentage">
            <text:p>0,85 %</text:p>
          </table:table-cell>
          <table:table-cell table:style-name="ce2" table:formula="of:=SUM([.D$126:.D126])" office:value-type="percentage" office:value="0.00847457627118644" calcext:value-type="percentage">
            <text:p>0,85 %</text:p>
          </table:table-cell>
        </table:table-row>
        <table:table-row table:style-name="ro1">
          <table:table-cell table:style-name="ce1" table:formula="of:=COM.MICROSOFT.CONCAT(&quot;[&quot;;[.B127];&quot;]&quot;)" office:value-type="string" office:string-value="[1]" calcext:value-type="string">
            <text:p>[1]</text:p>
          </table:table-cell>
          <table:table-cell office:value-type="float" office:value="1" calcext:value-type="float">
            <text:p>1</text:p>
          </table:table-cell>
          <table:table-cell table:formula="of:=COUNTIF([.$B3:.$B122];[.B127])" office:value-type="float" office:value="0" calcext:value-type="float">
            <text:p>0</text:p>
          </table:table-cell>
          <table:table-cell table:style-name="ce2" table:formula="of:=[.C127]/SUM([.C$126:.C$146])" office:value-type="percentage" office:value="0" calcext:value-type="percentage">
            <text:p>0,00 %</text:p>
          </table:table-cell>
          <table:table-cell table:style-name="ce2" table:formula="of:=SUM([.D$126:.D127])" office:value-type="percentage" office:value="0.00847457627118644" calcext:value-type="percentage">
            <text:p>0,85 %</text:p>
          </table:table-cell>
        </table:table-row>
        <table:table-row table:style-name="ro1">
          <table:table-cell table:style-name="ce1" table:formula="of:=COM.MICROSOFT.CONCAT(&quot;[&quot;;[.B128];&quot;]&quot;)" office:value-type="string" office:string-value="[2]" calcext:value-type="string">
            <text:p>[2]</text:p>
          </table:table-cell>
          <table:table-cell office:value-type="float" office:value="2" calcext:value-type="float">
            <text:p>2</text:p>
          </table:table-cell>
          <table:table-cell table:formula="of:=COUNTIF([.$B4:.$B123];[.B128])" office:value-type="float" office:value="9" calcext:value-type="float">
            <text:p>9</text:p>
          </table:table-cell>
          <table:table-cell table:style-name="ce2" table:formula="of:=[.C128]/SUM([.C$126:.C$146])" office:value-type="percentage" office:value="0.076271186440678" calcext:value-type="percentage">
            <text:p>7,63 %</text:p>
          </table:table-cell>
          <table:table-cell table:style-name="ce2" table:formula="of:=SUM([.D$126:.D128])" office:value-type="percentage" office:value="0.0847457627118644" calcext:value-type="percentage">
            <text:p>8,47 %</text:p>
          </table:table-cell>
        </table:table-row>
        <table:table-row table:style-name="ro1">
          <table:table-cell table:style-name="ce1" table:formula="of:=COM.MICROSOFT.CONCAT(&quot;[&quot;;[.B129];&quot;]&quot;)" office:value-type="string" office:string-value="[3]" calcext:value-type="string">
            <text:p>[3]</text:p>
          </table:table-cell>
          <table:table-cell office:value-type="float" office:value="3" calcext:value-type="float">
            <text:p>3</text:p>
          </table:table-cell>
          <table:table-cell table:formula="of:=COUNTIF([.$B5:.$B124];[.B129])" office:value-type="float" office:value="0" calcext:value-type="float">
            <text:p>0</text:p>
          </table:table-cell>
          <table:table-cell table:style-name="ce2" table:formula="of:=[.C129]/SUM([.C$126:.C$146])" office:value-type="percentage" office:value="0" calcext:value-type="percentage">
            <text:p>0,00 %</text:p>
          </table:table-cell>
          <table:table-cell table:style-name="ce2" table:formula="of:=SUM([.D$126:.D129])" office:value-type="percentage" office:value="0.0847457627118644" calcext:value-type="percentage">
            <text:p>8,47 %</text:p>
          </table:table-cell>
        </table:table-row>
        <table:table-row table:style-name="ro1">
          <table:table-cell table:style-name="ce1" table:formula="of:=COM.MICROSOFT.CONCAT(&quot;[&quot;;[.B130];&quot;]&quot;)" office:value-type="string" office:string-value="[4]" calcext:value-type="string">
            <text:p>[4]</text:p>
          </table:table-cell>
          <table:table-cell office:value-type="float" office:value="4" calcext:value-type="float">
            <text:p>4</text:p>
          </table:table-cell>
          <table:table-cell table:formula="of:=COUNTIF([.$B6:.$B125];[.B130])" office:value-type="float" office:value="34" calcext:value-type="float">
            <text:p>34</text:p>
          </table:table-cell>
          <table:table-cell table:style-name="ce2" table:formula="of:=[.C130]/SUM([.C$126:.C$146])" office:value-type="percentage" office:value="0.288135593220339" calcext:value-type="percentage">
            <text:p>28,81 %</text:p>
          </table:table-cell>
          <table:table-cell table:style-name="ce2" table:formula="of:=SUM([.D$126:.D130])" office:value-type="percentage" office:value="0.372881355932203" calcext:value-type="percentage">
            <text:p>37,29 %</text:p>
          </table:table-cell>
        </table:table-row>
        <table:table-row table:style-name="ro1">
          <table:table-cell table:style-name="ce1" table:formula="of:=COM.MICROSOFT.CONCAT(&quot;[&quot;;[.B131];&quot;]&quot;)" office:value-type="string" office:string-value="[5]" calcext:value-type="string">
            <text:p>[5]</text:p>
          </table:table-cell>
          <table:table-cell office:value-type="float" office:value="5" calcext:value-type="float">
            <text:p>5</text:p>
          </table:table-cell>
          <table:table-cell table:formula="of:=COUNTIF([.$B7:.$B126];[.B131])" office:value-type="float" office:value="0" calcext:value-type="float">
            <text:p>0</text:p>
          </table:table-cell>
          <table:table-cell table:style-name="ce2" table:formula="of:=[.C131]/SUM([.C$126:.C$146])" office:value-type="percentage" office:value="0" calcext:value-type="percentage">
            <text:p>0,00 %</text:p>
          </table:table-cell>
          <table:table-cell table:style-name="ce2" table:formula="of:=SUM([.D$126:.D131])" office:value-type="percentage" office:value="0.372881355932203" calcext:value-type="percentage">
            <text:p>37,29 %</text:p>
          </table:table-cell>
        </table:table-row>
        <table:table-row table:style-name="ro1">
          <table:table-cell table:style-name="ce1" table:formula="of:=COM.MICROSOFT.CONCAT(&quot;[&quot;;[.B132];&quot;]&quot;)" office:value-type="string" office:string-value="[6]" calcext:value-type="string">
            <text:p>[6]</text:p>
          </table:table-cell>
          <table:table-cell office:value-type="float" office:value="6" calcext:value-type="float">
            <text:p>6</text:p>
          </table:table-cell>
          <table:table-cell table:formula="of:=COUNTIF([.$B8:.$B127];[.B132])" office:value-type="float" office:value="50" calcext:value-type="float">
            <text:p>50</text:p>
          </table:table-cell>
          <table:table-cell table:style-name="ce2" table:formula="of:=[.C132]/SUM([.C$126:.C$146])" office:value-type="percentage" office:value="0.423728813559322" calcext:value-type="percentage">
            <text:p>42,37 %</text:p>
          </table:table-cell>
          <table:table-cell table:style-name="ce2" table:formula="of:=SUM([.D$126:.D132])" office:value-type="percentage" office:value="0.796610169491525" calcext:value-type="percentage">
            <text:p>79,66 %</text:p>
          </table:table-cell>
        </table:table-row>
        <table:table-row table:style-name="ro1">
          <table:table-cell table:style-name="ce1" table:formula="of:=COM.MICROSOFT.CONCAT(&quot;[&quot;;[.B133];&quot;]&quot;)" office:value-type="string" office:string-value="[7]" calcext:value-type="string">
            <text:p>[7]</text:p>
          </table:table-cell>
          <table:table-cell office:value-type="float" office:value="7" calcext:value-type="float">
            <text:p>7</text:p>
          </table:table-cell>
          <table:table-cell table:formula="of:=COUNTIF([.$B9:.$B128];[.B133])" office:value-type="float" office:value="0" calcext:value-type="float">
            <text:p>0</text:p>
          </table:table-cell>
          <table:table-cell table:style-name="ce2" table:formula="of:=[.C133]/SUM([.C$126:.C$146])" office:value-type="percentage" office:value="0" calcext:value-type="percentage">
            <text:p>0,00 %</text:p>
          </table:table-cell>
          <table:table-cell table:style-name="ce2" table:formula="of:=SUM([.D$126:.D133])" office:value-type="percentage" office:value="0.796610169491525" calcext:value-type="percentage">
            <text:p>79,66 %</text:p>
          </table:table-cell>
        </table:table-row>
        <table:table-row table:style-name="ro1">
          <table:table-cell table:style-name="ce1" table:formula="of:=COM.MICROSOFT.CONCAT(&quot;[&quot;;[.B134];&quot;]&quot;)" office:value-type="string" office:string-value="[8]" calcext:value-type="string">
            <text:p>[8]</text:p>
          </table:table-cell>
          <table:table-cell office:value-type="float" office:value="8" calcext:value-type="float">
            <text:p>8</text:p>
          </table:table-cell>
          <table:table-cell table:formula="of:=COUNTIF([.$B10:.$B129];[.B134])" office:value-type="float" office:value="24" calcext:value-type="float">
            <text:p>24</text:p>
          </table:table-cell>
          <table:table-cell table:style-name="ce2" table:formula="of:=[.C134]/SUM([.C$126:.C$146])" office:value-type="percentage" office:value="0.203389830508475" calcext:value-type="percentage">
            <text:p>20,34 %</text:p>
          </table:table-cell>
          <table:table-cell table:style-name="ce2" table:formula="of:=SUM([.D$126:.D134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5];&quot;]&quot;)" office:value-type="string" office:string-value="[9]" calcext:value-type="string">
            <text:p>[9]</text:p>
          </table:table-cell>
          <table:table-cell office:value-type="float" office:value="9" calcext:value-type="float">
            <text:p>9</text:p>
          </table:table-cell>
          <table:table-cell table:formula="of:=COUNTIF([.$B11:.$B130];[.B135])" office:value-type="float" office:value="0" calcext:value-type="float">
            <text:p>0</text:p>
          </table:table-cell>
          <table:table-cell table:style-name="ce2" table:formula="of:=[.C135]/SUM([.C$126:.C$146])" office:value-type="percentage" office:value="0" calcext:value-type="percentage">
            <text:p>0,00 %</text:p>
          </table:table-cell>
          <table:table-cell table:style-name="ce2" table:formula="of:=SUM([.D$126:.D135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6];&quot;]&quot;)" office:value-type="string" office:string-value="[10]" calcext:value-type="string">
            <text:p>[10]</text:p>
          </table:table-cell>
          <table:table-cell office:value-type="float" office:value="10" calcext:value-type="float">
            <text:p>10</text:p>
          </table:table-cell>
          <table:table-cell table:formula="of:=COUNTIF([.$B12:.$B131];[.B136])" office:value-type="float" office:value="0" calcext:value-type="float">
            <text:p>0</text:p>
          </table:table-cell>
          <table:table-cell table:style-name="ce2" table:formula="of:=[.C136]/SUM([.C$126:.C$146])" office:value-type="percentage" office:value="0" calcext:value-type="percentage">
            <text:p>0,00 %</text:p>
          </table:table-cell>
          <table:table-cell table:style-name="ce2" table:formula="of:=SUM([.D$126:.D136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7];&quot;]&quot;)" office:value-type="string" office:string-value="[11]" calcext:value-type="string">
            <text:p>[11]</text:p>
          </table:table-cell>
          <table:table-cell office:value-type="float" office:value="11" calcext:value-type="float">
            <text:p>11</text:p>
          </table:table-cell>
          <table:table-cell table:formula="of:=COUNTIF([.$B13:.$B132];[.B137])" office:value-type="float" office:value="0" calcext:value-type="float">
            <text:p>0</text:p>
          </table:table-cell>
          <table:table-cell table:style-name="ce2" table:formula="of:=[.C137]/SUM([.C$126:.C$146])" office:value-type="percentage" office:value="0" calcext:value-type="percentage">
            <text:p>0,00 %</text:p>
          </table:table-cell>
          <table:table-cell table:style-name="ce2" table:formula="of:=SUM([.D$126:.D137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8];&quot;]&quot;)" office:value-type="string" office:string-value="[12]" calcext:value-type="string">
            <text:p>[12]</text:p>
          </table:table-cell>
          <table:table-cell office:value-type="float" office:value="12" calcext:value-type="float">
            <text:p>12</text:p>
          </table:table-cell>
          <table:table-cell table:formula="of:=COUNTIF([.$B14:.$B133];[.B138])" office:value-type="float" office:value="0" calcext:value-type="float">
            <text:p>0</text:p>
          </table:table-cell>
          <table:table-cell table:style-name="ce2" table:formula="of:=[.C138]/SUM([.C$126:.C$146])" office:value-type="percentage" office:value="0" calcext:value-type="percentage">
            <text:p>0,00 %</text:p>
          </table:table-cell>
          <table:table-cell table:style-name="ce2" table:formula="of:=SUM([.D$126:.D138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39];&quot;]&quot;)" office:value-type="string" office:string-value="[13]" calcext:value-type="string">
            <text:p>[13]</text:p>
          </table:table-cell>
          <table:table-cell office:value-type="float" office:value="13" calcext:value-type="float">
            <text:p>13</text:p>
          </table:table-cell>
          <table:table-cell table:formula="of:=COUNTIF([.$B15:.$B134];[.B139])" office:value-type="float" office:value="0" calcext:value-type="float">
            <text:p>0</text:p>
          </table:table-cell>
          <table:table-cell table:style-name="ce2" table:formula="of:=[.C139]/SUM([.C$126:.C$146])" office:value-type="percentage" office:value="0" calcext:value-type="percentage">
            <text:p>0,00 %</text:p>
          </table:table-cell>
          <table:table-cell table:style-name="ce2" table:formula="of:=SUM([.D$126:.D139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0];&quot;]&quot;)" office:value-type="string" office:string-value="[14]" calcext:value-type="string">
            <text:p>[14]</text:p>
          </table:table-cell>
          <table:table-cell office:value-type="float" office:value="14" calcext:value-type="float">
            <text:p>14</text:p>
          </table:table-cell>
          <table:table-cell table:formula="of:=COUNTIF([.$B16:.$B135];[.B140])" office:value-type="float" office:value="0" calcext:value-type="float">
            <text:p>0</text:p>
          </table:table-cell>
          <table:table-cell table:style-name="ce2" table:formula="of:=[.C140]/SUM([.C$126:.C$146])" office:value-type="percentage" office:value="0" calcext:value-type="percentage">
            <text:p>0,00 %</text:p>
          </table:table-cell>
          <table:table-cell table:style-name="ce2" table:formula="of:=SUM([.D$126:.D140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1];&quot;]&quot;)" office:value-type="string" office:string-value="[15]" calcext:value-type="string">
            <text:p>[15]</text:p>
          </table:table-cell>
          <table:table-cell office:value-type="float" office:value="15" calcext:value-type="float">
            <text:p>15</text:p>
          </table:table-cell>
          <table:table-cell table:formula="of:=COUNTIF([.$B17:.$B136];[.B141])" office:value-type="float" office:value="0" calcext:value-type="float">
            <text:p>0</text:p>
          </table:table-cell>
          <table:table-cell table:style-name="ce2" table:formula="of:=[.C141]/SUM([.C$126:.C$146])" office:value-type="percentage" office:value="0" calcext:value-type="percentage">
            <text:p>0,00 %</text:p>
          </table:table-cell>
          <table:table-cell table:style-name="ce2" table:formula="of:=SUM([.D$126:.D141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2];&quot;]&quot;)" office:value-type="string" office:string-value="[16]" calcext:value-type="string">
            <text:p>[16]</text:p>
          </table:table-cell>
          <table:table-cell office:value-type="float" office:value="16" calcext:value-type="float">
            <text:p>16</text:p>
          </table:table-cell>
          <table:table-cell table:formula="of:=COUNTIF([.$B18:.$B137];[.B142])" office:value-type="float" office:value="0" calcext:value-type="float">
            <text:p>0</text:p>
          </table:table-cell>
          <table:table-cell table:style-name="ce2" table:formula="of:=[.C142]/SUM([.C$126:.C$146])" office:value-type="percentage" office:value="0" calcext:value-type="percentage">
            <text:p>0,00 %</text:p>
          </table:table-cell>
          <table:table-cell table:style-name="ce2" table:formula="of:=SUM([.D$126:.D142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3];&quot;]&quot;)" office:value-type="string" office:string-value="[17]" calcext:value-type="string">
            <text:p>[17]</text:p>
          </table:table-cell>
          <table:table-cell office:value-type="float" office:value="17" calcext:value-type="float">
            <text:p>17</text:p>
          </table:table-cell>
          <table:table-cell table:formula="of:=COUNTIF([.$B19:.$B138];[.B143])" office:value-type="float" office:value="0" calcext:value-type="float">
            <text:p>0</text:p>
          </table:table-cell>
          <table:table-cell table:style-name="ce2" table:formula="of:=[.C143]/SUM([.C$126:.C$146])" office:value-type="percentage" office:value="0" calcext:value-type="percentage">
            <text:p>0,00 %</text:p>
          </table:table-cell>
          <table:table-cell table:style-name="ce2" table:formula="of:=SUM([.D$126:.D143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4];&quot;]&quot;)" office:value-type="string" office:string-value="[18]" calcext:value-type="string">
            <text:p>[18]</text:p>
          </table:table-cell>
          <table:table-cell office:value-type="float" office:value="18" calcext:value-type="float">
            <text:p>18</text:p>
          </table:table-cell>
          <table:table-cell table:formula="of:=COUNTIF([.$B20:.$B139];[.B144])" office:value-type="float" office:value="0" calcext:value-type="float">
            <text:p>0</text:p>
          </table:table-cell>
          <table:table-cell table:style-name="ce2" table:formula="of:=[.C144]/SUM([.C$126:.C$146])" office:value-type="percentage" office:value="0" calcext:value-type="percentage">
            <text:p>0,00 %</text:p>
          </table:table-cell>
          <table:table-cell table:style-name="ce2" table:formula="of:=SUM([.D$126:.D144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5];&quot;]&quot;)" office:value-type="string" office:string-value="[19]" calcext:value-type="string">
            <text:p>[19]</text:p>
          </table:table-cell>
          <table:table-cell office:value-type="float" office:value="19" calcext:value-type="float">
            <text:p>19</text:p>
          </table:table-cell>
          <table:table-cell table:formula="of:=COUNTIF([.$B21:.$B140];[.B145])" office:value-type="float" office:value="0" calcext:value-type="float">
            <text:p>0</text:p>
          </table:table-cell>
          <table:table-cell table:style-name="ce2" table:formula="of:=[.C145]/SUM([.C$126:.C$146])" office:value-type="percentage" office:value="0" calcext:value-type="percentage">
            <text:p>0,00 %</text:p>
          </table:table-cell>
          <table:table-cell table:style-name="ce2" table:formula="of:=SUM([.D$126:.D145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6];&quot;]&quot;)" office:value-type="string" office:string-value="[20]" calcext:value-type="string">
            <text:p>[20]</text:p>
          </table:table-cell>
          <table:table-cell office:value-type="float" office:value="20" calcext:value-type="float">
            <text:p>20</text:p>
          </table:table-cell>
          <table:table-cell table:formula="of:=COUNTIF([.$B22:.$B141];[.B146])" office:value-type="float" office:value="0" calcext:value-type="float">
            <text:p>0</text:p>
          </table:table-cell>
          <table:table-cell table:style-name="ce2" table:formula="of:=[.C146]/SUM([.C$126:.C$146])" office:value-type="percentage" office:value="0" calcext:value-type="percentage">
            <text:p>0,00 %</text:p>
          </table:table-cell>
          <table:table-cell table:style-name="ce2" table:formula="of:=SUM([.D$126:.D146])" office:value-type="percentage" office:value="1" calcext:value-type="percentage">
            <text:p>100,00 %</text:p>
          </table:table-cell>
        </table:table-row>
        <table:table-row table:style-name="ro1">
          <table:table-cell table:number-columns-repeated="3"/>
          <table:table-cell table:style-name="ce2" table:formula="of:=SUM([.D126:.D146])" office:value-type="percentage" office:value="1" calcext:value-type="percentage">
            <text:p>100,00 %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ermutation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ACT([.A15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15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15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15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156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57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58])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59])" office:value-type="float" office:value="5040" calcext:value-type="float">
            <text:p>504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60])" office:value-type="float" office:value="40320" calcext:value-type="float">
            <text:p>4032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61])" office:value-type="float" office:value="362880" calcext:value-type="float">
            <text:p>36288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62])" office:value-type="float" office:value="3628800" calcext:value-type="float">
            <text:p>3628800</text:p>
          </table:table-cell>
          <table:table-cell table:number-columns-repeated="3"/>
        </table:table-row>
      </table:table>
      <table:table table:name="Insertion" table:style-name="ta1">
        <table:shapes>
          <draw:frame draw:z-index="0" draw:style-name="gr1" draw:text-style-name="P1" svg:width="19.025cm" svg:height="31.835cm" svg:x="6.867cm" svg:y="0.453cm">
            <draw:object draw:notify-on-update-of-ranges="Insertion.A2:Insertion.A122 Insertion.B1:Insertion.B1 Insertion.B2:Insertion.B12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10.919cm" svg:x="14.008cm" svg:y="48.769cm">
            <draw:object draw:notify-on-update-of-ranges="Insertion.A126:Insertion.A146 Insertion.C125:Insertion.C125 Insertion.C126:Insertion.C1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9cm" svg:height="10.919cm" svg:x="14.008cm" svg:y="60.51cm">
            <draw:object draw:notify-on-update-of-ranges="Insertion.A126:Insertion.A146 Insertion.D125:Insertion.D125 Insertion.D126:Insertion.D14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ermutations </text:p>
          </table:table-cell>
          <table:table-cell office:value-type="string" calcext:value-type="string">
            <text:p>Déplac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4, 5]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3, 5, 4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3, 5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4, 5, 3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3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2, 5, 4, 3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4, 5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2, 5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2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4, 5, 2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2, 4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3, 5, 4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3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2, 5, 3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2, 5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3, 5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2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4, 5, 3, 2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3, 4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2, 4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2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3, 4, 2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2, 3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, 5, 4, 3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4, 5] 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3, 5, 4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3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4, 5, 3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3, 4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1, 5, 4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4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1, 5, 4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1, 5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4, 5, 1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1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3, 5, 4, 1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3, 5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1, 5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1, 5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3, 5, 1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1, 3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4, 5, 3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3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1, 4, 3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1, 4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3, 4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1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2, 5, 4, 3, 1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4, 5]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2, 5, 4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2, 5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4, 5, 2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2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1, 5, 4, 2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4, 5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1, 5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1, 5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4, 5, 1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1, 4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2, 5, 4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2, 5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1, 5, 2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1, 5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2, 5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1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4, 5, 2, 1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2, 4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1, 4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1, 4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2, 4, 1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1, 2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3, 5, 4, 2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3, 5] 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2, 5, 3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2, 5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3, 5, 2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2, 3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1, 5, 3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3, 5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1, 5, 3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1, 5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3, 5, 1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1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2, 5, 3, 1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2, 5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1, 5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1, 5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2, 5, 1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1, 2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3, 5, 2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2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1, 3, 2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1, 3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2, 3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1, 2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4, 5, 3, 2, 1] 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3, 4]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2, 4, 3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2, 4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3, 4, 2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2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1, 4, 3, 2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3, 4] 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1, 4, 3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1, 4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3, 4, 1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1, 3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2, 4, 3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2, 4] 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1, 4, 2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1, 4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2, 4, 1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1, 2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3, 4, 2, 1] 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2, 3] 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1, 3, 2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1, 3] 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2, 3, 1] 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1, 2] 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5, 4, 3, 2, 1] 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oyenne (min)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121])" office:value-type="float" office:value="1560" calcext:value-type="float">
            <text:p>1560</text:p>
          </table:table-cell>
          <table:table-cell table:formula="of:=120*[.B122]/60" office:value-type="float" office:value="3120" calcext:value-type="float">
            <text:p>3120</text:p>
          </table:table-cell>
          <table:table-cell table:style-name="ce5" table:formula="of:=[.C122]/COUNT([.B2:.B121])" office:value-type="float" office:value="26" calcext:value-type="float">
            <text:p>26,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i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Échanges</text:p>
          </table:table-cell>
          <table:table-cell table:style-name="ce1" office:value-type="string" calcext:value-type="string">
            <text:p>Nb</text:p>
          </table:table-cell>
          <table:table-cell table:style-name="ce1" office:value-type="string" calcext:value-type="string">
            <text:p>%</text:p>
          </table:table-cell>
          <table:table-cell/>
        </table:table-row>
        <table:table-row table:style-name="ro1">
          <table:table-cell table:style-name="ce1" table:formula="of:=COM.MICROSOFT.CONCAT(&quot;[&quot;;[.B126];&quot;]&quot;)" office:value-type="string" office:string-value="[0]" calcext:value-type="string">
            <text:p>[0]</text:p>
          </table:table-cell>
          <table:table-cell office:value-type="float" office:value="0" calcext:value-type="float">
            <text:p>0</text:p>
          </table:table-cell>
          <table:table-cell table:formula="of:=COUNTIF([.$B2:.$B121];[.B126])" office:value-type="float" office:value="0" calcext:value-type="float">
            <text:p>0</text:p>
          </table:table-cell>
          <table:table-cell table:style-name="ce2" table:formula="of:=[.C126]/SUM([.C$126:.C$146])" office:value-type="percentage" office:value="0" calcext:value-type="percentage">
            <text:p>0,00 %</text:p>
          </table:table-cell>
          <table:table-cell table:style-name="ce2" table:formula="of:=SUM([.D$126:.D126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27];&quot;]&quot;)" office:value-type="string" office:string-value="[1]" calcext:value-type="string">
            <text:p>[1]</text:p>
          </table:table-cell>
          <table:table-cell office:value-type="float" office:value="1" calcext:value-type="float">
            <text:p>1</text:p>
          </table:table-cell>
          <table:table-cell table:formula="of:=COUNTIF([.$B3:.$B122];[.B127])" office:value-type="float" office:value="0" calcext:value-type="float">
            <text:p>0</text:p>
          </table:table-cell>
          <table:table-cell table:style-name="ce2" table:formula="of:=[.C127]/SUM([.C$126:.C$146])" office:value-type="percentage" office:value="0" calcext:value-type="percentage">
            <text:p>0,00 %</text:p>
          </table:table-cell>
          <table:table-cell table:style-name="ce2" table:formula="of:=SUM([.D$126:.D127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28];&quot;]&quot;)" office:value-type="string" office:string-value="[2]" calcext:value-type="string">
            <text:p>[2]</text:p>
          </table:table-cell>
          <table:table-cell office:value-type="float" office:value="2" calcext:value-type="float">
            <text:p>2</text:p>
          </table:table-cell>
          <table:table-cell table:formula="of:=COUNTIF([.$B4:.$B123];[.B128])" office:value-type="float" office:value="0" calcext:value-type="float">
            <text:p>0</text:p>
          </table:table-cell>
          <table:table-cell table:style-name="ce2" table:formula="of:=[.C128]/SUM([.C$126:.C$146])" office:value-type="percentage" office:value="0" calcext:value-type="percentage">
            <text:p>0,00 %</text:p>
          </table:table-cell>
          <table:table-cell table:style-name="ce2" table:formula="of:=SUM([.D$126:.D128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29];&quot;]&quot;)" office:value-type="string" office:string-value="[3]" calcext:value-type="string">
            <text:p>[3]</text:p>
          </table:table-cell>
          <table:table-cell office:value-type="float" office:value="3" calcext:value-type="float">
            <text:p>3</text:p>
          </table:table-cell>
          <table:table-cell table:formula="of:=COUNTIF([.$B5:.$B125];[.B129])" office:value-type="float" office:value="0" calcext:value-type="float">
            <text:p>0</text:p>
          </table:table-cell>
          <table:table-cell table:style-name="ce2" table:formula="of:=[.C129]/SUM([.C$126:.C$146])" office:value-type="percentage" office:value="0" calcext:value-type="percentage">
            <text:p>0,00 %</text:p>
          </table:table-cell>
          <table:table-cell table:style-name="ce2" table:formula="of:=SUM([.D$126:.D129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30];&quot;]&quot;)" office:value-type="string" office:string-value="[4]" calcext:value-type="string">
            <text:p>[4]</text:p>
          </table:table-cell>
          <table:table-cell office:value-type="float" office:value="4" calcext:value-type="float">
            <text:p>4</text:p>
          </table:table-cell>
          <table:table-cell table:formula="of:=COUNTIF([.$B6:.$B126];[.B130])" office:value-type="float" office:value="0" calcext:value-type="float">
            <text:p>0</text:p>
          </table:table-cell>
          <table:table-cell table:style-name="ce2" table:formula="of:=[.C130]/SUM([.C$126:.C$146])" office:value-type="percentage" office:value="0" calcext:value-type="percentage">
            <text:p>0,00 %</text:p>
          </table:table-cell>
          <table:table-cell table:style-name="ce2" table:formula="of:=SUM([.D$126:.D130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31];&quot;]&quot;)" office:value-type="string" office:string-value="[5]" calcext:value-type="string">
            <text:p>[5]</text:p>
          </table:table-cell>
          <table:table-cell office:value-type="float" office:value="5" calcext:value-type="float">
            <text:p>5</text:p>
          </table:table-cell>
          <table:table-cell table:formula="of:=COUNTIF([.$B7:.$B127];[.B131])" office:value-type="float" office:value="0" calcext:value-type="float">
            <text:p>0</text:p>
          </table:table-cell>
          <table:table-cell table:style-name="ce2" table:formula="of:=[.C131]/SUM([.C$126:.C$146])" office:value-type="percentage" office:value="0" calcext:value-type="percentage">
            <text:p>0,00 %</text:p>
          </table:table-cell>
          <table:table-cell table:style-name="ce2" table:formula="of:=SUM([.D$126:.D131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32];&quot;]&quot;)" office:value-type="string" office:string-value="[6]" calcext:value-type="string">
            <text:p>[6]</text:p>
          </table:table-cell>
          <table:table-cell office:value-type="float" office:value="6" calcext:value-type="float">
            <text:p>6</text:p>
          </table:table-cell>
          <table:table-cell table:formula="of:=COUNTIF([.$B8:.$B128];[.B132])" office:value-type="float" office:value="0" calcext:value-type="float">
            <text:p>0</text:p>
          </table:table-cell>
          <table:table-cell table:style-name="ce2" table:formula="of:=[.C132]/SUM([.C$126:.C$146])" office:value-type="percentage" office:value="0" calcext:value-type="percentage">
            <text:p>0,00 %</text:p>
          </table:table-cell>
          <table:table-cell table:style-name="ce2" table:formula="of:=SUM([.D$126:.D132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33];&quot;]&quot;)" office:value-type="string" office:string-value="[7]" calcext:value-type="string">
            <text:p>[7]</text:p>
          </table:table-cell>
          <table:table-cell office:value-type="float" office:value="7" calcext:value-type="float">
            <text:p>7</text:p>
          </table:table-cell>
          <table:table-cell table:formula="of:=COUNTIF([.$B9:.$B129];[.B133])" office:value-type="float" office:value="0" calcext:value-type="float">
            <text:p>0</text:p>
          </table:table-cell>
          <table:table-cell table:style-name="ce2" table:formula="of:=[.C133]/SUM([.C$126:.C$146])" office:value-type="percentage" office:value="0" calcext:value-type="percentage">
            <text:p>0,00 %</text:p>
          </table:table-cell>
          <table:table-cell table:style-name="ce2" table:formula="of:=SUM([.D$126:.D133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34];&quot;]&quot;)" office:value-type="string" office:string-value="[8]" calcext:value-type="string">
            <text:p>[8]</text:p>
          </table:table-cell>
          <table:table-cell office:value-type="float" office:value="8" calcext:value-type="float">
            <text:p>8</text:p>
          </table:table-cell>
          <table:table-cell table:formula="of:=COUNTIF([.$B10:.$B130];[.B134])" office:value-type="float" office:value="0" calcext:value-type="float">
            <text:p>0</text:p>
          </table:table-cell>
          <table:table-cell table:style-name="ce2" table:formula="of:=[.C134]/SUM([.C$126:.C$146])" office:value-type="percentage" office:value="0" calcext:value-type="percentage">
            <text:p>0,00 %</text:p>
          </table:table-cell>
          <table:table-cell table:style-name="ce2" table:formula="of:=SUM([.D$126:.D134])" office:value-type="percentage" office:value="0" calcext:value-type="percentage">
            <text:p>0,00 %</text:p>
          </table:table-cell>
        </table:table-row>
        <table:table-row table:style-name="ro1">
          <table:table-cell table:style-name="ce1" table:formula="of:=COM.MICROSOFT.CONCAT(&quot;[&quot;;[.B135];&quot;]&quot;)" office:value-type="string" office:string-value="[9]" calcext:value-type="string">
            <text:p>[9]</text:p>
          </table:table-cell>
          <table:table-cell office:value-type="float" office:value="9" calcext:value-type="float">
            <text:p>9</text:p>
          </table:table-cell>
          <table:table-cell table:formula="of:=COUNTIF([.$B11:.$B131];[.B135])" office:value-type="float" office:value="1" calcext:value-type="float">
            <text:p>1</text:p>
          </table:table-cell>
          <table:table-cell table:style-name="ce2" table:formula="of:=[.C135]/SUM([.C$126:.C$146])" office:value-type="percentage" office:value="0.00925925925925926" calcext:value-type="percentage">
            <text:p>0,93 %</text:p>
          </table:table-cell>
          <table:table-cell table:style-name="ce2" table:formula="of:=SUM([.D$126:.D135])" office:value-type="percentage" office:value="0.00925925925925926" calcext:value-type="percentage">
            <text:p>0,93 %</text:p>
          </table:table-cell>
        </table:table-row>
        <table:table-row table:style-name="ro1">
          <table:table-cell table:style-name="ce1" table:formula="of:=COM.MICROSOFT.CONCAT(&quot;[&quot;;[.B136];&quot;]&quot;)" office:value-type="string" office:string-value="[10]" calcext:value-type="string">
            <text:p>[10]</text:p>
          </table:table-cell>
          <table:table-cell office:value-type="float" office:value="10" calcext:value-type="float">
            <text:p>10</text:p>
          </table:table-cell>
          <table:table-cell table:formula="of:=COUNTIF([.$B12:.$B132];[.B136])" office:value-type="float" office:value="5" calcext:value-type="float">
            <text:p>5</text:p>
          </table:table-cell>
          <table:table-cell table:style-name="ce2" table:formula="of:=[.C136]/SUM([.C$126:.C$146])" office:value-type="percentage" office:value="0.0462962962962963" calcext:value-type="percentage">
            <text:p>4,63 %</text:p>
          </table:table-cell>
          <table:table-cell table:style-name="ce2" table:formula="of:=SUM([.D$126:.D136])" office:value-type="percentage" office:value="0.0555555555555556" calcext:value-type="percentage">
            <text:p>5,56 %</text:p>
          </table:table-cell>
        </table:table-row>
        <table:table-row table:style-name="ro1">
          <table:table-cell table:style-name="ce1" table:formula="of:=COM.MICROSOFT.CONCAT(&quot;[&quot;;[.B137];&quot;]&quot;)" office:value-type="string" office:string-value="[11]" calcext:value-type="string">
            <text:p>[11]</text:p>
          </table:table-cell>
          <table:table-cell office:value-type="float" office:value="11" calcext:value-type="float">
            <text:p>11</text:p>
          </table:table-cell>
          <table:table-cell table:formula="of:=COUNTIF([.$B13:.$B133];[.B137])" office:value-type="float" office:value="12" calcext:value-type="float">
            <text:p>12</text:p>
          </table:table-cell>
          <table:table-cell table:style-name="ce2" table:formula="of:=[.C137]/SUM([.C$126:.C$146])" office:value-type="percentage" office:value="0.111111111111111" calcext:value-type="percentage">
            <text:p>11,11 %</text:p>
          </table:table-cell>
          <table:table-cell table:style-name="ce2" table:formula="of:=SUM([.D$126:.D137])" office:value-type="percentage" office:value="0.166666666666667" calcext:value-type="percentage">
            <text:p>16,67 %</text:p>
          </table:table-cell>
        </table:table-row>
        <table:table-row table:style-name="ro1">
          <table:table-cell table:style-name="ce1" table:formula="of:=COM.MICROSOFT.CONCAT(&quot;[&quot;;[.B138];&quot;]&quot;)" office:value-type="string" office:string-value="[12]" calcext:value-type="string">
            <text:p>[12]</text:p>
          </table:table-cell>
          <table:table-cell office:value-type="float" office:value="12" calcext:value-type="float">
            <text:p>12</text:p>
          </table:table-cell>
          <table:table-cell table:formula="of:=COUNTIF([.$B14:.$B134];[.B138])" office:value-type="float" office:value="19" calcext:value-type="float">
            <text:p>19</text:p>
          </table:table-cell>
          <table:table-cell table:style-name="ce2" table:formula="of:=[.C138]/SUM([.C$126:.C$146])" office:value-type="percentage" office:value="0.175925925925926" calcext:value-type="percentage">
            <text:p>17,59 %</text:p>
          </table:table-cell>
          <table:table-cell table:style-name="ce2" table:formula="of:=SUM([.D$126:.D138])" office:value-type="percentage" office:value="0.342592592592593" calcext:value-type="percentage">
            <text:p>34,26 %</text:p>
          </table:table-cell>
        </table:table-row>
        <table:table-row table:style-name="ro1">
          <table:table-cell table:style-name="ce1" table:formula="of:=COM.MICROSOFT.CONCAT(&quot;[&quot;;[.B139];&quot;]&quot;)" office:value-type="string" office:string-value="[13]" calcext:value-type="string">
            <text:p>[13]</text:p>
          </table:table-cell>
          <table:table-cell office:value-type="float" office:value="13" calcext:value-type="float">
            <text:p>13</text:p>
          </table:table-cell>
          <table:table-cell table:formula="of:=COUNTIF([.$B15:.$B135];[.B139])" office:value-type="float" office:value="22" calcext:value-type="float">
            <text:p>22</text:p>
          </table:table-cell>
          <table:table-cell table:style-name="ce2" table:formula="of:=[.C139]/SUM([.C$126:.C$146])" office:value-type="percentage" office:value="0.203703703703704" calcext:value-type="percentage">
            <text:p>20,37 %</text:p>
          </table:table-cell>
          <table:table-cell table:style-name="ce2" table:formula="of:=SUM([.D$126:.D139])" office:value-type="percentage" office:value="0.546296296296296" calcext:value-type="percentage">
            <text:p>54,63 %</text:p>
          </table:table-cell>
        </table:table-row>
        <table:table-row table:style-name="ro1">
          <table:table-cell table:style-name="ce1" table:formula="of:=COM.MICROSOFT.CONCAT(&quot;[&quot;;[.B140];&quot;]&quot;)" office:value-type="string" office:string-value="[14]" calcext:value-type="string">
            <text:p>[14]</text:p>
          </table:table-cell>
          <table:table-cell office:value-type="float" office:value="14" calcext:value-type="float">
            <text:p>14</text:p>
          </table:table-cell>
          <table:table-cell table:formula="of:=COUNTIF([.$B16:.$B136];[.B140])" office:value-type="float" office:value="20" calcext:value-type="float">
            <text:p>20</text:p>
          </table:table-cell>
          <table:table-cell table:style-name="ce2" table:formula="of:=[.C140]/SUM([.C$126:.C$146])" office:value-type="percentage" office:value="0.185185185185185" calcext:value-type="percentage">
            <text:p>18,52 %</text:p>
          </table:table-cell>
          <table:table-cell table:style-name="ce2" table:formula="of:=SUM([.D$126:.D140])" office:value-type="percentage" office:value="0.731481481481481" calcext:value-type="percentage">
            <text:p>73,15 %</text:p>
          </table:table-cell>
        </table:table-row>
        <table:table-row table:style-name="ro1">
          <table:table-cell table:style-name="ce1" table:formula="of:=COM.MICROSOFT.CONCAT(&quot;[&quot;;[.B141];&quot;]&quot;)" office:value-type="string" office:string-value="[15]" calcext:value-type="string">
            <text:p>[15]</text:p>
          </table:table-cell>
          <table:table-cell office:value-type="float" office:value="15" calcext:value-type="float">
            <text:p>15</text:p>
          </table:table-cell>
          <table:table-cell table:formula="of:=COUNTIF([.$B17:.$B137];[.B141])" office:value-type="float" office:value="15" calcext:value-type="float">
            <text:p>15</text:p>
          </table:table-cell>
          <table:table-cell table:style-name="ce2" table:formula="of:=[.C141]/SUM([.C$126:.C$146])" office:value-type="percentage" office:value="0.138888888888889" calcext:value-type="percentage">
            <text:p>13,89 %</text:p>
          </table:table-cell>
          <table:table-cell table:style-name="ce2" table:formula="of:=SUM([.D$126:.D141])" office:value-type="percentage" office:value="0.87037037037037" calcext:value-type="percentage">
            <text:p>87,04 %</text:p>
          </table:table-cell>
        </table:table-row>
        <table:table-row table:style-name="ro1">
          <table:table-cell table:style-name="ce1" table:formula="of:=COM.MICROSOFT.CONCAT(&quot;[&quot;;[.B142];&quot;]&quot;)" office:value-type="string" office:string-value="[16]" calcext:value-type="string">
            <text:p>[16]</text:p>
          </table:table-cell>
          <table:table-cell office:value-type="float" office:value="16" calcext:value-type="float">
            <text:p>16</text:p>
          </table:table-cell>
          <table:table-cell table:formula="of:=COUNTIF([.$B18:.$B138];[.B142])" office:value-type="float" office:value="9" calcext:value-type="float">
            <text:p>9</text:p>
          </table:table-cell>
          <table:table-cell table:style-name="ce2" table:formula="of:=[.C142]/SUM([.C$126:.C$146])" office:value-type="percentage" office:value="0.0833333333333333" calcext:value-type="percentage">
            <text:p>8,33 %</text:p>
          </table:table-cell>
          <table:table-cell table:style-name="ce2" table:formula="of:=SUM([.D$126:.D142])" office:value-type="percentage" office:value="0.953703703703704" calcext:value-type="percentage">
            <text:p>95,37 %</text:p>
          </table:table-cell>
        </table:table-row>
        <table:table-row table:style-name="ro1">
          <table:table-cell table:style-name="ce1" table:formula="of:=COM.MICROSOFT.CONCAT(&quot;[&quot;;[.B143];&quot;]&quot;)" office:value-type="string" office:string-value="[17]" calcext:value-type="string">
            <text:p>[17]</text:p>
          </table:table-cell>
          <table:table-cell office:value-type="float" office:value="17" calcext:value-type="float">
            <text:p>17</text:p>
          </table:table-cell>
          <table:table-cell table:formula="of:=COUNTIF([.$B19:.$B139];[.B143])" office:value-type="float" office:value="4" calcext:value-type="float">
            <text:p>4</text:p>
          </table:table-cell>
          <table:table-cell table:style-name="ce2" table:formula="of:=[.C143]/SUM([.C$126:.C$146])" office:value-type="percentage" office:value="0.037037037037037" calcext:value-type="percentage">
            <text:p>3,70 %</text:p>
          </table:table-cell>
          <table:table-cell table:style-name="ce2" table:formula="of:=SUM([.D$126:.D143])" office:value-type="percentage" office:value="0.990740740740741" calcext:value-type="percentage">
            <text:p>99,07 %</text:p>
          </table:table-cell>
        </table:table-row>
        <table:table-row table:style-name="ro1">
          <table:table-cell table:style-name="ce1" table:formula="of:=COM.MICROSOFT.CONCAT(&quot;[&quot;;[.B144];&quot;]&quot;)" office:value-type="string" office:string-value="[18]" calcext:value-type="string">
            <text:p>[18]</text:p>
          </table:table-cell>
          <table:table-cell office:value-type="float" office:value="18" calcext:value-type="float">
            <text:p>18</text:p>
          </table:table-cell>
          <table:table-cell table:formula="of:=COUNTIF([.$B20:.$B140];[.B144])" office:value-type="float" office:value="1" calcext:value-type="float">
            <text:p>1</text:p>
          </table:table-cell>
          <table:table-cell table:style-name="ce2" table:formula="of:=[.C144]/SUM([.C$126:.C$146])" office:value-type="percentage" office:value="0.00925925925925926" calcext:value-type="percentage">
            <text:p>0,93 %</text:p>
          </table:table-cell>
          <table:table-cell table:style-name="ce2" table:formula="of:=SUM([.D$126:.D144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5];&quot;]&quot;)" office:value-type="string" office:string-value="[19]" calcext:value-type="string">
            <text:p>[19]</text:p>
          </table:table-cell>
          <table:table-cell office:value-type="float" office:value="19" calcext:value-type="float">
            <text:p>19</text:p>
          </table:table-cell>
          <table:table-cell table:formula="of:=COUNTIF([.$B21:.$B141];[.B145])" office:value-type="float" office:value="0" calcext:value-type="float">
            <text:p>0</text:p>
          </table:table-cell>
          <table:table-cell table:style-name="ce2" table:formula="of:=[.C145]/SUM([.C$126:.C$146])" office:value-type="percentage" office:value="0" calcext:value-type="percentage">
            <text:p>0,00 %</text:p>
          </table:table-cell>
          <table:table-cell table:style-name="ce2" table:formula="of:=SUM([.D$126:.D145])" office:value-type="percentage" office:value="1" calcext:value-type="percentage">
            <text:p>100,00 %</text:p>
          </table:table-cell>
        </table:table-row>
        <table:table-row table:style-name="ro1">
          <table:table-cell table:style-name="ce1" table:formula="of:=COM.MICROSOFT.CONCAT(&quot;[&quot;;[.B146];&quot;]&quot;)" office:value-type="string" office:string-value="[20]" calcext:value-type="string">
            <text:p>[20]</text:p>
          </table:table-cell>
          <table:table-cell office:value-type="float" office:value="20" calcext:value-type="float">
            <text:p>20</text:p>
          </table:table-cell>
          <table:table-cell table:formula="of:=COUNTIF([.$B22:.$B142];[.B146])" office:value-type="float" office:value="0" calcext:value-type="float">
            <text:p>0</text:p>
          </table:table-cell>
          <table:table-cell table:style-name="ce2" table:formula="of:=[.C146]/SUM([.C$126:.C$146])" office:value-type="percentage" office:value="0" calcext:value-type="percentage">
            <text:p>0,00 %</text:p>
          </table:table-cell>
          <table:table-cell table:style-name="ce2" table:formula="of:=SUM([.D$126:.D146])" office:value-type="percentage" office:value="1" calcext:value-type="percentage">
            <text:p>100,00 %</text:p>
          </table:table-cell>
        </table:table-row>
        <table:table-row table:style-name="ro1">
          <table:table-cell table:number-columns-repeated="3"/>
          <table:table-cell table:style-name="ce2" table:formula="of:=SUM([.D126:.D146])" office:value-type="percentage" office:value="1" calcext:value-type="percentage">
            <text:p>100,00 %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ermutation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ACT([.A15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15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15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15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156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57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58])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59])" office:value-type="float" office:value="5040" calcext:value-type="float">
            <text:p>504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60])" office:value-type="float" office:value="40320" calcext:value-type="float">
            <text:p>4032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61])" office:value-type="float" office:value="362880" calcext:value-type="float">
            <text:p>36288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62])" office:value-type="float" office:value="3628800" calcext:value-type="float">
            <text:p>3628800</text:p>
          </table:table-cell>
          <table:table-cell table:number-columns-repeated="3"/>
        </table:table-row>
      </table:table>
      <table:table table:name="Graphe 1" table:style-name="ta1">
        <table:shapes>
          <draw:frame draw:z-index="0" draw:style-name="gr1" draw:text-style-name="P1" svg:width="17.948cm" svg:height="10.928cm" svg:x="2.258cm" svg:y="0.452cm">
            <draw:object draw:notify-on-update-of-ranges="Insertion.A126:Insertion.A146 Bubble.C124:Bubble.C124 Bubble.C126:Bubble.C146 Selection.C124:Selection.C124 Selection.C126:Selection.C146 Insertion.C124:Insertion.C124 Insertion.C126:Insertion.C14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Graphe 2" table:style-name="ta1">
        <table:shapes>
          <draw:frame draw:z-index="0" draw:style-name="gr1" draw:text-style-name="P1" svg:width="17.311cm" svg:height="9.009cm" svg:x="14.436cm" svg:y="0.001cm">
            <draw:object draw:notify-on-update-of-ranges="'Graphe 2'.A3:'Graphe 2'.A23 'Graphe 2'.D2:'Graphe 2'.D2 'Graphe 2'.D3:'Graphe 2'.D23 'Graphe 2'.F2:'Graphe 2'.F2 'Graphe 2'.F3:'Graphe 2'.F23 'Graphe 2'.H2:'Graphe 2'.H2 'Graphe 2'.H3:'Graphe 2'.H2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14.436cm" svg:y="9.935cm">
            <draw:object draw:notify-on-update-of-ranges="'Graphe 2'.C3:'Graphe 2'.C23 'Graphe 2'.B3:'Graphe 2'.B23 'Graphe 2'.D2:'Graphe 2'.D2 'Graphe 2'.D3:'Graphe 2'.D23 'Graphe 2'.E3:'Graphe 2'.E23 'Graphe 2'.B3:'Graphe 2'.B23 'Graphe 2'.F2:'Graphe 2'.F2 'Graphe 2'.F3:'Graphe 2'.F23 'Graphe 2'.G3:'Graphe 2'.G23 'Graphe 2'.B3:'Graphe 2'.B23 'Graphe 2'.H2:'Graphe 2'.H2 'Graphe 2'.H3:'Graphe 2'.H2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placements</text:p>
          </table:table-cell>
          <table:table-cell table:number-columns-repeated="2"/>
          <table:table-cell office:value-type="string" calcext:value-type="string">
            <text:p>Bubble</text:p>
          </table:table-cell>
          <table:table-cell/>
          <table:table-cell office:value-type="string" calcext:value-type="string">
            <text:p>Selection</text:p>
          </table:table-cell>
          <table:table-cell/>
          <table:table-cell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[0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1]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2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3]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4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5]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6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7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8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9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0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11]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12]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13]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14]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15]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[16]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7]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8]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9]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[20]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</table:table>
      <table:table table:name="Sheet6" table:style-name="ta1">
        <table:shapes>
          <draw:frame draw:z-index="0" draw:style-name="gr1" draw:text-style-name="P1" svg:width="34.802cm" svg:height="13.57cm" svg:x="0cm" svg:y="55.116cm">
            <draw:object draw:notify-on-update-of-ranges="Sheet6.A2:Sheet6.A121 Sheet6.B1:Sheet6.B1 Sheet6.B2:Sheet6.B121 Sheet6.C1:Sheet6.C1 Sheet6.C2:Sheet6.C121 Sheet6.D1:Sheet6.D1 Sheet6.D2:Sheet6.D1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3" table:default-cell-style-name="ce1"/>
        <table:table-row table:style-name="ro1">
          <table:table-cell table:formula="of:=[$Bubble.A1]" office:value-type="string" office:string-value="Permutations " calcext:value-type="string">
            <text:p>Permutations 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</table:table-row>
        <table:table-row table:style-name="ro1">
          <table:table-cell table:formula="of:=[$Bubble.A2]" office:value-type="string" office:string-value="[1, 2, 3, 4, 5] " calcext:value-type="string">
            <text:p>[1, 2, 3, 4, 5] </text:p>
          </table:table-cell>
          <table:table-cell table:style-name="ce7" table:formula="of:=[$Bubble.B2]" office:value-type="float" office:value="0" calcext:value-type="float">
            <text:p>0</text:p>
          </table:table-cell>
          <table:table-cell table:style-name="ce7" table:formula="of:=[$Selection.B2]" office:value-type="float" office:value="0" calcext:value-type="float">
            <text:p>0</text:p>
          </table:table-cell>
          <table:table-cell table:style-name="ce7" table:formula="of:=[$Insertion.B2]" office:value-type="float" office:value="8" calcext:value-type="float">
            <text:p>8</text:p>
          </table:table-cell>
        </table:table-row>
        <table:table-row table:style-name="ro1">
          <table:table-cell table:formula="of:=[$Bubble.A3]" office:value-type="string" office:string-value="[1, 2, 3, 5, 4] " calcext:value-type="string">
            <text:p>[1, 2, 3, 5, 4] </text:p>
          </table:table-cell>
          <table:table-cell table:style-name="ce8" table:formula="of:=[$Bubble.B3]" office:value-type="float" office:value="2" calcext:value-type="float">
            <text:p>2</text:p>
          </table:table-cell>
          <table:table-cell table:style-name="ce8" table:formula="of:=[$Selection.B3]" office:value-type="float" office:value="2" calcext:value-type="float">
            <text:p>2</text:p>
          </table:table-cell>
          <table:table-cell table:style-name="ce8" table:formula="of:=[$Insertion.B3]" office:value-type="float" office:value="9" calcext:value-type="float">
            <text:p>9</text:p>
          </table:table-cell>
        </table:table-row>
        <table:table-row table:style-name="ro1">
          <table:table-cell table:formula="of:=[$Bubble.A4]" office:value-type="string" office:string-value="[1, 2, 4, 3, 5] " calcext:value-type="string">
            <text:p>[1, 2, 4, 3, 5] </text:p>
          </table:table-cell>
          <table:table-cell table:style-name="ce9" table:formula="of:=[$Bubble.B4]" office:value-type="float" office:value="2" calcext:value-type="float">
            <text:p>2</text:p>
          </table:table-cell>
          <table:table-cell table:style-name="ce9" table:formula="of:=[$Selection.B4]" office:value-type="float" office:value="2" calcext:value-type="float">
            <text:p>2</text:p>
          </table:table-cell>
          <table:table-cell table:style-name="ce9" table:formula="of:=[$Insertion.B4]" office:value-type="float" office:value="9" calcext:value-type="float">
            <text:p>9</text:p>
          </table:table-cell>
        </table:table-row>
        <table:table-row table:style-name="ro1">
          <table:table-cell table:formula="of:=[$Bubble.A5]" office:value-type="string" office:string-value="[1, 2, 4, 5, 3] " calcext:value-type="string">
            <text:p>[1, 2, 4, 5, 3] </text:p>
          </table:table-cell>
          <table:table-cell table:style-name="ce10" table:formula="of:=[$Bubble.B5]" office:value-type="float" office:value="4" calcext:value-type="float">
            <text:p>4</text:p>
          </table:table-cell>
          <table:table-cell table:style-name="ce10" table:formula="of:=[$Selection.B5]" office:value-type="float" office:value="4" calcext:value-type="float">
            <text:p>4</text:p>
          </table:table-cell>
          <table:table-cell table:style-name="ce10" table:formula="of:=[$Insertion.B5]" office:value-type="float" office:value="10" calcext:value-type="float">
            <text:p>10</text:p>
          </table:table-cell>
        </table:table-row>
        <table:table-row table:style-name="ro1">
          <table:table-cell table:formula="of:=[$Bubble.A6]" office:value-type="string" office:string-value="[1, 2, 5, 3, 4] " calcext:value-type="string">
            <text:p>[1, 2, 5, 3, 4] </text:p>
          </table:table-cell>
          <table:table-cell table:style-name="ce11" table:formula="of:=[$Bubble.B6]" office:value-type="float" office:value="4" calcext:value-type="float">
            <text:p>4</text:p>
          </table:table-cell>
          <table:table-cell table:style-name="ce11" table:formula="of:=[$Selection.B6]" office:value-type="float" office:value="4" calcext:value-type="float">
            <text:p>4</text:p>
          </table:table-cell>
          <table:table-cell table:style-name="ce11" table:formula="of:=[$Insertion.B6]" office:value-type="float" office:value="10" calcext:value-type="float">
            <text:p>10</text:p>
          </table:table-cell>
        </table:table-row>
        <table:table-row table:style-name="ro1">
          <table:table-cell table:formula="of:=[$Bubble.A7]" office:value-type="string" office:string-value="[1, 2, 5, 4, 3] " calcext:value-type="string">
            <text:p>[1, 2, 5, 4, 3] </text:p>
          </table:table-cell>
          <table:table-cell table:style-name="ce12" table:formula="of:=[$Bubble.B7]" office:value-type="float" office:value="6" calcext:value-type="float">
            <text:p>6</text:p>
          </table:table-cell>
          <table:table-cell table:style-name="ce12" table:formula="of:=[$Selection.B7]" office:value-type="float" office:value="2" calcext:value-type="float">
            <text:p>2</text:p>
          </table:table-cell>
          <table:table-cell table:style-name="ce12" table:formula="of:=[$Insertion.B7]" office:value-type="float" office:value="11" calcext:value-type="float">
            <text:p>11</text:p>
          </table:table-cell>
        </table:table-row>
        <table:table-row table:style-name="ro1">
          <table:table-cell table:formula="of:=[$Bubble.A8]" office:value-type="string" office:string-value="[1, 3, 2, 4, 5] " calcext:value-type="string">
            <text:p>[1, 3, 2, 4, 5] </text:p>
          </table:table-cell>
          <table:table-cell table:style-name="ce13" table:formula="of:=[$Bubble.B8]" office:value-type="float" office:value="2" calcext:value-type="float">
            <text:p>2</text:p>
          </table:table-cell>
          <table:table-cell table:style-name="ce13" table:formula="of:=[$Selection.B8]" office:value-type="float" office:value="2" calcext:value-type="float">
            <text:p>2</text:p>
          </table:table-cell>
          <table:table-cell table:style-name="ce13" table:formula="of:=[$Insertion.B8]" office:value-type="float" office:value="9" calcext:value-type="float">
            <text:p>9</text:p>
          </table:table-cell>
        </table:table-row>
        <table:table-row table:style-name="ro1">
          <table:table-cell table:formula="of:=[$Bubble.A9]" office:value-type="string" office:string-value="[1, 3, 2, 5, 4] " calcext:value-type="string">
            <text:p>[1, 3, 2, 5, 4] </text:p>
          </table:table-cell>
          <table:table-cell table:style-name="ce14" table:formula="of:=[$Bubble.B9]" office:value-type="float" office:value="4" calcext:value-type="float">
            <text:p>4</text:p>
          </table:table-cell>
          <table:table-cell table:style-name="ce14" table:formula="of:=[$Selection.B9]" office:value-type="float" office:value="4" calcext:value-type="float">
            <text:p>4</text:p>
          </table:table-cell>
          <table:table-cell table:style-name="ce14" table:formula="of:=[$Insertion.B9]" office:value-type="float" office:value="10" calcext:value-type="float">
            <text:p>10</text:p>
          </table:table-cell>
        </table:table-row>
        <table:table-row table:style-name="ro1">
          <table:table-cell table:formula="of:=[$Bubble.A10]" office:value-type="string" office:string-value="[1, 3, 4, 2, 5] " calcext:value-type="string">
            <text:p>[1, 3, 4, 2, 5] </text:p>
          </table:table-cell>
          <table:table-cell table:style-name="ce15" table:formula="of:=[$Bubble.B10]" office:value-type="float" office:value="4" calcext:value-type="float">
            <text:p>4</text:p>
          </table:table-cell>
          <table:table-cell table:style-name="ce15" table:formula="of:=[$Selection.B10]" office:value-type="float" office:value="4" calcext:value-type="float">
            <text:p>4</text:p>
          </table:table-cell>
          <table:table-cell table:style-name="ce15" table:formula="of:=[$Insertion.B10]" office:value-type="float" office:value="10" calcext:value-type="float">
            <text:p>10</text:p>
          </table:table-cell>
        </table:table-row>
        <table:table-row table:style-name="ro1">
          <table:table-cell table:formula="of:=[$Bubble.A11]" office:value-type="string" office:string-value="[1, 3, 4, 5, 2] " calcext:value-type="string">
            <text:p>[1, 3, 4, 5, 2] </text:p>
          </table:table-cell>
          <table:table-cell table:style-name="ce16" table:formula="of:=[$Bubble.B11]" office:value-type="float" office:value="6" calcext:value-type="float">
            <text:p>6</text:p>
          </table:table-cell>
          <table:table-cell table:style-name="ce16" table:formula="of:=[$Selection.B11]" office:value-type="float" office:value="6" calcext:value-type="float">
            <text:p>6</text:p>
          </table:table-cell>
          <table:table-cell table:style-name="ce16" table:formula="of:=[$Insertion.B11]" office:value-type="float" office:value="11" calcext:value-type="float">
            <text:p>11</text:p>
          </table:table-cell>
        </table:table-row>
        <table:table-row table:style-name="ro1">
          <table:table-cell table:formula="of:=[$Bubble.A12]" office:value-type="string" office:string-value="[1, 3, 5, 2, 4] " calcext:value-type="string">
            <text:p>[1, 3, 5, 2, 4] </text:p>
          </table:table-cell>
          <table:table-cell table:style-name="ce17" table:formula="of:=[$Bubble.B12]" office:value-type="float" office:value="6" calcext:value-type="float">
            <text:p>6</text:p>
          </table:table-cell>
          <table:table-cell table:style-name="ce17" table:formula="of:=[$Selection.B12]" office:value-type="float" office:value="6" calcext:value-type="float">
            <text:p>6</text:p>
          </table:table-cell>
          <table:table-cell table:style-name="ce17" table:formula="of:=[$Insertion.B12]" office:value-type="float" office:value="11" calcext:value-type="float">
            <text:p>11</text:p>
          </table:table-cell>
        </table:table-row>
        <table:table-row table:style-name="ro1">
          <table:table-cell table:formula="of:=[$Bubble.A13]" office:value-type="string" office:string-value="[1, 3, 5, 4, 2] " calcext:value-type="string">
            <text:p>[1, 3, 5, 4, 2] </text:p>
          </table:table-cell>
          <table:table-cell table:style-name="ce18" table:formula="of:=[$Bubble.B13]" office:value-type="float" office:value="8" calcext:value-type="float">
            <text:p>8</text:p>
          </table:table-cell>
          <table:table-cell table:style-name="ce18" table:formula="of:=[$Selection.B13]" office:value-type="float" office:value="4" calcext:value-type="float">
            <text:p>4</text:p>
          </table:table-cell>
          <table:table-cell table:style-name="ce18" table:formula="of:=[$Insertion.B13]" office:value-type="float" office:value="12" calcext:value-type="float">
            <text:p>12</text:p>
          </table:table-cell>
        </table:table-row>
        <table:table-row table:style-name="ro1">
          <table:table-cell table:formula="of:=[$Bubble.A14]" office:value-type="string" office:string-value="[1, 4, 2, 3, 5] " calcext:value-type="string">
            <text:p>[1, 4, 2, 3, 5] </text:p>
          </table:table-cell>
          <table:table-cell table:style-name="ce19" table:formula="of:=[$Bubble.B14]" office:value-type="float" office:value="4" calcext:value-type="float">
            <text:p>4</text:p>
          </table:table-cell>
          <table:table-cell table:style-name="ce19" table:formula="of:=[$Selection.B14]" office:value-type="float" office:value="4" calcext:value-type="float">
            <text:p>4</text:p>
          </table:table-cell>
          <table:table-cell table:style-name="ce19" table:formula="of:=[$Insertion.B14]" office:value-type="float" office:value="10" calcext:value-type="float">
            <text:p>10</text:p>
          </table:table-cell>
        </table:table-row>
        <table:table-row table:style-name="ro1">
          <table:table-cell table:formula="of:=[$Bubble.A15]" office:value-type="string" office:string-value="[1, 4, 2, 5, 3] " calcext:value-type="string">
            <text:p>[1, 4, 2, 5, 3] </text:p>
          </table:table-cell>
          <table:table-cell table:style-name="ce20" table:formula="of:=[$Bubble.B15]" office:value-type="float" office:value="6" calcext:value-type="float">
            <text:p>6</text:p>
          </table:table-cell>
          <table:table-cell table:style-name="ce20" table:formula="of:=[$Selection.B15]" office:value-type="float" office:value="6" calcext:value-type="float">
            <text:p>6</text:p>
          </table:table-cell>
          <table:table-cell table:style-name="ce20" table:formula="of:=[$Insertion.B15]" office:value-type="float" office:value="11" calcext:value-type="float">
            <text:p>11</text:p>
          </table:table-cell>
        </table:table-row>
        <table:table-row table:style-name="ro1">
          <table:table-cell table:formula="of:=[$Bubble.A16]" office:value-type="string" office:string-value="[1, 4, 3, 2, 5] " calcext:value-type="string">
            <text:p>[1, 4, 3, 2, 5] </text:p>
          </table:table-cell>
          <table:table-cell table:style-name="ce21" table:formula="of:=[$Bubble.B16]" office:value-type="float" office:value="6" calcext:value-type="float">
            <text:p>6</text:p>
          </table:table-cell>
          <table:table-cell table:style-name="ce21" table:formula="of:=[$Selection.B16]" office:value-type="float" office:value="2" calcext:value-type="float">
            <text:p>2</text:p>
          </table:table-cell>
          <table:table-cell table:style-name="ce21" table:formula="of:=[$Insertion.B16]" office:value-type="float" office:value="11" calcext:value-type="float">
            <text:p>11</text:p>
          </table:table-cell>
        </table:table-row>
        <table:table-row table:style-name="ro1">
          <table:table-cell table:formula="of:=[$Bubble.A17]" office:value-type="string" office:string-value="[1, 4, 3, 5, 2] " calcext:value-type="string">
            <text:p>[1, 4, 3, 5, 2] </text:p>
          </table:table-cell>
          <table:table-cell table:style-name="ce22" table:formula="of:=[$Bubble.B17]" office:value-type="float" office:value="8" calcext:value-type="float">
            <text:p>8</text:p>
          </table:table-cell>
          <table:table-cell table:style-name="ce22" table:formula="of:=[$Selection.B17]" office:value-type="float" office:value="4" calcext:value-type="float">
            <text:p>4</text:p>
          </table:table-cell>
          <table:table-cell table:style-name="ce22" table:formula="of:=[$Insertion.B17]" office:value-type="float" office:value="12" calcext:value-type="float">
            <text:p>12</text:p>
          </table:table-cell>
        </table:table-row>
        <table:table-row table:style-name="ro1">
          <table:table-cell table:formula="of:=[$Bubble.A18]" office:value-type="string" office:string-value="[1, 4, 5, 2, 3] " calcext:value-type="string">
            <text:p>[1, 4, 5, 2, 3] </text:p>
          </table:table-cell>
          <table:table-cell table:style-name="ce23" table:formula="of:=[$Bubble.B18]" office:value-type="float" office:value="8" calcext:value-type="float">
            <text:p>8</text:p>
          </table:table-cell>
          <table:table-cell table:style-name="ce23" table:formula="of:=[$Selection.B18]" office:value-type="float" office:value="4" calcext:value-type="float">
            <text:p>4</text:p>
          </table:table-cell>
          <table:table-cell table:style-name="ce23" table:formula="of:=[$Insertion.B18]" office:value-type="float" office:value="12" calcext:value-type="float">
            <text:p>12</text:p>
          </table:table-cell>
        </table:table-row>
        <table:table-row table:style-name="ro1">
          <table:table-cell table:formula="of:=[$Bubble.A19]" office:value-type="string" office:string-value="[1, 4, 5, 3, 2] " calcext:value-type="string">
            <text:p>[1, 4, 5, 3, 2] </text:p>
          </table:table-cell>
          <table:table-cell table:style-name="ce24" table:formula="of:=[$Bubble.B19]" office:value-type="float" office:value="10" calcext:value-type="float">
            <text:p>10</text:p>
          </table:table-cell>
          <table:table-cell table:style-name="ce24" table:formula="of:=[$Selection.B19]" office:value-type="float" office:value="6" calcext:value-type="float">
            <text:p>6</text:p>
          </table:table-cell>
          <table:table-cell table:style-name="ce24" table:formula="of:=[$Insertion.B19]" office:value-type="float" office:value="13" calcext:value-type="float">
            <text:p>13</text:p>
          </table:table-cell>
        </table:table-row>
        <table:table-row table:style-name="ro1">
          <table:table-cell table:formula="of:=[$Bubble.A20]" office:value-type="string" office:string-value="[1, 5, 2, 3, 4] " calcext:value-type="string">
            <text:p>[1, 5, 2, 3, 4] </text:p>
          </table:table-cell>
          <table:table-cell table:style-name="ce25" table:formula="of:=[$Bubble.B20]" office:value-type="float" office:value="6" calcext:value-type="float">
            <text:p>6</text:p>
          </table:table-cell>
          <table:table-cell table:style-name="ce25" table:formula="of:=[$Selection.B20]" office:value-type="float" office:value="6" calcext:value-type="float">
            <text:p>6</text:p>
          </table:table-cell>
          <table:table-cell table:style-name="ce25" table:formula="of:=[$Insertion.B20]" office:value-type="float" office:value="11" calcext:value-type="float">
            <text:p>11</text:p>
          </table:table-cell>
        </table:table-row>
        <table:table-row table:style-name="ro1">
          <table:table-cell table:formula="of:=[$Bubble.A21]" office:value-type="string" office:string-value="[1, 5, 2, 4, 3] " calcext:value-type="string">
            <text:p>[1, 5, 2, 4, 3] </text:p>
          </table:table-cell>
          <table:table-cell table:style-name="ce26" table:formula="of:=[$Bubble.B21]" office:value-type="float" office:value="8" calcext:value-type="float">
            <text:p>8</text:p>
          </table:table-cell>
          <table:table-cell table:style-name="ce26" table:formula="of:=[$Selection.B21]" office:value-type="float" office:value="4" calcext:value-type="float">
            <text:p>4</text:p>
          </table:table-cell>
          <table:table-cell table:style-name="ce26" table:formula="of:=[$Insertion.B21]" office:value-type="float" office:value="12" calcext:value-type="float">
            <text:p>12</text:p>
          </table:table-cell>
        </table:table-row>
        <table:table-row table:style-name="ro1">
          <table:table-cell table:formula="of:=[$Bubble.A22]" office:value-type="string" office:string-value="[1, 5, 3, 2, 4] " calcext:value-type="string">
            <text:p>[1, 5, 3, 2, 4] </text:p>
          </table:table-cell>
          <table:table-cell table:style-name="ce27" table:formula="of:=[$Bubble.B22]" office:value-type="float" office:value="8" calcext:value-type="float">
            <text:p>8</text:p>
          </table:table-cell>
          <table:table-cell table:style-name="ce27" table:formula="of:=[$Selection.B22]" office:value-type="float" office:value="4" calcext:value-type="float">
            <text:p>4</text:p>
          </table:table-cell>
          <table:table-cell table:style-name="ce27" table:formula="of:=[$Insertion.B22]" office:value-type="float" office:value="12" calcext:value-type="float">
            <text:p>12</text:p>
          </table:table-cell>
        </table:table-row>
        <table:table-row table:style-name="ro1">
          <table:table-cell table:formula="of:=[$Bubble.A23]" office:value-type="string" office:string-value="[1, 5, 3, 4, 2] " calcext:value-type="string">
            <text:p>[1, 5, 3, 4, 2] </text:p>
          </table:table-cell>
          <table:table-cell table:style-name="ce28" table:formula="of:=[$Bubble.B23]" office:value-type="float" office:value="10" calcext:value-type="float">
            <text:p>10</text:p>
          </table:table-cell>
          <table:table-cell table:style-name="ce28" table:formula="of:=[$Selection.B23]" office:value-type="float" office:value="2" calcext:value-type="float">
            <text:p>2</text:p>
          </table:table-cell>
          <table:table-cell table:style-name="ce28" table:formula="of:=[$Insertion.B23]" office:value-type="float" office:value="13" calcext:value-type="float">
            <text:p>13</text:p>
          </table:table-cell>
        </table:table-row>
        <table:table-row table:style-name="ro1">
          <table:table-cell table:formula="of:=[$Bubble.A24]" office:value-type="string" office:string-value="[1, 5, 4, 2, 3] " calcext:value-type="string">
            <text:p>[1, 5, 4, 2, 3] </text:p>
          </table:table-cell>
          <table:table-cell table:style-name="ce29" table:formula="of:=[$Bubble.B24]" office:value-type="float" office:value="10" calcext:value-type="float">
            <text:p>10</text:p>
          </table:table-cell>
          <table:table-cell table:style-name="ce29" table:formula="of:=[$Selection.B24]" office:value-type="float" office:value="6" calcext:value-type="float">
            <text:p>6</text:p>
          </table:table-cell>
          <table:table-cell table:style-name="ce29" table:formula="of:=[$Insertion.B24]" office:value-type="float" office:value="13" calcext:value-type="float">
            <text:p>13</text:p>
          </table:table-cell>
        </table:table-row>
        <table:table-row table:style-name="ro1">
          <table:table-cell table:formula="of:=[$Bubble.A25]" office:value-type="string" office:string-value="[1, 5, 4, 3, 2] " calcext:value-type="string">
            <text:p>[1, 5, 4, 3, 2] </text:p>
          </table:table-cell>
          <table:table-cell table:style-name="ce30" table:formula="of:=[$Bubble.B25]" office:value-type="float" office:value="12" calcext:value-type="float">
            <text:p>12</text:p>
          </table:table-cell>
          <table:table-cell table:style-name="ce30" table:formula="of:=[$Selection.B25]" office:value-type="float" office:value="4" calcext:value-type="float">
            <text:p>4</text:p>
          </table:table-cell>
          <table:table-cell table:style-name="ce30" table:formula="of:=[$Insertion.B25]" office:value-type="float" office:value="14" calcext:value-type="float">
            <text:p>14</text:p>
          </table:table-cell>
        </table:table-row>
        <table:table-row table:style-name="ro1">
          <table:table-cell table:formula="of:=[$Bubble.A26]" office:value-type="string" office:string-value="[2, 1, 3, 4, 5] " calcext:value-type="string">
            <text:p>[2, 1, 3, 4, 5] </text:p>
          </table:table-cell>
          <table:table-cell table:style-name="ce31" table:formula="of:=[$Bubble.B26]" office:value-type="float" office:value="2" calcext:value-type="float">
            <text:p>2</text:p>
          </table:table-cell>
          <table:table-cell table:style-name="ce31" table:formula="of:=[$Selection.B26]" office:value-type="float" office:value="2" calcext:value-type="float">
            <text:p>2</text:p>
          </table:table-cell>
          <table:table-cell table:style-name="ce31" table:formula="of:=[$Insertion.B26]" office:value-type="float" office:value="9" calcext:value-type="float">
            <text:p>9</text:p>
          </table:table-cell>
        </table:table-row>
        <table:table-row table:style-name="ro1">
          <table:table-cell table:formula="of:=[$Bubble.A27]" office:value-type="string" office:string-value="[2, 1, 3, 5, 4] " calcext:value-type="string">
            <text:p>[2, 1, 3, 5, 4] </text:p>
          </table:table-cell>
          <table:table-cell table:style-name="ce32" table:formula="of:=[$Bubble.B27]" office:value-type="float" office:value="4" calcext:value-type="float">
            <text:p>4</text:p>
          </table:table-cell>
          <table:table-cell table:style-name="ce32" table:formula="of:=[$Selection.B27]" office:value-type="float" office:value="4" calcext:value-type="float">
            <text:p>4</text:p>
          </table:table-cell>
          <table:table-cell table:style-name="ce32" table:formula="of:=[$Insertion.B27]" office:value-type="float" office:value="10" calcext:value-type="float">
            <text:p>10</text:p>
          </table:table-cell>
        </table:table-row>
        <table:table-row table:style-name="ro1">
          <table:table-cell table:formula="of:=[$Bubble.A28]" office:value-type="string" office:string-value="[2, 1, 4, 3, 5] " calcext:value-type="string">
            <text:p>[2, 1, 4, 3, 5] </text:p>
          </table:table-cell>
          <table:table-cell table:style-name="ce33" table:formula="of:=[$Bubble.B28]" office:value-type="float" office:value="4" calcext:value-type="float">
            <text:p>4</text:p>
          </table:table-cell>
          <table:table-cell table:style-name="ce33" table:formula="of:=[$Selection.B28]" office:value-type="float" office:value="4" calcext:value-type="float">
            <text:p>4</text:p>
          </table:table-cell>
          <table:table-cell table:style-name="ce33" table:formula="of:=[$Insertion.B28]" office:value-type="float" office:value="10" calcext:value-type="float">
            <text:p>10</text:p>
          </table:table-cell>
        </table:table-row>
        <table:table-row table:style-name="ro1">
          <table:table-cell table:formula="of:=[$Bubble.A29]" office:value-type="string" office:string-value="[2, 1, 4, 5, 3] " calcext:value-type="string">
            <text:p>[2, 1, 4, 5, 3] </text:p>
          </table:table-cell>
          <table:table-cell table:style-name="ce34" table:formula="of:=[$Bubble.B29]" office:value-type="float" office:value="6" calcext:value-type="float">
            <text:p>6</text:p>
          </table:table-cell>
          <table:table-cell table:style-name="ce34" table:formula="of:=[$Selection.B29]" office:value-type="float" office:value="6" calcext:value-type="float">
            <text:p>6</text:p>
          </table:table-cell>
          <table:table-cell table:style-name="ce34" table:formula="of:=[$Insertion.B29]" office:value-type="float" office:value="11" calcext:value-type="float">
            <text:p>11</text:p>
          </table:table-cell>
        </table:table-row>
        <table:table-row table:style-name="ro1">
          <table:table-cell table:formula="of:=[$Bubble.A30]" office:value-type="string" office:string-value="[2, 1, 5, 3, 4] " calcext:value-type="string">
            <text:p>[2, 1, 5, 3, 4] </text:p>
          </table:table-cell>
          <table:table-cell table:style-name="ce35" table:formula="of:=[$Bubble.B30]" office:value-type="float" office:value="6" calcext:value-type="float">
            <text:p>6</text:p>
          </table:table-cell>
          <table:table-cell table:style-name="ce35" table:formula="of:=[$Selection.B30]" office:value-type="float" office:value="6" calcext:value-type="float">
            <text:p>6</text:p>
          </table:table-cell>
          <table:table-cell table:style-name="ce35" table:formula="of:=[$Insertion.B30]" office:value-type="float" office:value="11" calcext:value-type="float">
            <text:p>11</text:p>
          </table:table-cell>
        </table:table-row>
        <table:table-row table:style-name="ro1">
          <table:table-cell table:formula="of:=[$Bubble.A31]" office:value-type="string" office:string-value="[2, 1, 5, 4, 3] " calcext:value-type="string">
            <text:p>[2, 1, 5, 4, 3] </text:p>
          </table:table-cell>
          <table:table-cell table:style-name="ce36" table:formula="of:=[$Bubble.B31]" office:value-type="float" office:value="8" calcext:value-type="float">
            <text:p>8</text:p>
          </table:table-cell>
          <table:table-cell table:style-name="ce36" table:formula="of:=[$Selection.B31]" office:value-type="float" office:value="4" calcext:value-type="float">
            <text:p>4</text:p>
          </table:table-cell>
          <table:table-cell table:style-name="ce36" table:formula="of:=[$Insertion.B31]" office:value-type="float" office:value="12" calcext:value-type="float">
            <text:p>12</text:p>
          </table:table-cell>
        </table:table-row>
        <table:table-row table:style-name="ro1">
          <table:table-cell table:formula="of:=[$Bubble.A32]" office:value-type="string" office:string-value="[2, 3, 1, 4, 5] " calcext:value-type="string">
            <text:p>[2, 3, 1, 4, 5] </text:p>
          </table:table-cell>
          <table:table-cell table:style-name="ce37" table:formula="of:=[$Bubble.B32]" office:value-type="float" office:value="4" calcext:value-type="float">
            <text:p>4</text:p>
          </table:table-cell>
          <table:table-cell table:style-name="ce37" table:formula="of:=[$Selection.B32]" office:value-type="float" office:value="4" calcext:value-type="float">
            <text:p>4</text:p>
          </table:table-cell>
          <table:table-cell table:style-name="ce37" table:formula="of:=[$Insertion.B32]" office:value-type="float" office:value="10" calcext:value-type="float">
            <text:p>10</text:p>
          </table:table-cell>
        </table:table-row>
        <table:table-row table:style-name="ro1">
          <table:table-cell table:formula="of:=[$Bubble.A33]" office:value-type="string" office:string-value="[2, 3, 1, 5, 4] " calcext:value-type="string">
            <text:p>[2, 3, 1, 5, 4] </text:p>
          </table:table-cell>
          <table:table-cell table:style-name="ce38" table:formula="of:=[$Bubble.B33]" office:value-type="float" office:value="6" calcext:value-type="float">
            <text:p>6</text:p>
          </table:table-cell>
          <table:table-cell table:style-name="ce38" table:formula="of:=[$Selection.B33]" office:value-type="float" office:value="6" calcext:value-type="float">
            <text:p>6</text:p>
          </table:table-cell>
          <table:table-cell table:style-name="ce38" table:formula="of:=[$Insertion.B33]" office:value-type="float" office:value="11" calcext:value-type="float">
            <text:p>11</text:p>
          </table:table-cell>
        </table:table-row>
        <table:table-row table:style-name="ro1">
          <table:table-cell table:formula="of:=[$Bubble.A34]" office:value-type="string" office:string-value="[2, 3, 4, 1, 5] " calcext:value-type="string">
            <text:p>[2, 3, 4, 1, 5] </text:p>
          </table:table-cell>
          <table:table-cell table:style-name="ce39" table:formula="of:=[$Bubble.B34]" office:value-type="float" office:value="6" calcext:value-type="float">
            <text:p>6</text:p>
          </table:table-cell>
          <table:table-cell table:style-name="ce39" table:formula="of:=[$Selection.B34]" office:value-type="float" office:value="6" calcext:value-type="float">
            <text:p>6</text:p>
          </table:table-cell>
          <table:table-cell table:style-name="ce39" table:formula="of:=[$Insertion.B34]" office:value-type="float" office:value="11" calcext:value-type="float">
            <text:p>11</text:p>
          </table:table-cell>
        </table:table-row>
        <table:table-row table:style-name="ro1">
          <table:table-cell table:formula="of:=[$Bubble.A35]" office:value-type="string" office:string-value="[2, 3, 4, 5, 1] " calcext:value-type="string">
            <text:p>[2, 3, 4, 5, 1] </text:p>
          </table:table-cell>
          <table:table-cell table:style-name="ce40" table:formula="of:=[$Bubble.B35]" office:value-type="float" office:value="8" calcext:value-type="float">
            <text:p>8</text:p>
          </table:table-cell>
          <table:table-cell table:style-name="ce40" table:formula="of:=[$Selection.B35]" office:value-type="float" office:value="8" calcext:value-type="float">
            <text:p>8</text:p>
          </table:table-cell>
          <table:table-cell table:style-name="ce40" table:formula="of:=[$Insertion.B35]" office:value-type="float" office:value="12" calcext:value-type="float">
            <text:p>12</text:p>
          </table:table-cell>
        </table:table-row>
        <table:table-row table:style-name="ro1">
          <table:table-cell table:formula="of:=[$Bubble.A36]" office:value-type="string" office:string-value="[2, 3, 5, 1, 4] " calcext:value-type="string">
            <text:p>[2, 3, 5, 1, 4] </text:p>
          </table:table-cell>
          <table:table-cell table:style-name="ce41" table:formula="of:=[$Bubble.B36]" office:value-type="float" office:value="8" calcext:value-type="float">
            <text:p>8</text:p>
          </table:table-cell>
          <table:table-cell table:style-name="ce41" table:formula="of:=[$Selection.B36]" office:value-type="float" office:value="8" calcext:value-type="float">
            <text:p>8</text:p>
          </table:table-cell>
          <table:table-cell table:style-name="ce41" table:formula="of:=[$Insertion.B36]" office:value-type="float" office:value="12" calcext:value-type="float">
            <text:p>12</text:p>
          </table:table-cell>
        </table:table-row>
        <table:table-row table:style-name="ro1">
          <table:table-cell table:formula="of:=[$Bubble.A37]" office:value-type="string" office:string-value="[2, 3, 5, 4, 1] " calcext:value-type="string">
            <text:p>[2, 3, 5, 4, 1] </text:p>
          </table:table-cell>
          <table:table-cell table:style-name="ce42" table:formula="of:=[$Bubble.B37]" office:value-type="float" office:value="10" calcext:value-type="float">
            <text:p>10</text:p>
          </table:table-cell>
          <table:table-cell table:style-name="ce42" table:formula="of:=[$Selection.B37]" office:value-type="float" office:value="6" calcext:value-type="float">
            <text:p>6</text:p>
          </table:table-cell>
          <table:table-cell table:style-name="ce42" table:formula="of:=[$Insertion.B37]" office:value-type="float" office:value="13" calcext:value-type="float">
            <text:p>13</text:p>
          </table:table-cell>
        </table:table-row>
        <table:table-row table:style-name="ro1">
          <table:table-cell table:formula="of:=[$Bubble.A38]" office:value-type="string" office:string-value="[2, 4, 1, 3, 5] " calcext:value-type="string">
            <text:p>[2, 4, 1, 3, 5] </text:p>
          </table:table-cell>
          <table:table-cell table:style-name="ce43" table:formula="of:=[$Bubble.B38]" office:value-type="float" office:value="6" calcext:value-type="float">
            <text:p>6</text:p>
          </table:table-cell>
          <table:table-cell table:style-name="ce43" table:formula="of:=[$Selection.B38]" office:value-type="float" office:value="6" calcext:value-type="float">
            <text:p>6</text:p>
          </table:table-cell>
          <table:table-cell table:style-name="ce43" table:formula="of:=[$Insertion.B38]" office:value-type="float" office:value="11" calcext:value-type="float">
            <text:p>11</text:p>
          </table:table-cell>
        </table:table-row>
        <table:table-row table:style-name="ro1">
          <table:table-cell table:formula="of:=[$Bubble.A39]" office:value-type="string" office:string-value="[2, 4, 1, 5, 3] " calcext:value-type="string">
            <text:p>[2, 4, 1, 5, 3] </text:p>
          </table:table-cell>
          <table:table-cell table:style-name="ce44" table:formula="of:=[$Bubble.B39]" office:value-type="float" office:value="8" calcext:value-type="float">
            <text:p>8</text:p>
          </table:table-cell>
          <table:table-cell table:style-name="ce44" table:formula="of:=[$Selection.B39]" office:value-type="float" office:value="8" calcext:value-type="float">
            <text:p>8</text:p>
          </table:table-cell>
          <table:table-cell table:style-name="ce44" table:formula="of:=[$Insertion.B39]" office:value-type="float" office:value="12" calcext:value-type="float">
            <text:p>12</text:p>
          </table:table-cell>
        </table:table-row>
        <table:table-row table:style-name="ro1">
          <table:table-cell table:formula="of:=[$Bubble.A40]" office:value-type="string" office:string-value="[2, 4, 3, 1, 5] " calcext:value-type="string">
            <text:p>[2, 4, 3, 1, 5] </text:p>
          </table:table-cell>
          <table:table-cell table:style-name="ce45" table:formula="of:=[$Bubble.B40]" office:value-type="float" office:value="8" calcext:value-type="float">
            <text:p>8</text:p>
          </table:table-cell>
          <table:table-cell table:style-name="ce45" table:formula="of:=[$Selection.B40]" office:value-type="float" office:value="4" calcext:value-type="float">
            <text:p>4</text:p>
          </table:table-cell>
          <table:table-cell table:style-name="ce45" table:formula="of:=[$Insertion.B40]" office:value-type="float" office:value="12" calcext:value-type="float">
            <text:p>12</text:p>
          </table:table-cell>
        </table:table-row>
        <table:table-row table:style-name="ro1">
          <table:table-cell table:formula="of:=[$Bubble.A41]" office:value-type="string" office:string-value="[2, 4, 3, 5, 1] " calcext:value-type="string">
            <text:p>[2, 4, 3, 5, 1] </text:p>
          </table:table-cell>
          <table:table-cell table:style-name="ce46" table:formula="of:=[$Bubble.B41]" office:value-type="float" office:value="10" calcext:value-type="float">
            <text:p>10</text:p>
          </table:table-cell>
          <table:table-cell table:style-name="ce46" table:formula="of:=[$Selection.B41]" office:value-type="float" office:value="6" calcext:value-type="float">
            <text:p>6</text:p>
          </table:table-cell>
          <table:table-cell table:style-name="ce46" table:formula="of:=[$Insertion.B41]" office:value-type="float" office:value="13" calcext:value-type="float">
            <text:p>13</text:p>
          </table:table-cell>
        </table:table-row>
        <table:table-row table:style-name="ro1">
          <table:table-cell table:formula="of:=[$Bubble.A42]" office:value-type="string" office:string-value="[2, 4, 5, 1, 3] " calcext:value-type="string">
            <text:p>[2, 4, 5, 1, 3] </text:p>
          </table:table-cell>
          <table:table-cell table:style-name="ce47" table:formula="of:=[$Bubble.B42]" office:value-type="float" office:value="10" calcext:value-type="float">
            <text:p>10</text:p>
          </table:table-cell>
          <table:table-cell table:style-name="ce47" table:formula="of:=[$Selection.B42]" office:value-type="float" office:value="6" calcext:value-type="float">
            <text:p>6</text:p>
          </table:table-cell>
          <table:table-cell table:style-name="ce47" table:formula="of:=[$Insertion.B42]" office:value-type="float" office:value="13" calcext:value-type="float">
            <text:p>13</text:p>
          </table:table-cell>
        </table:table-row>
        <table:table-row table:style-name="ro1">
          <table:table-cell table:formula="of:=[$Bubble.A43]" office:value-type="string" office:string-value="[2, 4, 5, 3, 1] " calcext:value-type="string">
            <text:p>[2, 4, 5, 3, 1] </text:p>
          </table:table-cell>
          <table:table-cell table:style-name="ce48" table:formula="of:=[$Bubble.B43]" office:value-type="float" office:value="12" calcext:value-type="float">
            <text:p>12</text:p>
          </table:table-cell>
          <table:table-cell table:style-name="ce48" table:formula="of:=[$Selection.B43]" office:value-type="float" office:value="8" calcext:value-type="float">
            <text:p>8</text:p>
          </table:table-cell>
          <table:table-cell table:style-name="ce48" table:formula="of:=[$Insertion.B43]" office:value-type="float" office:value="14" calcext:value-type="float">
            <text:p>14</text:p>
          </table:table-cell>
        </table:table-row>
        <table:table-row table:style-name="ro1">
          <table:table-cell table:formula="of:=[$Bubble.A44]" office:value-type="string" office:string-value="[2, 5, 1, 3, 4] " calcext:value-type="string">
            <text:p>[2, 5, 1, 3, 4] </text:p>
          </table:table-cell>
          <table:table-cell table:style-name="ce49" table:formula="of:=[$Bubble.B44]" office:value-type="float" office:value="8" calcext:value-type="float">
            <text:p>8</text:p>
          </table:table-cell>
          <table:table-cell table:style-name="ce49" table:formula="of:=[$Selection.B44]" office:value-type="float" office:value="8" calcext:value-type="float">
            <text:p>8</text:p>
          </table:table-cell>
          <table:table-cell table:style-name="ce49" table:formula="of:=[$Insertion.B44]" office:value-type="float" office:value="12" calcext:value-type="float">
            <text:p>12</text:p>
          </table:table-cell>
        </table:table-row>
        <table:table-row table:style-name="ro1">
          <table:table-cell table:formula="of:=[$Bubble.A45]" office:value-type="string" office:string-value="[2, 5, 1, 4, 3] " calcext:value-type="string">
            <text:p>[2, 5, 1, 4, 3] </text:p>
          </table:table-cell>
          <table:table-cell table:style-name="ce50" table:formula="of:=[$Bubble.B45]" office:value-type="float" office:value="10" calcext:value-type="float">
            <text:p>10</text:p>
          </table:table-cell>
          <table:table-cell table:style-name="ce50" table:formula="of:=[$Selection.B45]" office:value-type="float" office:value="6" calcext:value-type="float">
            <text:p>6</text:p>
          </table:table-cell>
          <table:table-cell table:style-name="ce50" table:formula="of:=[$Insertion.B45]" office:value-type="float" office:value="13" calcext:value-type="float">
            <text:p>13</text:p>
          </table:table-cell>
        </table:table-row>
        <table:table-row table:style-name="ro1">
          <table:table-cell table:formula="of:=[$Bubble.A46]" office:value-type="string" office:string-value="[2, 5, 3, 1, 4] " calcext:value-type="string">
            <text:p>[2, 5, 3, 1, 4] </text:p>
          </table:table-cell>
          <table:table-cell table:style-name="ce51" table:formula="of:=[$Bubble.B46]" office:value-type="float" office:value="10" calcext:value-type="float">
            <text:p>10</text:p>
          </table:table-cell>
          <table:table-cell table:style-name="ce51" table:formula="of:=[$Selection.B46]" office:value-type="float" office:value="6" calcext:value-type="float">
            <text:p>6</text:p>
          </table:table-cell>
          <table:table-cell table:style-name="ce51" table:formula="of:=[$Insertion.B46]" office:value-type="float" office:value="13" calcext:value-type="float">
            <text:p>13</text:p>
          </table:table-cell>
        </table:table-row>
        <table:table-row table:style-name="ro1">
          <table:table-cell table:formula="of:=[$Bubble.A47]" office:value-type="string" office:string-value="[2, 5, 3, 4, 1] " calcext:value-type="string">
            <text:p>[2, 5, 3, 4, 1] </text:p>
          </table:table-cell>
          <table:table-cell table:style-name="ce52" table:formula="of:=[$Bubble.B47]" office:value-type="float" office:value="12" calcext:value-type="float">
            <text:p>12</text:p>
          </table:table-cell>
          <table:table-cell table:style-name="ce52" table:formula="of:=[$Selection.B47]" office:value-type="float" office:value="4" calcext:value-type="float">
            <text:p>4</text:p>
          </table:table-cell>
          <table:table-cell table:style-name="ce52" table:formula="of:=[$Insertion.B47]" office:value-type="float" office:value="14" calcext:value-type="float">
            <text:p>14</text:p>
          </table:table-cell>
        </table:table-row>
        <table:table-row table:style-name="ro1">
          <table:table-cell table:formula="of:=[$Bubble.A48]" office:value-type="string" office:string-value="[2, 5, 4, 1, 3] " calcext:value-type="string">
            <text:p>[2, 5, 4, 1, 3] </text:p>
          </table:table-cell>
          <table:table-cell table:style-name="ce53" table:formula="of:=[$Bubble.B48]" office:value-type="float" office:value="12" calcext:value-type="float">
            <text:p>12</text:p>
          </table:table-cell>
          <table:table-cell table:style-name="ce53" table:formula="of:=[$Selection.B48]" office:value-type="float" office:value="8" calcext:value-type="float">
            <text:p>8</text:p>
          </table:table-cell>
          <table:table-cell table:style-name="ce53" table:formula="of:=[$Insertion.B48]" office:value-type="float" office:value="14" calcext:value-type="float">
            <text:p>14</text:p>
          </table:table-cell>
        </table:table-row>
        <table:table-row table:style-name="ro1">
          <table:table-cell table:formula="of:=[$Bubble.A49]" office:value-type="string" office:string-value="[2, 5, 4, 3, 1] " calcext:value-type="string">
            <text:p>[2, 5, 4, 3, 1] </text:p>
          </table:table-cell>
          <table:table-cell table:style-name="ce54" table:formula="of:=[$Bubble.B49]" office:value-type="float" office:value="14" calcext:value-type="float">
            <text:p>14</text:p>
          </table:table-cell>
          <table:table-cell table:style-name="ce54" table:formula="of:=[$Selection.B49]" office:value-type="float" office:value="6" calcext:value-type="float">
            <text:p>6</text:p>
          </table:table-cell>
          <table:table-cell table:style-name="ce54" table:formula="of:=[$Insertion.B49]" office:value-type="float" office:value="15" calcext:value-type="float">
            <text:p>15</text:p>
          </table:table-cell>
        </table:table-row>
        <table:table-row table:style-name="ro1">
          <table:table-cell table:formula="of:=[$Bubble.A50]" office:value-type="string" office:string-value="[3, 1, 2, 4, 5] " calcext:value-type="string">
            <text:p>[3, 1, 2, 4, 5] </text:p>
          </table:table-cell>
          <table:table-cell table:style-name="ce55" table:formula="of:=[$Bubble.B50]" office:value-type="float" office:value="4" calcext:value-type="float">
            <text:p>4</text:p>
          </table:table-cell>
          <table:table-cell table:style-name="ce55" table:formula="of:=[$Selection.B50]" office:value-type="float" office:value="4" calcext:value-type="float">
            <text:p>4</text:p>
          </table:table-cell>
          <table:table-cell table:style-name="ce55" table:formula="of:=[$Insertion.B50]" office:value-type="float" office:value="10" calcext:value-type="float">
            <text:p>10</text:p>
          </table:table-cell>
        </table:table-row>
        <table:table-row table:style-name="ro1">
          <table:table-cell table:formula="of:=[$Bubble.A51]" office:value-type="string" office:string-value="[3, 1, 2, 5, 4] " calcext:value-type="string">
            <text:p>[3, 1, 2, 5, 4] </text:p>
          </table:table-cell>
          <table:table-cell table:style-name="ce56" table:formula="of:=[$Bubble.B51]" office:value-type="float" office:value="6" calcext:value-type="float">
            <text:p>6</text:p>
          </table:table-cell>
          <table:table-cell table:style-name="ce56" table:formula="of:=[$Selection.B51]" office:value-type="float" office:value="6" calcext:value-type="float">
            <text:p>6</text:p>
          </table:table-cell>
          <table:table-cell table:style-name="ce56" table:formula="of:=[$Insertion.B51]" office:value-type="float" office:value="11" calcext:value-type="float">
            <text:p>11</text:p>
          </table:table-cell>
        </table:table-row>
        <table:table-row table:style-name="ro1">
          <table:table-cell table:formula="of:=[$Bubble.A52]" office:value-type="string" office:string-value="[3, 1, 4, 2, 5] " calcext:value-type="string">
            <text:p>[3, 1, 4, 2, 5] </text:p>
          </table:table-cell>
          <table:table-cell table:style-name="ce57" table:formula="of:=[$Bubble.B52]" office:value-type="float" office:value="6" calcext:value-type="float">
            <text:p>6</text:p>
          </table:table-cell>
          <table:table-cell table:style-name="ce57" table:formula="of:=[$Selection.B52]" office:value-type="float" office:value="6" calcext:value-type="float">
            <text:p>6</text:p>
          </table:table-cell>
          <table:table-cell table:style-name="ce57" table:formula="of:=[$Insertion.B52]" office:value-type="float" office:value="11" calcext:value-type="float">
            <text:p>11</text:p>
          </table:table-cell>
        </table:table-row>
        <table:table-row table:style-name="ro1">
          <table:table-cell table:formula="of:=[$Bubble.A53]" office:value-type="string" office:string-value="[3, 1, 4, 5, 2] " calcext:value-type="string">
            <text:p>[3, 1, 4, 5, 2] </text:p>
          </table:table-cell>
          <table:table-cell table:style-name="ce58" table:formula="of:=[$Bubble.B53]" office:value-type="float" office:value="8" calcext:value-type="float">
            <text:p>8</text:p>
          </table:table-cell>
          <table:table-cell table:style-name="ce58" table:formula="of:=[$Selection.B53]" office:value-type="float" office:value="8" calcext:value-type="float">
            <text:p>8</text:p>
          </table:table-cell>
          <table:table-cell table:style-name="ce58" table:formula="of:=[$Insertion.B53]" office:value-type="float" office:value="12" calcext:value-type="float">
            <text:p>12</text:p>
          </table:table-cell>
        </table:table-row>
        <table:table-row table:style-name="ro1">
          <table:table-cell table:formula="of:=[$Bubble.A54]" office:value-type="string" office:string-value="[3, 1, 5, 2, 4] " calcext:value-type="string">
            <text:p>[3, 1, 5, 2, 4] </text:p>
          </table:table-cell>
          <table:table-cell table:style-name="ce59" table:formula="of:=[$Bubble.B54]" office:value-type="float" office:value="8" calcext:value-type="float">
            <text:p>8</text:p>
          </table:table-cell>
          <table:table-cell table:style-name="ce59" table:formula="of:=[$Selection.B54]" office:value-type="float" office:value="8" calcext:value-type="float">
            <text:p>8</text:p>
          </table:table-cell>
          <table:table-cell table:style-name="ce59" table:formula="of:=[$Insertion.B54]" office:value-type="float" office:value="12" calcext:value-type="float">
            <text:p>12</text:p>
          </table:table-cell>
        </table:table-row>
        <table:table-row table:style-name="ro1">
          <table:table-cell table:formula="of:=[$Bubble.A55]" office:value-type="string" office:string-value="[3, 1, 5, 4, 2] " calcext:value-type="string">
            <text:p>[3, 1, 5, 4, 2] </text:p>
          </table:table-cell>
          <table:table-cell table:style-name="ce60" table:formula="of:=[$Bubble.B55]" office:value-type="float" office:value="10" calcext:value-type="float">
            <text:p>10</text:p>
          </table:table-cell>
          <table:table-cell table:style-name="ce60" table:formula="of:=[$Selection.B55]" office:value-type="float" office:value="6" calcext:value-type="float">
            <text:p>6</text:p>
          </table:table-cell>
          <table:table-cell table:style-name="ce60" table:formula="of:=[$Insertion.B55]" office:value-type="float" office:value="13" calcext:value-type="float">
            <text:p>13</text:p>
          </table:table-cell>
        </table:table-row>
        <table:table-row table:style-name="ro1">
          <table:table-cell table:formula="of:=[$Bubble.A56]" office:value-type="string" office:string-value="[3, 2, 1, 4, 5] " calcext:value-type="string">
            <text:p>[3, 2, 1, 4, 5] </text:p>
          </table:table-cell>
          <table:table-cell table:style-name="ce61" table:formula="of:=[$Bubble.B56]" office:value-type="float" office:value="6" calcext:value-type="float">
            <text:p>6</text:p>
          </table:table-cell>
          <table:table-cell table:style-name="ce61" table:formula="of:=[$Selection.B56]" office:value-type="float" office:value="2" calcext:value-type="float">
            <text:p>2</text:p>
          </table:table-cell>
          <table:table-cell table:style-name="ce61" table:formula="of:=[$Insertion.B56]" office:value-type="float" office:value="11" calcext:value-type="float">
            <text:p>11</text:p>
          </table:table-cell>
        </table:table-row>
        <table:table-row table:style-name="ro1">
          <table:table-cell table:formula="of:=[$Bubble.A57]" office:value-type="string" office:string-value="[3, 2, 1, 5, 4] " calcext:value-type="string">
            <text:p>[3, 2, 1, 5, 4] </text:p>
          </table:table-cell>
          <table:table-cell table:style-name="ce62" table:formula="of:=[$Bubble.B57]" office:value-type="float" office:value="8" calcext:value-type="float">
            <text:p>8</text:p>
          </table:table-cell>
          <table:table-cell table:style-name="ce62" table:formula="of:=[$Selection.B57]" office:value-type="float" office:value="4" calcext:value-type="float">
            <text:p>4</text:p>
          </table:table-cell>
          <table:table-cell table:style-name="ce62" table:formula="of:=[$Insertion.B57]" office:value-type="float" office:value="12" calcext:value-type="float">
            <text:p>12</text:p>
          </table:table-cell>
        </table:table-row>
        <table:table-row table:style-name="ro1">
          <table:table-cell table:formula="of:=[$Bubble.A58]" office:value-type="string" office:string-value="[3, 2, 4, 1, 5] " calcext:value-type="string">
            <text:p>[3, 2, 4, 1, 5] </text:p>
          </table:table-cell>
          <table:table-cell table:style-name="ce63" table:formula="of:=[$Bubble.B58]" office:value-type="float" office:value="8" calcext:value-type="float">
            <text:p>8</text:p>
          </table:table-cell>
          <table:table-cell table:style-name="ce63" table:formula="of:=[$Selection.B58]" office:value-type="float" office:value="4" calcext:value-type="float">
            <text:p>4</text:p>
          </table:table-cell>
          <table:table-cell table:style-name="ce63" table:formula="of:=[$Insertion.B58]" office:value-type="float" office:value="12" calcext:value-type="float">
            <text:p>12</text:p>
          </table:table-cell>
        </table:table-row>
        <table:table-row table:style-name="ro1">
          <table:table-cell table:formula="of:=[$Bubble.A59]" office:value-type="string" office:string-value="[3, 2, 4, 5, 1] " calcext:value-type="string">
            <text:p>[3, 2, 4, 5, 1] </text:p>
          </table:table-cell>
          <table:table-cell table:style-name="ce64" table:formula="of:=[$Bubble.B59]" office:value-type="float" office:value="10" calcext:value-type="float">
            <text:p>10</text:p>
          </table:table-cell>
          <table:table-cell table:style-name="ce64" table:formula="of:=[$Selection.B59]" office:value-type="float" office:value="6" calcext:value-type="float">
            <text:p>6</text:p>
          </table:table-cell>
          <table:table-cell table:style-name="ce64" table:formula="of:=[$Insertion.B59]" office:value-type="float" office:value="13" calcext:value-type="float">
            <text:p>13</text:p>
          </table:table-cell>
        </table:table-row>
        <table:table-row table:style-name="ro1">
          <table:table-cell table:formula="of:=[$Bubble.A60]" office:value-type="string" office:string-value="[3, 2, 5, 1, 4] " calcext:value-type="string">
            <text:p>[3, 2, 5, 1, 4] </text:p>
          </table:table-cell>
          <table:table-cell table:style-name="ce65" table:formula="of:=[$Bubble.B60]" office:value-type="float" office:value="10" calcext:value-type="float">
            <text:p>10</text:p>
          </table:table-cell>
          <table:table-cell table:style-name="ce65" table:formula="of:=[$Selection.B60]" office:value-type="float" office:value="6" calcext:value-type="float">
            <text:p>6</text:p>
          </table:table-cell>
          <table:table-cell table:style-name="ce65" table:formula="of:=[$Insertion.B60]" office:value-type="float" office:value="13" calcext:value-type="float">
            <text:p>13</text:p>
          </table:table-cell>
        </table:table-row>
        <table:table-row table:style-name="ro1">
          <table:table-cell table:formula="of:=[$Bubble.A61]" office:value-type="string" office:string-value="[3, 2, 5, 4, 1] " calcext:value-type="string">
            <text:p>[3, 2, 5, 4, 1] </text:p>
          </table:table-cell>
          <table:table-cell table:style-name="ce66" table:formula="of:=[$Bubble.B61]" office:value-type="float" office:value="12" calcext:value-type="float">
            <text:p>12</text:p>
          </table:table-cell>
          <table:table-cell table:style-name="ce66" table:formula="of:=[$Selection.B61]" office:value-type="float" office:value="4" calcext:value-type="float">
            <text:p>4</text:p>
          </table:table-cell>
          <table:table-cell table:style-name="ce66" table:formula="of:=[$Insertion.B61]" office:value-type="float" office:value="14" calcext:value-type="float">
            <text:p>14</text:p>
          </table:table-cell>
        </table:table-row>
        <table:table-row table:style-name="ro1">
          <table:table-cell table:formula="of:=[$Bubble.A62]" office:value-type="string" office:string-value="[3, 4, 1, 2, 5] " calcext:value-type="string">
            <text:p>[3, 4, 1, 2, 5] </text:p>
          </table:table-cell>
          <table:table-cell table:style-name="ce67" table:formula="of:=[$Bubble.B62]" office:value-type="float" office:value="8" calcext:value-type="float">
            <text:p>8</text:p>
          </table:table-cell>
          <table:table-cell table:style-name="ce67" table:formula="of:=[$Selection.B62]" office:value-type="float" office:value="4" calcext:value-type="float">
            <text:p>4</text:p>
          </table:table-cell>
          <table:table-cell table:style-name="ce67" table:formula="of:=[$Insertion.B62]" office:value-type="float" office:value="12" calcext:value-type="float">
            <text:p>12</text:p>
          </table:table-cell>
        </table:table-row>
        <table:table-row table:style-name="ro1">
          <table:table-cell table:formula="of:=[$Bubble.A63]" office:value-type="string" office:string-value="[3, 4, 1, 5, 2] " calcext:value-type="string">
            <text:p>[3, 4, 1, 5, 2] </text:p>
          </table:table-cell>
          <table:table-cell table:style-name="ce68" table:formula="of:=[$Bubble.B63]" office:value-type="float" office:value="10" calcext:value-type="float">
            <text:p>10</text:p>
          </table:table-cell>
          <table:table-cell table:style-name="ce68" table:formula="of:=[$Selection.B63]" office:value-type="float" office:value="6" calcext:value-type="float">
            <text:p>6</text:p>
          </table:table-cell>
          <table:table-cell table:style-name="ce68" table:formula="of:=[$Insertion.B63]" office:value-type="float" office:value="13" calcext:value-type="float">
            <text:p>13</text:p>
          </table:table-cell>
        </table:table-row>
        <table:table-row table:style-name="ro1">
          <table:table-cell table:formula="of:=[$Bubble.A64]" office:value-type="string" office:string-value="[3, 4, 2, 1, 5] " calcext:value-type="string">
            <text:p>[3, 4, 2, 1, 5] </text:p>
          </table:table-cell>
          <table:table-cell table:style-name="ce69" table:formula="of:=[$Bubble.B64]" office:value-type="float" office:value="10" calcext:value-type="float">
            <text:p>10</text:p>
          </table:table-cell>
          <table:table-cell table:style-name="ce69" table:formula="of:=[$Selection.B64]" office:value-type="float" office:value="6" calcext:value-type="float">
            <text:p>6</text:p>
          </table:table-cell>
          <table:table-cell table:style-name="ce69" table:formula="of:=[$Insertion.B64]" office:value-type="float" office:value="13" calcext:value-type="float">
            <text:p>13</text:p>
          </table:table-cell>
        </table:table-row>
        <table:table-row table:style-name="ro1">
          <table:table-cell table:formula="of:=[$Bubble.A65]" office:value-type="string" office:string-value="[3, 4, 2, 5, 1] " calcext:value-type="string">
            <text:p>[3, 4, 2, 5, 1] </text:p>
          </table:table-cell>
          <table:table-cell table:style-name="ce70" table:formula="of:=[$Bubble.B65]" office:value-type="float" office:value="12" calcext:value-type="float">
            <text:p>12</text:p>
          </table:table-cell>
          <table:table-cell table:style-name="ce70" table:formula="of:=[$Selection.B65]" office:value-type="float" office:value="8" calcext:value-type="float">
            <text:p>8</text:p>
          </table:table-cell>
          <table:table-cell table:style-name="ce70" table:formula="of:=[$Insertion.B65]" office:value-type="float" office:value="14" calcext:value-type="float">
            <text:p>14</text:p>
          </table:table-cell>
        </table:table-row>
        <table:table-row table:style-name="ro1">
          <table:table-cell table:formula="of:=[$Bubble.A66]" office:value-type="string" office:string-value="[3, 4, 5, 1, 2] " calcext:value-type="string">
            <text:p>[3, 4, 5, 1, 2] </text:p>
          </table:table-cell>
          <table:table-cell table:style-name="ce71" table:formula="of:=[$Bubble.B66]" office:value-type="float" office:value="12" calcext:value-type="float">
            <text:p>12</text:p>
          </table:table-cell>
          <table:table-cell table:style-name="ce71" table:formula="of:=[$Selection.B66]" office:value-type="float" office:value="8" calcext:value-type="float">
            <text:p>8</text:p>
          </table:table-cell>
          <table:table-cell table:style-name="ce71" table:formula="of:=[$Insertion.B66]" office:value-type="float" office:value="14" calcext:value-type="float">
            <text:p>14</text:p>
          </table:table-cell>
        </table:table-row>
        <table:table-row table:style-name="ro1">
          <table:table-cell table:formula="of:=[$Bubble.A67]" office:value-type="string" office:string-value="[3, 4, 5, 2, 1] " calcext:value-type="string">
            <text:p>[3, 4, 5, 2, 1] </text:p>
          </table:table-cell>
          <table:table-cell table:style-name="ce72" table:formula="of:=[$Bubble.B67]" office:value-type="float" office:value="14" calcext:value-type="float">
            <text:p>14</text:p>
          </table:table-cell>
          <table:table-cell table:style-name="ce72" table:formula="of:=[$Selection.B67]" office:value-type="float" office:value="6" calcext:value-type="float">
            <text:p>6</text:p>
          </table:table-cell>
          <table:table-cell table:style-name="ce72" table:formula="of:=[$Insertion.B67]" office:value-type="float" office:value="15" calcext:value-type="float">
            <text:p>15</text:p>
          </table:table-cell>
        </table:table-row>
        <table:table-row table:style-name="ro1">
          <table:table-cell table:formula="of:=[$Bubble.A68]" office:value-type="string" office:string-value="[3, 5, 1, 2, 4] " calcext:value-type="string">
            <text:p>[3, 5, 1, 2, 4] </text:p>
          </table:table-cell>
          <table:table-cell table:style-name="ce73" table:formula="of:=[$Bubble.B68]" office:value-type="float" office:value="10" calcext:value-type="float">
            <text:p>10</text:p>
          </table:table-cell>
          <table:table-cell table:style-name="ce73" table:formula="of:=[$Selection.B68]" office:value-type="float" office:value="6" calcext:value-type="float">
            <text:p>6</text:p>
          </table:table-cell>
          <table:table-cell table:style-name="ce73" table:formula="of:=[$Insertion.B68]" office:value-type="float" office:value="13" calcext:value-type="float">
            <text:p>13</text:p>
          </table:table-cell>
        </table:table-row>
        <table:table-row table:style-name="ro1">
          <table:table-cell table:formula="of:=[$Bubble.A69]" office:value-type="string" office:string-value="[3, 5, 1, 4, 2] " calcext:value-type="string">
            <text:p>[3, 5, 1, 4, 2] </text:p>
          </table:table-cell>
          <table:table-cell table:style-name="ce74" table:formula="of:=[$Bubble.B69]" office:value-type="float" office:value="12" calcext:value-type="float">
            <text:p>12</text:p>
          </table:table-cell>
          <table:table-cell table:style-name="ce74" table:formula="of:=[$Selection.B69]" office:value-type="float" office:value="4" calcext:value-type="float">
            <text:p>4</text:p>
          </table:table-cell>
          <table:table-cell table:style-name="ce74" table:formula="of:=[$Insertion.B69]" office:value-type="float" office:value="14" calcext:value-type="float">
            <text:p>14</text:p>
          </table:table-cell>
        </table:table-row>
        <table:table-row table:style-name="ro1">
          <table:table-cell table:formula="of:=[$Bubble.A70]" office:value-type="string" office:string-value="[3, 5, 2, 1, 4] " calcext:value-type="string">
            <text:p>[3, 5, 2, 1, 4] </text:p>
          </table:table-cell>
          <table:table-cell table:style-name="ce75" table:formula="of:=[$Bubble.B70]" office:value-type="float" office:value="12" calcext:value-type="float">
            <text:p>12</text:p>
          </table:table-cell>
          <table:table-cell table:style-name="ce75" table:formula="of:=[$Selection.B70]" office:value-type="float" office:value="8" calcext:value-type="float">
            <text:p>8</text:p>
          </table:table-cell>
          <table:table-cell table:style-name="ce75" table:formula="of:=[$Insertion.B70]" office:value-type="float" office:value="14" calcext:value-type="float">
            <text:p>14</text:p>
          </table:table-cell>
        </table:table-row>
        <table:table-row table:style-name="ro1">
          <table:table-cell table:formula="of:=[$Bubble.A71]" office:value-type="string" office:string-value="[3, 5, 2, 4, 1] " calcext:value-type="string">
            <text:p>[3, 5, 2, 4, 1] </text:p>
          </table:table-cell>
          <table:table-cell table:style-name="ce76" table:formula="of:=[$Bubble.B71]" office:value-type="float" office:value="14" calcext:value-type="float">
            <text:p>14</text:p>
          </table:table-cell>
          <table:table-cell table:style-name="ce76" table:formula="of:=[$Selection.B71]" office:value-type="float" office:value="6" calcext:value-type="float">
            <text:p>6</text:p>
          </table:table-cell>
          <table:table-cell table:style-name="ce76" table:formula="of:=[$Insertion.B71]" office:value-type="float" office:value="15" calcext:value-type="float">
            <text:p>15</text:p>
          </table:table-cell>
        </table:table-row>
        <table:table-row table:style-name="ro1">
          <table:table-cell table:formula="of:=[$Bubble.A72]" office:value-type="string" office:string-value="[3, 5, 4, 1, 2] " calcext:value-type="string">
            <text:p>[3, 5, 4, 1, 2] </text:p>
          </table:table-cell>
          <table:table-cell table:style-name="ce77" table:formula="of:=[$Bubble.B72]" office:value-type="float" office:value="14" calcext:value-type="float">
            <text:p>14</text:p>
          </table:table-cell>
          <table:table-cell table:style-name="ce77" table:formula="of:=[$Selection.B72]" office:value-type="float" office:value="6" calcext:value-type="float">
            <text:p>6</text:p>
          </table:table-cell>
          <table:table-cell table:style-name="ce77" table:formula="of:=[$Insertion.B72]" office:value-type="float" office:value="15" calcext:value-type="float">
            <text:p>15</text:p>
          </table:table-cell>
        </table:table-row>
        <table:table-row table:style-name="ro1">
          <table:table-cell table:formula="of:=[$Bubble.A73]" office:value-type="string" office:string-value="[3, 5, 4, 2, 1] " calcext:value-type="string">
            <text:p>[3, 5, 4, 2, 1] </text:p>
          </table:table-cell>
          <table:table-cell table:style-name="ce78" table:formula="of:=[$Bubble.B73]" office:value-type="float" office:value="16" calcext:value-type="float">
            <text:p>16</text:p>
          </table:table-cell>
          <table:table-cell table:style-name="ce78" table:formula="of:=[$Selection.B73]" office:value-type="float" office:value="8" calcext:value-type="float">
            <text:p>8</text:p>
          </table:table-cell>
          <table:table-cell table:style-name="ce78" table:formula="of:=[$Insertion.B73]" office:value-type="float" office:value="16" calcext:value-type="float">
            <text:p>16</text:p>
          </table:table-cell>
        </table:table-row>
        <table:table-row table:style-name="ro1">
          <table:table-cell table:formula="of:=[$Bubble.A74]" office:value-type="string" office:string-value="[4, 1, 2, 3, 5] " calcext:value-type="string">
            <text:p>[4, 1, 2, 3, 5] </text:p>
          </table:table-cell>
          <table:table-cell table:style-name="ce79" table:formula="of:=[$Bubble.B74]" office:value-type="float" office:value="6" calcext:value-type="float">
            <text:p>6</text:p>
          </table:table-cell>
          <table:table-cell table:style-name="ce79" table:formula="of:=[$Selection.B74]" office:value-type="float" office:value="6" calcext:value-type="float">
            <text:p>6</text:p>
          </table:table-cell>
          <table:table-cell table:style-name="ce79" table:formula="of:=[$Insertion.B74]" office:value-type="float" office:value="11" calcext:value-type="float">
            <text:p>11</text:p>
          </table:table-cell>
        </table:table-row>
        <table:table-row table:style-name="ro1">
          <table:table-cell table:formula="of:=[$Bubble.A75]" office:value-type="string" office:string-value="[4, 1, 2, 5, 3] " calcext:value-type="string">
            <text:p>[4, 1, 2, 5, 3] </text:p>
          </table:table-cell>
          <table:table-cell table:style-name="ce80" table:formula="of:=[$Bubble.B75]" office:value-type="float" office:value="8" calcext:value-type="float">
            <text:p>8</text:p>
          </table:table-cell>
          <table:table-cell table:style-name="ce80" table:formula="of:=[$Selection.B75]" office:value-type="float" office:value="8" calcext:value-type="float">
            <text:p>8</text:p>
          </table:table-cell>
          <table:table-cell table:style-name="ce80" table:formula="of:=[$Insertion.B75]" office:value-type="float" office:value="12" calcext:value-type="float">
            <text:p>12</text:p>
          </table:table-cell>
        </table:table-row>
        <table:table-row table:style-name="ro1">
          <table:table-cell table:formula="of:=[$Bubble.A76]" office:value-type="string" office:string-value="[4, 1, 3, 2, 5] " calcext:value-type="string">
            <text:p>[4, 1, 3, 2, 5] </text:p>
          </table:table-cell>
          <table:table-cell table:style-name="ce81" table:formula="of:=[$Bubble.B76]" office:value-type="float" office:value="8" calcext:value-type="float">
            <text:p>8</text:p>
          </table:table-cell>
          <table:table-cell table:style-name="ce81" table:formula="of:=[$Selection.B76]" office:value-type="float" office:value="4" calcext:value-type="float">
            <text:p>4</text:p>
          </table:table-cell>
          <table:table-cell table:style-name="ce81" table:formula="of:=[$Insertion.B76]" office:value-type="float" office:value="12" calcext:value-type="float">
            <text:p>12</text:p>
          </table:table-cell>
        </table:table-row>
        <table:table-row table:style-name="ro1">
          <table:table-cell table:formula="of:=[$Bubble.A77]" office:value-type="string" office:string-value="[4, 1, 3, 5, 2] " calcext:value-type="string">
            <text:p>[4, 1, 3, 5, 2] </text:p>
          </table:table-cell>
          <table:table-cell table:style-name="ce82" table:formula="of:=[$Bubble.B77]" office:value-type="float" office:value="10" calcext:value-type="float">
            <text:p>10</text:p>
          </table:table-cell>
          <table:table-cell table:style-name="ce82" table:formula="of:=[$Selection.B77]" office:value-type="float" office:value="6" calcext:value-type="float">
            <text:p>6</text:p>
          </table:table-cell>
          <table:table-cell table:style-name="ce82" table:formula="of:=[$Insertion.B77]" office:value-type="float" office:value="13" calcext:value-type="float">
            <text:p>13</text:p>
          </table:table-cell>
        </table:table-row>
        <table:table-row table:style-name="ro1">
          <table:table-cell table:formula="of:=[$Bubble.A78]" office:value-type="string" office:string-value="[4, 1, 5, 2, 3] " calcext:value-type="string">
            <text:p>[4, 1, 5, 2, 3] </text:p>
          </table:table-cell>
          <table:table-cell table:style-name="ce83" table:formula="of:=[$Bubble.B78]" office:value-type="float" office:value="10" calcext:value-type="float">
            <text:p>10</text:p>
          </table:table-cell>
          <table:table-cell table:style-name="ce83" table:formula="of:=[$Selection.B78]" office:value-type="float" office:value="6" calcext:value-type="float">
            <text:p>6</text:p>
          </table:table-cell>
          <table:table-cell table:style-name="ce83" table:formula="of:=[$Insertion.B78]" office:value-type="float" office:value="13" calcext:value-type="float">
            <text:p>13</text:p>
          </table:table-cell>
        </table:table-row>
        <table:table-row table:style-name="ro1">
          <table:table-cell table:formula="of:=[$Bubble.A79]" office:value-type="string" office:string-value="[4, 1, 5, 3, 2] " calcext:value-type="string">
            <text:p>[4, 1, 5, 3, 2] </text:p>
          </table:table-cell>
          <table:table-cell table:style-name="ce84" table:formula="of:=[$Bubble.B79]" office:value-type="float" office:value="12" calcext:value-type="float">
            <text:p>12</text:p>
          </table:table-cell>
          <table:table-cell table:style-name="ce84" table:formula="of:=[$Selection.B79]" office:value-type="float" office:value="8" calcext:value-type="float">
            <text:p>8</text:p>
          </table:table-cell>
          <table:table-cell table:style-name="ce84" table:formula="of:=[$Insertion.B79]" office:value-type="float" office:value="14" calcext:value-type="float">
            <text:p>14</text:p>
          </table:table-cell>
        </table:table-row>
        <table:table-row table:style-name="ro1">
          <table:table-cell table:formula="of:=[$Bubble.A80]" office:value-type="string" office:string-value="[4, 2, 1, 3, 5] " calcext:value-type="string">
            <text:p>[4, 2, 1, 3, 5] </text:p>
          </table:table-cell>
          <table:table-cell table:style-name="ce85" table:formula="of:=[$Bubble.B80]" office:value-type="float" office:value="8" calcext:value-type="float">
            <text:p>8</text:p>
          </table:table-cell>
          <table:table-cell table:style-name="ce85" table:formula="of:=[$Selection.B80]" office:value-type="float" office:value="4" calcext:value-type="float">
            <text:p>4</text:p>
          </table:table-cell>
          <table:table-cell table:style-name="ce85" table:formula="of:=[$Insertion.B80]" office:value-type="float" office:value="12" calcext:value-type="float">
            <text:p>12</text:p>
          </table:table-cell>
        </table:table-row>
        <table:table-row table:style-name="ro1">
          <table:table-cell table:formula="of:=[$Bubble.A81]" office:value-type="string" office:string-value="[4, 2, 1, 5, 3] " calcext:value-type="string">
            <text:p>[4, 2, 1, 5, 3] </text:p>
          </table:table-cell>
          <table:table-cell table:style-name="ce86" table:formula="of:=[$Bubble.B81]" office:value-type="float" office:value="10" calcext:value-type="float">
            <text:p>10</text:p>
          </table:table-cell>
          <table:table-cell table:style-name="ce86" table:formula="of:=[$Selection.B81]" office:value-type="float" office:value="6" calcext:value-type="float">
            <text:p>6</text:p>
          </table:table-cell>
          <table:table-cell table:style-name="ce86" table:formula="of:=[$Insertion.B81]" office:value-type="float" office:value="13" calcext:value-type="float">
            <text:p>13</text:p>
          </table:table-cell>
        </table:table-row>
        <table:table-row table:style-name="ro1">
          <table:table-cell table:formula="of:=[$Bubble.A82]" office:value-type="string" office:string-value="[4, 2, 3, 1, 5] " calcext:value-type="string">
            <text:p>[4, 2, 3, 1, 5] </text:p>
          </table:table-cell>
          <table:table-cell table:style-name="ce87" table:formula="of:=[$Bubble.B82]" office:value-type="float" office:value="10" calcext:value-type="float">
            <text:p>10</text:p>
          </table:table-cell>
          <table:table-cell table:style-name="ce87" table:formula="of:=[$Selection.B82]" office:value-type="float" office:value="2" calcext:value-type="float">
            <text:p>2</text:p>
          </table:table-cell>
          <table:table-cell table:style-name="ce87" table:formula="of:=[$Insertion.B82]" office:value-type="float" office:value="13" calcext:value-type="float">
            <text:p>13</text:p>
          </table:table-cell>
        </table:table-row>
        <table:table-row table:style-name="ro1">
          <table:table-cell table:formula="of:=[$Bubble.A83]" office:value-type="string" office:string-value="[4, 2, 3, 5, 1] " calcext:value-type="string">
            <text:p>[4, 2, 3, 5, 1] </text:p>
          </table:table-cell>
          <table:table-cell table:style-name="ce88" table:formula="of:=[$Bubble.B83]" office:value-type="float" office:value="12" calcext:value-type="float">
            <text:p>12</text:p>
          </table:table-cell>
          <table:table-cell table:style-name="ce88" table:formula="of:=[$Selection.B83]" office:value-type="float" office:value="4" calcext:value-type="float">
            <text:p>4</text:p>
          </table:table-cell>
          <table:table-cell table:style-name="ce88" table:formula="of:=[$Insertion.B83]" office:value-type="float" office:value="14" calcext:value-type="float">
            <text:p>14</text:p>
          </table:table-cell>
        </table:table-row>
        <table:table-row table:style-name="ro1">
          <table:table-cell table:formula="of:=[$Bubble.A84]" office:value-type="string" office:string-value="[4, 2, 5, 1, 3] " calcext:value-type="string">
            <text:p>[4, 2, 5, 1, 3] </text:p>
          </table:table-cell>
          <table:table-cell table:style-name="ce89" table:formula="of:=[$Bubble.B84]" office:value-type="float" office:value="12" calcext:value-type="float">
            <text:p>12</text:p>
          </table:table-cell>
          <table:table-cell table:style-name="ce89" table:formula="of:=[$Selection.B84]" office:value-type="float" office:value="4" calcext:value-type="float">
            <text:p>4</text:p>
          </table:table-cell>
          <table:table-cell table:style-name="ce89" table:formula="of:=[$Insertion.B84]" office:value-type="float" office:value="14" calcext:value-type="float">
            <text:p>14</text:p>
          </table:table-cell>
        </table:table-row>
        <table:table-row table:style-name="ro1">
          <table:table-cell table:formula="of:=[$Bubble.A85]" office:value-type="string" office:string-value="[4, 2, 5, 3, 1] " calcext:value-type="string">
            <text:p>[4, 2, 5, 3, 1] </text:p>
          </table:table-cell>
          <table:table-cell table:style-name="ce90" table:formula="of:=[$Bubble.B85]" office:value-type="float" office:value="14" calcext:value-type="float">
            <text:p>14</text:p>
          </table:table-cell>
          <table:table-cell table:style-name="ce90" table:formula="of:=[$Selection.B85]" office:value-type="float" office:value="6" calcext:value-type="float">
            <text:p>6</text:p>
          </table:table-cell>
          <table:table-cell table:style-name="ce90" table:formula="of:=[$Insertion.B85]" office:value-type="float" office:value="15" calcext:value-type="float">
            <text:p>15</text:p>
          </table:table-cell>
        </table:table-row>
        <table:table-row table:style-name="ro1">
          <table:table-cell table:formula="of:=[$Bubble.A86]" office:value-type="string" office:string-value="[4, 3, 1, 2, 5] " calcext:value-type="string">
            <text:p>[4, 3, 1, 2, 5] </text:p>
          </table:table-cell>
          <table:table-cell table:style-name="ce91" table:formula="of:=[$Bubble.B86]" office:value-type="float" office:value="10" calcext:value-type="float">
            <text:p>10</text:p>
          </table:table-cell>
          <table:table-cell table:style-name="ce91" table:formula="of:=[$Selection.B86]" office:value-type="float" office:value="6" calcext:value-type="float">
            <text:p>6</text:p>
          </table:table-cell>
          <table:table-cell table:style-name="ce91" table:formula="of:=[$Insertion.B86]" office:value-type="float" office:value="13" calcext:value-type="float">
            <text:p>13</text:p>
          </table:table-cell>
        </table:table-row>
        <table:table-row table:style-name="ro1">
          <table:table-cell table:formula="of:=[$Bubble.A87]" office:value-type="string" office:string-value="[4, 3, 1, 5, 2] " calcext:value-type="string">
            <text:p>[4, 3, 1, 5, 2] </text:p>
          </table:table-cell>
          <table:table-cell table:style-name="ce92" table:formula="of:=[$Bubble.B87]" office:value-type="float" office:value="12" calcext:value-type="float">
            <text:p>12</text:p>
          </table:table-cell>
          <table:table-cell table:style-name="ce92" table:formula="of:=[$Selection.B87]" office:value-type="float" office:value="8" calcext:value-type="float">
            <text:p>8</text:p>
          </table:table-cell>
          <table:table-cell table:style-name="ce92" table:formula="of:=[$Insertion.B87]" office:value-type="float" office:value="14" calcext:value-type="float">
            <text:p>14</text:p>
          </table:table-cell>
        </table:table-row>
        <table:table-row table:style-name="ro1">
          <table:table-cell table:formula="of:=[$Bubble.A88]" office:value-type="string" office:string-value="[4, 3, 2, 1, 5] " calcext:value-type="string">
            <text:p>[4, 3, 2, 1, 5] </text:p>
          </table:table-cell>
          <table:table-cell table:style-name="ce93" table:formula="of:=[$Bubble.B88]" office:value-type="float" office:value="12" calcext:value-type="float">
            <text:p>12</text:p>
          </table:table-cell>
          <table:table-cell table:style-name="ce93" table:formula="of:=[$Selection.B88]" office:value-type="float" office:value="4" calcext:value-type="float">
            <text:p>4</text:p>
          </table:table-cell>
          <table:table-cell table:style-name="ce93" table:formula="of:=[$Insertion.B88]" office:value-type="float" office:value="14" calcext:value-type="float">
            <text:p>14</text:p>
          </table:table-cell>
        </table:table-row>
        <table:table-row table:style-name="ro1">
          <table:table-cell table:formula="of:=[$Bubble.A89]" office:value-type="string" office:string-value="[4, 3, 2, 5, 1] " calcext:value-type="string">
            <text:p>[4, 3, 2, 5, 1] </text:p>
          </table:table-cell>
          <table:table-cell table:style-name="ce94" table:formula="of:=[$Bubble.B89]" office:value-type="float" office:value="14" calcext:value-type="float">
            <text:p>14</text:p>
          </table:table-cell>
          <table:table-cell table:style-name="ce94" table:formula="of:=[$Selection.B89]" office:value-type="float" office:value="6" calcext:value-type="float">
            <text:p>6</text:p>
          </table:table-cell>
          <table:table-cell table:style-name="ce94" table:formula="of:=[$Insertion.B89]" office:value-type="float" office:value="15" calcext:value-type="float">
            <text:p>15</text:p>
          </table:table-cell>
        </table:table-row>
        <table:table-row table:style-name="ro1">
          <table:table-cell table:formula="of:=[$Bubble.A90]" office:value-type="string" office:string-value="[4, 3, 5, 1, 2] " calcext:value-type="string">
            <text:p>[4, 3, 5, 1, 2] </text:p>
          </table:table-cell>
          <table:table-cell table:style-name="ce95" table:formula="of:=[$Bubble.B90]" office:value-type="float" office:value="14" calcext:value-type="float">
            <text:p>14</text:p>
          </table:table-cell>
          <table:table-cell table:style-name="ce95" table:formula="of:=[$Selection.B90]" office:value-type="float" office:value="6" calcext:value-type="float">
            <text:p>6</text:p>
          </table:table-cell>
          <table:table-cell table:style-name="ce95" table:formula="of:=[$Insertion.B90]" office:value-type="float" office:value="15" calcext:value-type="float">
            <text:p>15</text:p>
          </table:table-cell>
        </table:table-row>
        <table:table-row table:style-name="ro1">
          <table:table-cell table:formula="of:=[$Bubble.A91]" office:value-type="string" office:string-value="[4, 3, 5, 2, 1] " calcext:value-type="string">
            <text:p>[4, 3, 5, 2, 1] </text:p>
          </table:table-cell>
          <table:table-cell table:style-name="ce96" table:formula="of:=[$Bubble.B91]" office:value-type="float" office:value="16" calcext:value-type="float">
            <text:p>16</text:p>
          </table:table-cell>
          <table:table-cell table:style-name="ce96" table:formula="of:=[$Selection.B91]" office:value-type="float" office:value="8" calcext:value-type="float">
            <text:p>8</text:p>
          </table:table-cell>
          <table:table-cell table:style-name="ce96" table:formula="of:=[$Insertion.B91]" office:value-type="float" office:value="16" calcext:value-type="float">
            <text:p>16</text:p>
          </table:table-cell>
        </table:table-row>
        <table:table-row table:style-name="ro1">
          <table:table-cell table:formula="of:=[$Bubble.A92]" office:value-type="string" office:string-value="[4, 5, 1, 2, 3] " calcext:value-type="string">
            <text:p>[4, 5, 1, 2, 3] </text:p>
          </table:table-cell>
          <table:table-cell table:style-name="ce97" table:formula="of:=[$Bubble.B92]" office:value-type="float" office:value="12" calcext:value-type="float">
            <text:p>12</text:p>
          </table:table-cell>
          <table:table-cell table:style-name="ce97" table:formula="of:=[$Selection.B92]" office:value-type="float" office:value="8" calcext:value-type="float">
            <text:p>8</text:p>
          </table:table-cell>
          <table:table-cell table:style-name="ce97" table:formula="of:=[$Insertion.B92]" office:value-type="float" office:value="14" calcext:value-type="float">
            <text:p>14</text:p>
          </table:table-cell>
        </table:table-row>
        <table:table-row table:style-name="ro1">
          <table:table-cell table:formula="of:=[$Bubble.A93]" office:value-type="string" office:string-value="[4, 5, 1, 3, 2] " calcext:value-type="string">
            <text:p>[4, 5, 1, 3, 2] </text:p>
          </table:table-cell>
          <table:table-cell table:style-name="ce98" table:formula="of:=[$Bubble.B93]" office:value-type="float" office:value="14" calcext:value-type="float">
            <text:p>14</text:p>
          </table:table-cell>
          <table:table-cell table:style-name="ce98" table:formula="of:=[$Selection.B93]" office:value-type="float" office:value="6" calcext:value-type="float">
            <text:p>6</text:p>
          </table:table-cell>
          <table:table-cell table:style-name="ce98" table:formula="of:=[$Insertion.B93]" office:value-type="float" office:value="15" calcext:value-type="float">
            <text:p>15</text:p>
          </table:table-cell>
        </table:table-row>
        <table:table-row table:style-name="ro1">
          <table:table-cell table:formula="of:=[$Bubble.A94]" office:value-type="string" office:string-value="[4, 5, 2, 1, 3] " calcext:value-type="string">
            <text:p>[4, 5, 2, 1, 3] </text:p>
          </table:table-cell>
          <table:table-cell table:style-name="ce99" table:formula="of:=[$Bubble.B94]" office:value-type="float" office:value="14" calcext:value-type="float">
            <text:p>14</text:p>
          </table:table-cell>
          <table:table-cell table:style-name="ce99" table:formula="of:=[$Selection.B94]" office:value-type="float" office:value="6" calcext:value-type="float">
            <text:p>6</text:p>
          </table:table-cell>
          <table:table-cell table:style-name="ce99" table:formula="of:=[$Insertion.B94]" office:value-type="float" office:value="15" calcext:value-type="float">
            <text:p>15</text:p>
          </table:table-cell>
        </table:table-row>
        <table:table-row table:style-name="ro1">
          <table:table-cell table:formula="of:=[$Bubble.A95]" office:value-type="string" office:string-value="[4, 5, 2, 3, 1] " calcext:value-type="string">
            <text:p>[4, 5, 2, 3, 1] </text:p>
          </table:table-cell>
          <table:table-cell table:style-name="ce100" table:formula="of:=[$Bubble.B95]" office:value-type="float" office:value="16" calcext:value-type="float">
            <text:p>16</text:p>
          </table:table-cell>
          <table:table-cell table:style-name="ce100" table:formula="of:=[$Selection.B95]" office:value-type="float" office:value="8" calcext:value-type="float">
            <text:p>8</text:p>
          </table:table-cell>
          <table:table-cell table:style-name="ce100" table:formula="of:=[$Insertion.B95]" office:value-type="float" office:value="16" calcext:value-type="float">
            <text:p>16</text:p>
          </table:table-cell>
        </table:table-row>
        <table:table-row table:style-name="ro1">
          <table:table-cell table:formula="of:=[$Bubble.A96]" office:value-type="string" office:string-value="[4, 5, 3, 1, 2] " calcext:value-type="string">
            <text:p>[4, 5, 3, 1, 2] </text:p>
          </table:table-cell>
          <table:table-cell table:style-name="ce101" table:formula="of:=[$Bubble.B96]" office:value-type="float" office:value="16" calcext:value-type="float">
            <text:p>16</text:p>
          </table:table-cell>
          <table:table-cell table:style-name="ce101" table:formula="of:=[$Selection.B96]" office:value-type="float" office:value="4" calcext:value-type="float">
            <text:p>4</text:p>
          </table:table-cell>
          <table:table-cell table:style-name="ce101" table:formula="of:=[$Insertion.B96]" office:value-type="float" office:value="16" calcext:value-type="float">
            <text:p>16</text:p>
          </table:table-cell>
        </table:table-row>
        <table:table-row table:style-name="ro1">
          <table:table-cell table:formula="of:=[$Bubble.A97]" office:value-type="string" office:string-value="[4, 5, 3, 2, 1] " calcext:value-type="string">
            <text:p>[4, 5, 3, 2, 1] </text:p>
          </table:table-cell>
          <table:table-cell table:style-name="ce102" table:formula="of:=[$Bubble.B97]" office:value-type="float" office:value="18" calcext:value-type="float">
            <text:p>18</text:p>
          </table:table-cell>
          <table:table-cell table:style-name="ce102" table:formula="of:=[$Selection.B97]" office:value-type="float" office:value="6" calcext:value-type="float">
            <text:p>6</text:p>
          </table:table-cell>
          <table:table-cell table:style-name="ce102" table:formula="of:=[$Insertion.B97]" office:value-type="float" office:value="17" calcext:value-type="float">
            <text:p>17</text:p>
          </table:table-cell>
        </table:table-row>
        <table:table-row table:style-name="ro1">
          <table:table-cell table:formula="of:=[$Bubble.A98]" office:value-type="string" office:string-value="[5, 1, 2, 3, 4] " calcext:value-type="string">
            <text:p>[5, 1, 2, 3, 4] </text:p>
          </table:table-cell>
          <table:table-cell table:style-name="ce103" table:formula="of:=[$Bubble.B98]" office:value-type="float" office:value="8" calcext:value-type="float">
            <text:p>8</text:p>
          </table:table-cell>
          <table:table-cell table:style-name="ce103" table:formula="of:=[$Selection.B98]" office:value-type="float" office:value="8" calcext:value-type="float">
            <text:p>8</text:p>
          </table:table-cell>
          <table:table-cell table:style-name="ce103" table:formula="of:=[$Insertion.B98]" office:value-type="float" office:value="12" calcext:value-type="float">
            <text:p>12</text:p>
          </table:table-cell>
        </table:table-row>
        <table:table-row table:style-name="ro1">
          <table:table-cell table:formula="of:=[$Bubble.A99]" office:value-type="string" office:string-value="[5, 1, 2, 4, 3] " calcext:value-type="string">
            <text:p>[5, 1, 2, 4, 3] </text:p>
          </table:table-cell>
          <table:table-cell table:style-name="ce104" table:formula="of:=[$Bubble.B99]" office:value-type="float" office:value="10" calcext:value-type="float">
            <text:p>10</text:p>
          </table:table-cell>
          <table:table-cell table:style-name="ce104" table:formula="of:=[$Selection.B99]" office:value-type="float" office:value="6" calcext:value-type="float">
            <text:p>6</text:p>
          </table:table-cell>
          <table:table-cell table:style-name="ce104" table:formula="of:=[$Insertion.B99]" office:value-type="float" office:value="13" calcext:value-type="float">
            <text:p>13</text:p>
          </table:table-cell>
        </table:table-row>
        <table:table-row table:style-name="ro1">
          <table:table-cell table:formula="of:=[$Bubble.A100]" office:value-type="string" office:string-value="[5, 1, 3, 2, 4] " calcext:value-type="string">
            <text:p>[5, 1, 3, 2, 4] </text:p>
          </table:table-cell>
          <table:table-cell table:style-name="ce105" table:formula="of:=[$Bubble.B100]" office:value-type="float" office:value="10" calcext:value-type="float">
            <text:p>10</text:p>
          </table:table-cell>
          <table:table-cell table:style-name="ce105" table:formula="of:=[$Selection.B100]" office:value-type="float" office:value="6" calcext:value-type="float">
            <text:p>6</text:p>
          </table:table-cell>
          <table:table-cell table:style-name="ce105" table:formula="of:=[$Insertion.B100]" office:value-type="float" office:value="13" calcext:value-type="float">
            <text:p>13</text:p>
          </table:table-cell>
        </table:table-row>
        <table:table-row table:style-name="ro1">
          <table:table-cell table:formula="of:=[$Bubble.A101]" office:value-type="string" office:string-value="[5, 1, 3, 4, 2] " calcext:value-type="string">
            <text:p>[5, 1, 3, 4, 2] </text:p>
          </table:table-cell>
          <table:table-cell table:style-name="ce106" table:formula="of:=[$Bubble.B101]" office:value-type="float" office:value="12" calcext:value-type="float">
            <text:p>12</text:p>
          </table:table-cell>
          <table:table-cell table:style-name="ce106" table:formula="of:=[$Selection.B101]" office:value-type="float" office:value="4" calcext:value-type="float">
            <text:p>4</text:p>
          </table:table-cell>
          <table:table-cell table:style-name="ce106" table:formula="of:=[$Insertion.B101]" office:value-type="float" office:value="14" calcext:value-type="float">
            <text:p>14</text:p>
          </table:table-cell>
        </table:table-row>
        <table:table-row table:style-name="ro1">
          <table:table-cell table:formula="of:=[$Bubble.A102]" office:value-type="string" office:string-value="[5, 1, 4, 2, 3] " calcext:value-type="string">
            <text:p>[5, 1, 4, 2, 3] </text:p>
          </table:table-cell>
          <table:table-cell table:style-name="ce107" table:formula="of:=[$Bubble.B102]" office:value-type="float" office:value="12" calcext:value-type="float">
            <text:p>12</text:p>
          </table:table-cell>
          <table:table-cell table:style-name="ce107" table:formula="of:=[$Selection.B102]" office:value-type="float" office:value="8" calcext:value-type="float">
            <text:p>8</text:p>
          </table:table-cell>
          <table:table-cell table:style-name="ce107" table:formula="of:=[$Insertion.B102]" office:value-type="float" office:value="14" calcext:value-type="float">
            <text:p>14</text:p>
          </table:table-cell>
        </table:table-row>
        <table:table-row table:style-name="ro1">
          <table:table-cell table:formula="of:=[$Bubble.A103]" office:value-type="string" office:string-value="[5, 1, 4, 3, 2] " calcext:value-type="string">
            <text:p>[5, 1, 4, 3, 2] </text:p>
          </table:table-cell>
          <table:table-cell table:style-name="ce108" table:formula="of:=[$Bubble.B103]" office:value-type="float" office:value="14" calcext:value-type="float">
            <text:p>14</text:p>
          </table:table-cell>
          <table:table-cell table:style-name="ce108" table:formula="of:=[$Selection.B103]" office:value-type="float" office:value="6" calcext:value-type="float">
            <text:p>6</text:p>
          </table:table-cell>
          <table:table-cell table:style-name="ce108" table:formula="of:=[$Insertion.B103]" office:value-type="float" office:value="15" calcext:value-type="float">
            <text:p>15</text:p>
          </table:table-cell>
        </table:table-row>
        <table:table-row table:style-name="ro1">
          <table:table-cell table:formula="of:=[$Bubble.A104]" office:value-type="string" office:string-value="[5, 2, 1, 3, 4] " calcext:value-type="string">
            <text:p>[5, 2, 1, 3, 4] </text:p>
          </table:table-cell>
          <table:table-cell table:style-name="ce109" table:formula="of:=[$Bubble.B104]" office:value-type="float" office:value="10" calcext:value-type="float">
            <text:p>10</text:p>
          </table:table-cell>
          <table:table-cell table:style-name="ce109" table:formula="of:=[$Selection.B104]" office:value-type="float" office:value="6" calcext:value-type="float">
            <text:p>6</text:p>
          </table:table-cell>
          <table:table-cell table:style-name="ce109" table:formula="of:=[$Insertion.B104]" office:value-type="float" office:value="13" calcext:value-type="float">
            <text:p>13</text:p>
          </table:table-cell>
        </table:table-row>
        <table:table-row table:style-name="ro1">
          <table:table-cell table:formula="of:=[$Bubble.A105]" office:value-type="string" office:string-value="[5, 2, 1, 4, 3] " calcext:value-type="string">
            <text:p>[5, 2, 1, 4, 3] </text:p>
          </table:table-cell>
          <table:table-cell table:style-name="ce110" table:formula="of:=[$Bubble.B105]" office:value-type="float" office:value="12" calcext:value-type="float">
            <text:p>12</text:p>
          </table:table-cell>
          <table:table-cell table:style-name="ce110" table:formula="of:=[$Selection.B105]" office:value-type="float" office:value="4" calcext:value-type="float">
            <text:p>4</text:p>
          </table:table-cell>
          <table:table-cell table:style-name="ce110" table:formula="of:=[$Insertion.B105]" office:value-type="float" office:value="14" calcext:value-type="float">
            <text:p>14</text:p>
          </table:table-cell>
        </table:table-row>
        <table:table-row table:style-name="ro1">
          <table:table-cell table:formula="of:=[$Bubble.A106]" office:value-type="string" office:string-value="[5, 2, 3, 1, 4] " calcext:value-type="string">
            <text:p>[5, 2, 3, 1, 4] </text:p>
          </table:table-cell>
          <table:table-cell table:style-name="ce111" table:formula="of:=[$Bubble.B106]" office:value-type="float" office:value="12" calcext:value-type="float">
            <text:p>12</text:p>
          </table:table-cell>
          <table:table-cell table:style-name="ce111" table:formula="of:=[$Selection.B106]" office:value-type="float" office:value="4" calcext:value-type="float">
            <text:p>4</text:p>
          </table:table-cell>
          <table:table-cell table:style-name="ce111" table:formula="of:=[$Insertion.B106]" office:value-type="float" office:value="14" calcext:value-type="float">
            <text:p>14</text:p>
          </table:table-cell>
        </table:table-row>
        <table:table-row table:style-name="ro1">
          <table:table-cell table:formula="of:=[$Bubble.A107]" office:value-type="string" office:string-value="[5, 2, 3, 4, 1] " calcext:value-type="string">
            <text:p>[5, 2, 3, 4, 1] </text:p>
          </table:table-cell>
          <table:table-cell table:style-name="ce112" table:formula="of:=[$Bubble.B107]" office:value-type="float" office:value="14" calcext:value-type="float">
            <text:p>14</text:p>
          </table:table-cell>
          <table:table-cell table:style-name="ce112" table:formula="of:=[$Selection.B107]" office:value-type="float" office:value="2" calcext:value-type="float">
            <text:p>2</text:p>
          </table:table-cell>
          <table:table-cell table:style-name="ce112" table:formula="of:=[$Insertion.B107]" office:value-type="float" office:value="15" calcext:value-type="float">
            <text:p>15</text:p>
          </table:table-cell>
        </table:table-row>
        <table:table-row table:style-name="ro1">
          <table:table-cell table:formula="of:=[$Bubble.A108]" office:value-type="string" office:string-value="[5, 2, 4, 1, 3] " calcext:value-type="string">
            <text:p>[5, 2, 4, 1, 3] </text:p>
          </table:table-cell>
          <table:table-cell table:style-name="ce113" table:formula="of:=[$Bubble.B108]" office:value-type="float" office:value="14" calcext:value-type="float">
            <text:p>14</text:p>
          </table:table-cell>
          <table:table-cell table:style-name="ce113" table:formula="of:=[$Selection.B108]" office:value-type="float" office:value="6" calcext:value-type="float">
            <text:p>6</text:p>
          </table:table-cell>
          <table:table-cell table:style-name="ce113" table:formula="of:=[$Insertion.B108]" office:value-type="float" office:value="15" calcext:value-type="float">
            <text:p>15</text:p>
          </table:table-cell>
        </table:table-row>
        <table:table-row table:style-name="ro1">
          <table:table-cell table:formula="of:=[$Bubble.A109]" office:value-type="string" office:string-value="[5, 2, 4, 3, 1] " calcext:value-type="string">
            <text:p>[5, 2, 4, 3, 1] </text:p>
          </table:table-cell>
          <table:table-cell table:style-name="ce114" table:formula="of:=[$Bubble.B109]" office:value-type="float" office:value="16" calcext:value-type="float">
            <text:p>16</text:p>
          </table:table-cell>
          <table:table-cell table:style-name="ce114" table:formula="of:=[$Selection.B109]" office:value-type="float" office:value="4" calcext:value-type="float">
            <text:p>4</text:p>
          </table:table-cell>
          <table:table-cell table:style-name="ce114" table:formula="of:=[$Insertion.B109]" office:value-type="float" office:value="16" calcext:value-type="float">
            <text:p>16</text:p>
          </table:table-cell>
        </table:table-row>
        <table:table-row table:style-name="ro1">
          <table:table-cell table:formula="of:=[$Bubble.A110]" office:value-type="string" office:string-value="[5, 3, 1, 2, 4] " calcext:value-type="string">
            <text:p>[5, 3, 1, 2, 4] </text:p>
          </table:table-cell>
          <table:table-cell table:style-name="ce115" table:formula="of:=[$Bubble.B110]" office:value-type="float" office:value="12" calcext:value-type="float">
            <text:p>12</text:p>
          </table:table-cell>
          <table:table-cell table:style-name="ce115" table:formula="of:=[$Selection.B110]" office:value-type="float" office:value="8" calcext:value-type="float">
            <text:p>8</text:p>
          </table:table-cell>
          <table:table-cell table:style-name="ce115" table:formula="of:=[$Insertion.B110]" office:value-type="float" office:value="14" calcext:value-type="float">
            <text:p>14</text:p>
          </table:table-cell>
        </table:table-row>
        <table:table-row table:style-name="ro1">
          <table:table-cell table:formula="of:=[$Bubble.A111]" office:value-type="string" office:string-value="[5, 3, 1, 4, 2] " calcext:value-type="string">
            <text:p>[5, 3, 1, 4, 2] </text:p>
          </table:table-cell>
          <table:table-cell table:style-name="ce116" table:formula="of:=[$Bubble.B111]" office:value-type="float" office:value="14" calcext:value-type="float">
            <text:p>14</text:p>
          </table:table-cell>
          <table:table-cell table:style-name="ce116" table:formula="of:=[$Selection.B111]" office:value-type="float" office:value="6" calcext:value-type="float">
            <text:p>6</text:p>
          </table:table-cell>
          <table:table-cell table:style-name="ce116" table:formula="of:=[$Insertion.B111]" office:value-type="float" office:value="15" calcext:value-type="float">
            <text:p>15</text:p>
          </table:table-cell>
        </table:table-row>
        <table:table-row table:style-name="ro1">
          <table:table-cell table:formula="of:=[$Bubble.A112]" office:value-type="string" office:string-value="[5, 3, 2, 1, 4] " calcext:value-type="string">
            <text:p>[5, 3, 2, 1, 4] </text:p>
          </table:table-cell>
          <table:table-cell table:style-name="ce117" table:formula="of:=[$Bubble.B112]" office:value-type="float" office:value="14" calcext:value-type="float">
            <text:p>14</text:p>
          </table:table-cell>
          <table:table-cell table:style-name="ce117" table:formula="of:=[$Selection.B112]" office:value-type="float" office:value="6" calcext:value-type="float">
            <text:p>6</text:p>
          </table:table-cell>
          <table:table-cell table:style-name="ce117" table:formula="of:=[$Insertion.B112]" office:value-type="float" office:value="15" calcext:value-type="float">
            <text:p>15</text:p>
          </table:table-cell>
        </table:table-row>
        <table:table-row table:style-name="ro1">
          <table:table-cell table:formula="of:=[$Bubble.A113]" office:value-type="string" office:string-value="[5, 3, 2, 4, 1] " calcext:value-type="string">
            <text:p>[5, 3, 2, 4, 1] </text:p>
          </table:table-cell>
          <table:table-cell table:style-name="ce118" table:formula="of:=[$Bubble.B113]" office:value-type="float" office:value="16" calcext:value-type="float">
            <text:p>16</text:p>
          </table:table-cell>
          <table:table-cell table:style-name="ce118" table:formula="of:=[$Selection.B113]" office:value-type="float" office:value="4" calcext:value-type="float">
            <text:p>4</text:p>
          </table:table-cell>
          <table:table-cell table:style-name="ce118" table:formula="of:=[$Insertion.B113]" office:value-type="float" office:value="16" calcext:value-type="float">
            <text:p>16</text:p>
          </table:table-cell>
        </table:table-row>
        <table:table-row table:style-name="ro1">
          <table:table-cell table:formula="of:=[$Bubble.A114]" office:value-type="string" office:string-value="[5, 3, 4, 1, 2] " calcext:value-type="string">
            <text:p>[5, 3, 4, 1, 2] </text:p>
          </table:table-cell>
          <table:table-cell table:style-name="ce119" table:formula="of:=[$Bubble.B114]" office:value-type="float" office:value="16" calcext:value-type="float">
            <text:p>16</text:p>
          </table:table-cell>
          <table:table-cell table:style-name="ce119" table:formula="of:=[$Selection.B114]" office:value-type="float" office:value="8" calcext:value-type="float">
            <text:p>8</text:p>
          </table:table-cell>
          <table:table-cell table:style-name="ce119" table:formula="of:=[$Insertion.B114]" office:value-type="float" office:value="16" calcext:value-type="float">
            <text:p>16</text:p>
          </table:table-cell>
        </table:table-row>
        <table:table-row table:style-name="ro1">
          <table:table-cell table:formula="of:=[$Bubble.A115]" office:value-type="string" office:string-value="[5, 3, 4, 2, 1] " calcext:value-type="string">
            <text:p>[5, 3, 4, 2, 1] </text:p>
          </table:table-cell>
          <table:table-cell table:style-name="ce120" table:formula="of:=[$Bubble.B115]" office:value-type="float" office:value="18" calcext:value-type="float">
            <text:p>18</text:p>
          </table:table-cell>
          <table:table-cell table:style-name="ce120" table:formula="of:=[$Selection.B115]" office:value-type="float" office:value="6" calcext:value-type="float">
            <text:p>6</text:p>
          </table:table-cell>
          <table:table-cell table:style-name="ce120" table:formula="of:=[$Insertion.B115]" office:value-type="float" office:value="17" calcext:value-type="float">
            <text:p>17</text:p>
          </table:table-cell>
        </table:table-row>
        <table:table-row table:style-name="ro1">
          <table:table-cell table:formula="of:=[$Bubble.A116]" office:value-type="string" office:string-value="[5, 4, 1, 2, 3] " calcext:value-type="string">
            <text:p>[5, 4, 1, 2, 3] </text:p>
          </table:table-cell>
          <table:table-cell table:style-name="ce121" table:formula="of:=[$Bubble.B116]" office:value-type="float" office:value="14" calcext:value-type="float">
            <text:p>14</text:p>
          </table:table-cell>
          <table:table-cell table:style-name="ce121" table:formula="of:=[$Selection.B116]" office:value-type="float" office:value="6" calcext:value-type="float">
            <text:p>6</text:p>
          </table:table-cell>
          <table:table-cell table:style-name="ce121" table:formula="of:=[$Insertion.B116]" office:value-type="float" office:value="15" calcext:value-type="float">
            <text:p>15</text:p>
          </table:table-cell>
        </table:table-row>
        <table:table-row table:style-name="ro1">
          <table:table-cell table:formula="of:=[$Bubble.A117]" office:value-type="string" office:string-value="[5, 4, 1, 3, 2] " calcext:value-type="string">
            <text:p>[5, 4, 1, 3, 2] </text:p>
          </table:table-cell>
          <table:table-cell table:style-name="ce122" table:formula="of:=[$Bubble.B117]" office:value-type="float" office:value="16" calcext:value-type="float">
            <text:p>16</text:p>
          </table:table-cell>
          <table:table-cell table:style-name="ce122" table:formula="of:=[$Selection.B117]" office:value-type="float" office:value="8" calcext:value-type="float">
            <text:p>8</text:p>
          </table:table-cell>
          <table:table-cell table:style-name="ce122" table:formula="of:=[$Insertion.B117]" office:value-type="float" office:value="16" calcext:value-type="float">
            <text:p>16</text:p>
          </table:table-cell>
        </table:table-row>
        <table:table-row table:style-name="ro1">
          <table:table-cell table:formula="of:=[$Bubble.A118]" office:value-type="string" office:string-value="[5, 4, 2, 1, 3] " calcext:value-type="string">
            <text:p>[5, 4, 2, 1, 3] </text:p>
          </table:table-cell>
          <table:table-cell table:style-name="ce123" table:formula="of:=[$Bubble.B118]" office:value-type="float" office:value="16" calcext:value-type="float">
            <text:p>16</text:p>
          </table:table-cell>
          <table:table-cell table:style-name="ce123" table:formula="of:=[$Selection.B118]" office:value-type="float" office:value="8" calcext:value-type="float">
            <text:p>8</text:p>
          </table:table-cell>
          <table:table-cell table:style-name="ce123" table:formula="of:=[$Insertion.B118]" office:value-type="float" office:value="16" calcext:value-type="float">
            <text:p>16</text:p>
          </table:table-cell>
        </table:table-row>
        <table:table-row table:style-name="ro1">
          <table:table-cell table:formula="of:=[$Bubble.A119]" office:value-type="string" office:string-value="[5, 4, 2, 3, 1] " calcext:value-type="string">
            <text:p>[5, 4, 2, 3, 1] </text:p>
          </table:table-cell>
          <table:table-cell table:style-name="ce124" table:formula="of:=[$Bubble.B119]" office:value-type="float" office:value="18" calcext:value-type="float">
            <text:p>18</text:p>
          </table:table-cell>
          <table:table-cell table:style-name="ce124" table:formula="of:=[$Selection.B119]" office:value-type="float" office:value="6" calcext:value-type="float">
            <text:p>6</text:p>
          </table:table-cell>
          <table:table-cell table:style-name="ce124" table:formula="of:=[$Insertion.B119]" office:value-type="float" office:value="17" calcext:value-type="float">
            <text:p>17</text:p>
          </table:table-cell>
        </table:table-row>
        <table:table-row table:style-name="ro1">
          <table:table-cell table:formula="of:=[$Bubble.A120]" office:value-type="string" office:string-value="[5, 4, 3, 1, 2] " calcext:value-type="string">
            <text:p>[5, 4, 3, 1, 2] </text:p>
          </table:table-cell>
          <table:table-cell table:style-name="ce125" table:formula="of:=[$Bubble.B120]" office:value-type="float" office:value="18" calcext:value-type="float">
            <text:p>18</text:p>
          </table:table-cell>
          <table:table-cell table:style-name="ce125" table:formula="of:=[$Selection.B120]" office:value-type="float" office:value="6" calcext:value-type="float">
            <text:p>6</text:p>
          </table:table-cell>
          <table:table-cell table:style-name="ce125" table:formula="of:=[$Insertion.B120]" office:value-type="float" office:value="17" calcext:value-type="float">
            <text:p>17</text:p>
          </table:table-cell>
        </table:table-row>
        <table:table-row table:style-name="ro1">
          <table:table-cell table:formula="of:=[$Bubble.A121]" office:value-type="string" office:string-value="[5, 4, 3, 2, 1] " calcext:value-type="string">
            <text:p>[5, 4, 3, 2, 1] </text:p>
          </table:table-cell>
          <table:table-cell table:style-name="ce126" table:formula="of:=[$Bubble.B121]" office:value-type="float" office:value="20" calcext:value-type="float">
            <text:p>20</text:p>
          </table:table-cell>
          <table:table-cell table:style-name="ce126" table:formula="of:=[$Selection.B121]" office:value-type="float" office:value="4" calcext:value-type="float">
            <text:p>4</text:p>
          </table:table-cell>
          <table:table-cell table:style-name="ce126" table:formula="of:=[$Insertion.B121]" office:value-type="float" office:value="18" calcext:value-type="float">
            <text:p>18</text:p>
          </table:table-cell>
        </table:table-row>
        <calcext:conditional-formats>
          <calcext:conditional-format calcext:target-range-address="Sheet6.B2:Sheet6.D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:Sheet6.D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:Sheet6.D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:Sheet6.D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:Sheet6.D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:Sheet6.D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:Sheet6.D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:Sheet6.D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:Sheet6.D1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:Sheet6.D1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2:Sheet6.D1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3:Sheet6.D1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4:Sheet6.D1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5:Sheet6.D1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6:Sheet6.D1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7:Sheet6.D1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8:Sheet6.D1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9:Sheet6.D1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0:Sheet6.D2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1:Sheet6.D2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2:Sheet6.D2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3:Sheet6.D2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4:Sheet6.D2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5:Sheet6.D2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6:Sheet6.D2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7:Sheet6.D2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8:Sheet6.D2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29:Sheet6.D2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0:Sheet6.D3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1:Sheet6.D3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2:Sheet6.D3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3:Sheet6.D3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4:Sheet6.D3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5:Sheet6.D3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6:Sheet6.D3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7:Sheet6.D3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8:Sheet6.D3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39:Sheet6.D3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0:Sheet6.D4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1:Sheet6.D4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2:Sheet6.D4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3:Sheet6.D4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4:Sheet6.D4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5:Sheet6.D4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6:Sheet6.D4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7:Sheet6.D4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8:Sheet6.D4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49:Sheet6.D4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0:Sheet6.D5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1:Sheet6.D5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2:Sheet6.D5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3:Sheet6.D5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4:Sheet6.D5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5:Sheet6.D5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6:Sheet6.D5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7:Sheet6.D5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8:Sheet6.D5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59:Sheet6.D5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0:Sheet6.D6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1:Sheet6.D6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2:Sheet6.D6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3:Sheet6.D6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4:Sheet6.D6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5:Sheet6.D6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6:Sheet6.D6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7:Sheet6.D6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8:Sheet6.D6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69:Sheet6.D6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0:Sheet6.D7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1:Sheet6.D7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2:Sheet6.D7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3:Sheet6.D7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4:Sheet6.D7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5:Sheet6.D7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6:Sheet6.D7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7:Sheet6.D7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8:Sheet6.D7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79:Sheet6.D7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0:Sheet6.D8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1:Sheet6.D8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2:Sheet6.D8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3:Sheet6.D8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4:Sheet6.D8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5:Sheet6.D8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6:Sheet6.D8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7:Sheet6.D8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8:Sheet6.D8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89:Sheet6.D8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0:Sheet6.D9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1:Sheet6.D9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2:Sheet6.D9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3:Sheet6.D9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4:Sheet6.D9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5:Sheet6.D9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6:Sheet6.D9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7:Sheet6.D9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8:Sheet6.D9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99:Sheet6.D9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0:Sheet6.D10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1:Sheet6.D10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2:Sheet6.D10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3:Sheet6.D10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4:Sheet6.D10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5:Sheet6.D10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6:Sheet6.D10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7:Sheet6.D10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8:Sheet6.D10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09:Sheet6.D10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0:Sheet6.D11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1:Sheet6.D11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2:Sheet6.D112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3:Sheet6.D113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4:Sheet6.D114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5:Sheet6.D115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6:Sheet6.D116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7:Sheet6.D117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8:Sheet6.D118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19:Sheet6.D119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20:Sheet6.D120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  <calcext:conditional-format calcext:target-range-address="Sheet6.B121:Sheet6.D121">
            <calcext:color-scale>
              <calcext:color-scale-entry calcext:value="0" calcext:type="minimum" calcext:color="#00a933"/>
              <calcext:color-scale-entry calcext:value="50" calcext:type="percentile" calcext:color="#afd095"/>
              <calcext:color-scale-entry calcext:value="0" calcext:type="maximum" calcext:color="#dde8cb"/>
            </calcext:color-scale>
          </calcext:conditional-format>
        </calcext:conditional-formats>
      </table:table>
      <table:named-expressions/>
      <table:database-ranges>
        <table:database-range table:name="__Anonymous_DB__1" table:target-range-address="Selection.B126:Selection.C146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1"/>
          </table:subtotal-rules>
        </table:database-range>
        <table:database-range table:name="__Anonymous_Sheet_DB__1" table:target-range-address="Bubble.A1:Bubble.B1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0">
      <number:number number:decimal-places="17" number:min-decimal-places="17" number:min-integer-digits="1"/>
    </number:number-style>
    <number:number-style style:name="N109">
      <number:number number:decimal-places="18" number:min-decimal-places="18" number:min-integer-digits="1"/>
    </number:number-style>
    <number:number-style style:name="N108">
      <number:number number:decimal-places="19" number:min-decimal-places="19" number:min-integer-digits="1"/>
    </number:number-style>
    <number:number-style style:name="N107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5:54:41.687202053</meta:creation-date>
    <dc:date>2023-02-08T10:24:45.826488959</dc:date>
    <meta:editing-duration>P4DT20H56M17S</meta:editing-duration>
    <meta:editing-cycles>37</meta:editing-cycles>
    <meta:generator>LibreOffice/7.3.7.2$Linux_X86_64 LibreOffice_project/30$Build-2</meta:generator>
    <meta:document-statistic meta:table-count="7" meta:cell-count="2124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3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26cm" svg:height="31.836cm" xlink:href=".." xlink:type="simple" chart:class="chart:bar" chart:style-name="ch1">
        <chart:legend chart:legend-position="end" svg:x="16.075cm" svg:y="15.619cm" style:legend-expansion="high" chart:style-name="ch2"/>
        <chart:plot-area chart:style-name="ch3" table:cell-range-address="Bubble.A1:Bubble.B122" chart:data-source-has-labels="both" svg:x="0.38cm" svg:y="0.636cm" svg:width="15.315cm" svg:height="30.564cm">
          <chart:coordinate-region svg:x="1.742cm" svg:y="1.02cm" svg:width="13.898cm" svg:height="30.18cm"/>
          <chart:axis chart:dimension="x" chart:name="primary-x" chart:style-name="ch4" chartooo:axis-type="auto">
            <chartooo:date-scale/>
            <chart:categories table:cell-range-address="Bubble.A2:Bubble.A1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Bubble.B2:Bubble.B122" chart:label-cell-address="Bubble.B1:Bubble.B1" chart:class="chart:bar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placements</text:p>
                <draw:g>
                  <svg:desc>Bubble.B1:Bubb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, 2, 3, 4, 5] </text:p>
                <draw:g>
                  <svg:desc>Bubble.A2:Bubble.A122</svg:desc>
                </draw:g>
              </table:table-cell>
              <table:table-cell office:value-type="float" office:value="0">
                <text:p>0</text:p>
                <draw:g>
                  <svg:desc>Bubble.B2:Bubble.B122</svg:desc>
                </draw:g>
              </table:table-cell>
            </table:table-row>
            <table:table-row>
              <table:table-cell office:value-type="string">
                <text:p>[1, 2, 3, 5, 4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2, 4, 3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2, 4, 5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2, 5, 3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2, 5, 4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3, 2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3, 2, 5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3, 4, 2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3, 4, 5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3, 5, 2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3, 5, 4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1, 4, 2, 3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2, 5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4, 3, 2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4, 3, 5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1, 4, 5, 2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1, 4, 5, 3, 2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5, 2, 3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5, 2, 4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1, 5, 3, 2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1, 5, 3, 4, 2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5, 4, 2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5, 4, 3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1, 3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, 1, 3, 5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1, 4, 3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1, 4, 5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1, 5, 3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1, 5, 4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3, 1, 4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3, 1, 5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3, 4, 1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3, 4, 5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3, 5, 1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3, 5, 4, 1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4, 1, 3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4, 1, 5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4, 3, 1, 5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4, 3, 5, 1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4, 5, 1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4, 5, 3, 1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5, 1, 3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5, 1, 4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5, 3, 1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5, 3, 4, 1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5, 4, 1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5, 4, 3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1, 2, 4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1, 2, 5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1, 4, 2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1, 4, 5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1, 5, 2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1, 5, 4, 2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2, 1, 4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2, 1, 5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2, 4, 1, 5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2, 4, 5, 1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2, 5, 1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2, 5, 4, 1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4, 1, 2, 5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4, 1, 5, 2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4, 2, 1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4, 2, 5, 1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4, 5, 1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4, 5, 2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1, 2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5, 1, 4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5, 2, 1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5, 2, 4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4, 1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4, 2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1, 2, 3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1, 2, 5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1, 3, 2, 5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1, 3, 5, 2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4, 1, 5, 2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4, 1, 5, 3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2, 1, 3, 5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2, 1, 5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4, 2, 3, 1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4, 2, 3, 5, 1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2, 5, 1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2, 5, 3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1, 2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4, 3, 1, 5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3, 2, 1, 5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3, 2, 5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5, 1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5, 2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1, 2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5, 1, 3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5, 2, 1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5, 2, 3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3, 1, 2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3, 2, 1]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5, 1, 2, 3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1, 2, 4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, 1, 3, 2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, 1, 3, 4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1, 4, 2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1, 4, 3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1, 3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5, 2, 1, 4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2, 3, 1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2, 3, 4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4, 1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4, 3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1, 2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3, 1, 4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3, 2, 1, 4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3, 2, 4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4, 1, 2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4, 2, 1]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5, 4, 1, 2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4, 1, 3, 2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4, 2, 1, 3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4, 2, 3, 1]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5, 4, 3, 1, 2]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5, 4, 3, 2, 1] 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49cm" svg:height="10.929cm" xlink:href=".." xlink:type="simple" chart:class="chart:bar" chart:style-name="ch1">
        <chart:legend chart:legend-position="end" svg:x="15.765cm" svg:y="4.667cm" style:legend-expansion="high" chart:style-name="ch2"/>
        <chart:plot-area chart:style-name="ch3" table:cell-range-address="Insertion.A126:Insertion.A146 Bubble.C124:Bubble.C124 Bubble.C126:Bubble.C146 Selection.C124:Selection.C124 Selection.C126:Selection.C146 Insertion.C124:Insertion.C124 Insertion.C126:Insertion.C146" chart:data-source-has-labels="both" svg:x="0.358cm" svg:y="0.218cm" svg:width="15.049cm" svg:height="10.493cm">
          <chart:coordinate-region svg:x="0.979cm" svg:y="0.417cm" svg:width="14.428cm" svg:height="9.647cm"/>
          <chart:axis chart:dimension="x" chart:name="primary-x" chart:style-name="ch4" chartooo:axis-type="auto">
            <chartooo:date-scale/>
            <chart:categories table:cell-range-address="Insertion.A126:Insertion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bble.C126:Bubble.C146" chart:label-cell-address="Bubble.C124:Bubble.C124" chart:class="chart:bar">
            <chart:data-point chart:repeated="21"/>
          </chart:series>
          <chart:series chart:style-name="ch8" chart:values-cell-range-address="Selection.C126:Selection.C146" chart:label-cell-address="Selection.C124:Selection.C124" chart:class="chart:bar">
            <chart:data-point chart:repeated="21"/>
          </chart:series>
          <chart:series chart:style-name="ch9" chart:values-cell-range-address="Insertion.C126:Insertion.C146" chart:label-cell-address="Insertion.C124:Insertion.C124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Bubble.C124:Bubble.C124</svg:desc>
                </draw:g>
              </table:table-cell>
              <table:table-cell office:value-type="string">
                <text:p>Selection</text:p>
                <draw:g>
                  <svg:desc>Selection.C124:Selection.C124</svg:desc>
                </draw:g>
              </table:table-cell>
              <table:table-cell office:value-type="string">
                <text:p>Insertion</text:p>
                <draw:g>
                  <svg:desc>Insertion.C124:Insertion.C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Insertion.A126:Insertion.A146</svg:desc>
                </draw:g>
              </table:table-cell>
              <table:table-cell office:value-type="float" office:value="1">
                <text:p>1</text:p>
                <draw:g>
                  <svg:desc>Bubble.C126:Bubble.C146</svg:desc>
                </draw:g>
              </table:table-cell>
              <table:table-cell office:value-type="float" office:value="1">
                <text:p>1</text:p>
                <draw:g>
                  <svg:desc>Selection.C126:Selection.C146</svg:desc>
                </draw:g>
              </table:table-cell>
              <table:table-cell office:value-type="float" office:value="0">
                <text:p>0</text:p>
                <draw:g>
                  <svg:desc>Insertion.C126:Insertion.C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12cm" svg:height="9.01cm" xlink:href=".." xlink:type="simple" chart:class="chart:line" chart:style-name="ch1">
        <chart:legend chart:legend-position="end" svg:x="14.539cm" svg:y="3.708cm" style:legend-expansion="high" chart:style-name="ch2"/>
        <chart:plot-area chart:style-name="ch3" table:cell-range-address="'Graphe 2'.A3:'Graphe 2'.A23 'Graphe 2'.D2:'Graphe 2'.D23 'Graphe 2'.F2:'Graphe 2'.F23 'Graphe 2'.H2:'Graphe 2'.H23" chart:data-source-has-labels="both" svg:x="1.357cm" svg:y="0.18cm" svg:width="12.836cm" svg:height="7.669cm">
          <chart:coordinate-region svg:x="1.978cm" svg:y="0.379cm" svg:width="11.923cm" svg:height="6.823cm"/>
          <chart:axis chart:dimension="x" chart:name="primary-x" chart:style-name="ch4" chartooo:axis-type="auto">
            <chartooo:date-scale/>
            <chart:title svg:x="5.852cm" svg:y="8.029cm" chart:style-name="ch5">
              <text:p>Nombre de déplacements</text:p>
            </chart:title>
            <chart:categories table:cell-range-address="'Graphe 2'.A3:'Graphe 2'.A23"/>
          </chart:axis>
          <chart:axis chart:dimension="y" chart:name="primary-y" chart:style-name="ch4">
            <chart:title svg:x="0.451cm" svg:y="5.857cm" chart:style-name="ch6">
              <text:p>Nombre de permutations</text:p>
            </chart:title>
            <chart:grid chart:style-name="ch7" chart:class="major"/>
          </chart:axis>
          <chart:series chart:style-name="ch8" chart:values-cell-range-address="'Graphe 2'.D3:'Graphe 2'.D23" chart:label-cell-address="'Graphe 2'.D2:'Graphe 2'.D2" chart:class="chart:line">
            <chart:data-point chart:repeated="21"/>
          </chart:series>
          <chart:series chart:style-name="ch9" chart:values-cell-range-address="'Graphe 2'.F3:'Graphe 2'.F23" chart:label-cell-address="'Graphe 2'.F2:'Graphe 2'.F2" chart:class="chart:line">
            <chart:data-point chart:repeated="21"/>
          </chart:series>
          <chart:series chart:style-name="ch10" chart:values-cell-range-address="'Graphe 2'.H3:'Graphe 2'.H23" chart:label-cell-address="'Graphe 2'.H2:'Graphe 2'.H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Graphe 2'.D2:'Graphe 2'.D2</svg:desc>
                </draw:g>
              </table:table-cell>
              <table:table-cell office:value-type="string">
                <text:p>Selection</text:p>
                <draw:g>
                  <svg:desc>'Graphe 2'.F2:'Graphe 2'.F2</svg:desc>
                </draw:g>
              </table:table-cell>
              <table:table-cell office:value-type="string">
                <text:p>Insertion</text:p>
                <draw:g>
                  <svg:desc>'Graphe 2'.H2:'Graphe 2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'Graphe 2'.A3:'Graphe 2'.A23</svg:desc>
                </draw:g>
              </table:table-cell>
              <table:table-cell office:value-type="float" office:value="1">
                <text:p>1</text:p>
                <draw:g>
                  <svg:desc>'Graphe 2'.D3:'Graphe 2'.D23</svg:desc>
                </draw:g>
              </table:table-cell>
              <table:table-cell office:value-type="float" office:value="1">
                <text:p>1</text:p>
                <draw:g>
                  <svg:desc>'Graphe 2'.F3:'Graphe 2'.F23</svg:desc>
                </draw:g>
              </table:table-cell>
              <table:table-cell office:value-type="float" office:value="NaN">
                <text:p>NaN</text:p>
                <draw:g>
                  <svg:desc>'Graphe 2'.H3:'Graphe 2'.H23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paragraph-properties style:writing-mode="lr-tb"/>
      <style:text-properties fo:font-size="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Dot_20__28_Rounded_29_" svg:stroke-width="0.08cm" svg:stroke-color="#004586" svg:stroke-opacity="20%" svg:stroke-linecap="round" draw:fill-color="#004586" draw:opacity="2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Dot_20__28_Rounded_29_" svg:stroke-width="0.08cm" svg:stroke-color="#ff420e" svg:stroke-opacity="20%" svg:stroke-linecap="round" draw:fill-color="#ff420e" draw:opacity="2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Dot_20__28_Rounded_29_" svg:stroke-width="0.08cm" svg:stroke-color="#00a933" svg:stroke-opacity="20%" svg:stroke-linecap="round" draw:fill-color="#00a933" draw:opacity="2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803cm" svg:height="13.571cm" xlink:href=".." xlink:type="simple" chart:class="chart:line" chart:style-name="ch1">
        <chart:legend chart:legend-position="end" svg:x="31.23cm" svg:y="5.988cm" style:legend-expansion="high" chart:style-name="ch2"/>
        <chart:plot-area chart:style-name="ch3" table:cell-range-address="Sheet6.A1:Sheet6.D121" chart:data-source-has-labels="both" svg:x="1.709cm" svg:y="0.336cm" svg:width="30.734cm" svg:height="12.372cm">
          <chart:coordinate-region svg:x="2.33cm" svg:y="0.535cm" svg:width="30.056cm" svg:height="11.325cm"/>
          <chart:axis chart:dimension="x" chart:name="primary-x" chart:style-name="ch4" chartooo:axis-type="auto">
            <chartooo:date-scale/>
            <chart:categories table:cell-range-address="Sheet6.A2:Sheet6.A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B2:Sheet6.B121" chart:label-cell-address="Sheet6.B1:Sheet6.B1" chart:class="chart:line">
            <chart:data-point chart:repeated="120"/>
          </chart:series>
          <chart:series chart:style-name="ch8" chart:values-cell-range-address="Sheet6.C2:Sheet6.C121" chart:label-cell-address="Sheet6.C1:Sheet6.C1" chart:class="chart:line">
            <chart:data-point chart:repeated="120"/>
          </chart:series>
          <chart:series chart:style-name="ch9" chart:values-cell-range-address="Sheet6.D2:Sheet6.D121" chart:label-cell-address="Sheet6.D1:Sheet6.D1" chart:class="chart:line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6.B1:Sheet6.B1</svg:desc>
                </draw:g>
              </table:table-cell>
              <table:table-cell office:value-type="string">
                <text:p>Selection</text:p>
                <draw:g>
                  <svg:desc>Sheet6.C1:Sheet6.C1</svg:desc>
                </draw:g>
              </table:table-cell>
              <table:table-cell office:value-type="string">
                <text:p>Insertion</text:p>
                <draw:g>
                  <svg:desc>Sheet6.D1:Sheet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, 2, 3, 4, 5] </text:p>
                <draw:g>
                  <svg:desc>Sheet6.A2:Sheet6.A121</svg:desc>
                </draw:g>
              </table:table-cell>
              <table:table-cell office:value-type="float" office:value="0">
                <text:p>0</text:p>
                <draw:g>
                  <svg:desc>Sheet6.B2:Sheet6.B121</svg:desc>
                </draw:g>
              </table:table-cell>
              <table:table-cell office:value-type="float" office:value="0">
                <text:p>0</text:p>
                <draw:g>
                  <svg:desc>Sheet6.C2:Sheet6.C121</svg:desc>
                </draw:g>
              </table:table-cell>
              <table:table-cell office:value-type="float" office:value="8">
                <text:p>8</text:p>
                <draw:g>
                  <svg:desc>Sheet6.D2:Sheet6.D121</svg:desc>
                </draw:g>
              </table:table-cell>
            </table:table-row>
            <table:table-row>
              <table:table-cell office:value-type="string">
                <text:p>[1, 2, 3, 5, 4] 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, 2, 4, 3, 5] 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, 2, 4, 5, 3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2, 5, 3, 4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2, 5, 4, 3] 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3, 2, 4, 5] 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, 3, 2, 5, 4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3, 4, 2, 5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3, 4, 5, 2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3, 5, 2, 4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3, 5, 4, 2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4, 2, 3, 5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4, 2, 5, 3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4, 3, 2, 5] 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4, 3, 5, 2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4, 5, 2, 3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4, 5, 3, 2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, 5, 2, 3, 4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5, 2, 4, 3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5, 3, 2, 4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5, 3, 4, 2] 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, 5, 4, 2, 3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, 5, 4, 3, 2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1, 3, 4, 5] 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2, 1, 3, 5, 4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1, 4, 3, 5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1, 4, 5, 3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1, 5, 3, 4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1, 5, 4, 3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3, 1, 4, 5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3, 1, 5, 4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3, 4, 1, 5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3, 4, 5, 1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3, 5, 1, 4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3, 5, 4, 1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4, 1, 3, 5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4, 1, 5, 3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4, 3, 1, 5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4, 3, 5, 1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4, 5, 1, 3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4, 5, 3, 1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5, 1, 3, 4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5, 1, 4, 3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5, 3, 1, 4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5, 3, 4, 1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5, 4, 1, 3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5, 4, 3, 1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1, 2, 4, 5]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1, 2, 5, 4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3, 1, 4, 2, 5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3, 1, 4, 5, 2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1, 5, 2, 4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1, 5, 4, 2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2, 1, 4, 5] 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3, 2, 1, 5, 4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2, 4, 1, 5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2, 4, 5, 1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2, 5, 1, 4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2, 5, 4, 1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4, 1, 2, 5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4, 1, 5, 2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4, 2, 1, 5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4, 2, 5, 1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4, 5, 1, 2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4, 5, 2, 1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5, 1, 2, 4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5, 1, 4, 2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2, 1, 4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2, 4, 1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5, 4, 1, 2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5, 4, 2, 1] 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1, 2, 3, 5] 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4, 1, 2, 5, 3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1, 3, 2, 5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1, 3, 5, 2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1, 5, 2, 3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1, 5, 3, 2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2, 1, 3, 5]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2, 1, 5, 3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2, 3, 1, 5] 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2, 3, 5, 1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2, 5, 1, 3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2, 5, 3, 1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3, 1, 2, 5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3, 1, 5, 2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2, 1, 5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2, 5, 1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3, 5, 1, 2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3, 5, 2, 1] 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1, 2, 3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5, 1, 3, 2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5, 2, 1, 3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5, 2, 3, 1] 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3, 1, 2] 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3, 2, 1] 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1, 2, 3, 4] 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1, 2, 4, 3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5, 1, 3, 2, 4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5, 1, 3, 4, 2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1, 4, 2, 3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1, 4, 3, 2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2, 1, 3, 4] 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5, 2, 1, 4, 3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3, 1, 4] 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3, 4, 1] 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2, 4, 1, 3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2, 4, 3, 1] 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1, 2, 4] 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3, 1, 4, 2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3, 2, 1, 4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3, 2, 4, 1] 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4, 1, 2] 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4, 2, 1] 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4, 1, 2, 3] 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4, 1, 3, 2] 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4, 2, 1, 3] 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4, 2, 3, 1] 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4, 3, 1, 2] 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4, 3, 2, 1] 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3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26cm" svg:height="31.836cm" xlink:href=".." xlink:type="simple" chart:class="chart:bar" chart:style-name="ch1">
        <chart:legend chart:legend-position="end" svg:x="16.075cm" svg:y="15.619cm" style:legend-expansion="high" chart:style-name="ch2"/>
        <chart:plot-area chart:style-name="ch3" table:cell-range-address="Insertion_2.A1:Insertion_2.B122" chart:data-source-has-labels="both" svg:x="0.38cm" svg:y="0.636cm" svg:width="15.315cm" svg:height="30.564cm">
          <chart:coordinate-region svg:x="1.742cm" svg:y="1.02cm" svg:width="13.898cm" svg:height="30.18cm"/>
          <chart:axis chart:dimension="x" chart:name="primary-x" chart:style-name="ch4" chartooo:axis-type="auto">
            <chartooo:date-scale/>
            <chart:categories table:cell-range-address="Insertion_2.A2:Insertion_2.A1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Insertion_2.B2:Insertion_2.B122" chart:label-cell-address="Insertion_2.B1:Insertion_2.B1" chart:class="chart:bar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placements</text:p>
                <draw:g>
                  <svg:desc>Insertion_2.B1:Insertion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, 2, 3, 4, 5] </text:p>
                <draw:g>
                  <svg:desc>Insertion_2.A2:Insertion_2.A122</svg:desc>
                </draw:g>
              </table:table-cell>
              <table:table-cell office:value-type="float" office:value="0">
                <text:p>0</text:p>
                <draw:g>
                  <svg:desc>Insertion_2.B2:Insertion_2.B122</svg:desc>
                </draw:g>
              </table:table-cell>
            </table:table-row>
            <table:table-row>
              <table:table-cell office:value-type="string">
                <text:p>[1, 2, 3, 5, 4]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, 2, 4, 3, 5]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, 2, 4, 5, 3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2, 5, 3, 4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2, 5, 4, 3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, 3, 2, 4, 5]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, 3, 2, 5, 4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3, 4, 2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3, 4, 5, 2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, 3, 5, 2, 4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, 3, 5, 4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2, 3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4, 2, 5, 3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, 4, 3, 2, 5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, 4, 3, 5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5, 2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5, 3, 2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, 5, 2, 3, 4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1, 5, 2, 4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5, 3, 2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5, 3, 4, 2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, 5, 4, 2, 3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, 5, 4, 3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1, 3, 4, 5]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2, 1, 3, 5, 4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, 1, 4, 3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, 1, 4, 5, 3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2, 1, 5, 3, 4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2, 1, 5, 4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3, 1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, 3, 1, 5, 4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2, 3, 4, 1, 5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2, 3, 4, 5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3, 5, 1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3, 5, 4, 1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2, 4, 1, 3, 5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2, 4, 1, 5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4, 3, 1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4, 3, 5, 1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2, 4, 5, 1, 3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2, 4, 5, 3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5, 1, 3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5, 1, 4, 3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2, 5, 3, 1, 4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2, 5, 3, 4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5, 4, 1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5, 4, 3, 1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3, 1, 2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3, 1, 2, 5, 4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3, 1, 4, 2, 5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3, 1, 4, 5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1, 5, 2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1, 5, 4, 2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3, 2, 1, 4, 5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3, 2, 1, 5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2, 4, 1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2, 4, 5, 1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3, 2, 5, 1, 4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3, 2, 5, 4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4, 1, 2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4, 1, 5, 2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3, 4, 2, 1, 5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3, 4, 2, 5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4, 5, 1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4, 5, 2, 1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3, 5, 1, 2, 4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3, 5, 1, 4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5, 2, 1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5, 2, 4, 1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3, 5, 4, 1, 2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3, 5, 4, 2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1, 2, 3, 5]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4, 1, 2, 5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1, 3, 2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1, 3, 5, 2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4, 1, 5, 2, 3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4, 1, 5, 3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2, 1, 3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2, 1, 5, 3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4, 2, 3, 1, 5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4, 2, 3, 5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2, 5, 1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2, 5, 3, 1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4, 3, 1, 2, 5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4, 3, 1, 5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3, 2, 1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3, 2, 5, 1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4, 3, 5, 1, 2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4, 3, 5, 2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5, 1, 2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5, 1, 3, 2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4, 5, 2, 1, 3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4, 5, 2, 3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5, 3, 1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5, 3, 2, 1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5, 1, 2, 3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5, 1, 2, 4, 3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5, 1, 3, 2, 4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5, 1, 3, 4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1, 4, 2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1, 4, 3, 2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5, 2, 1, 3, 4]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5, 2, 1, 4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2, 3, 1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2, 3, 4, 1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5, 2, 4, 1, 3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5, 2, 4, 3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3, 1, 2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3, 1, 4, 2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5, 3, 2, 1, 4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5, 3, 2, 4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3, 4, 1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3, 4, 2, 1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5, 4, 1, 2, 3]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5, 4, 1, 3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4, 2, 1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4, 2, 3, 1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5, 4, 3, 1, 2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5, 4, 3, 2, 1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-and-percentag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-and-percentag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ring" chart:style-name="ch1">
        <chart:legend chart:legend-position="end" svg:x="14.663cm" svg:y="0.181cm" style:legend-expansion="high" chart:style-name="ch2"/>
        <chart:plot-area chart:style-name="ch3" table:cell-range-address="Insertion_2.A126:Insertion_2.A146 Insertion_2.C125:Insertion_2.C146" chart:data-source-has-labels="both" svg:x="0.32cm" svg:y="0.218cm" svg:width="14.023cm" svg:height="10.484cm">
          <chart:coordinate-region svg:x="2.09cm" svg:y="0.219cm" svg:width="10.483cm" svg:height="10.483cm"/>
          <chart:axis chart:dimension="x" chart:name="primary-x" chart:style-name="ch4" chartooo:axis-type="auto">
            <chartooo:date-scale/>
            <chart:categories table:cell-range-address="Insertion_2.A126:Insertion_2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ion_2.C126:Insertion_2.C146" chart:label-cell-address="Insertion_2.C125:Insertion_2.C1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</text:p>
                <draw:g>
                  <svg:desc>Insertion_2.C125:Insertion_2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Insertion_2.A126:Insertion_2.A146</svg:desc>
                </draw:g>
              </table:table-cell>
              <table:table-cell office:value-type="float" office:value="1">
                <text:p>1</text:p>
                <draw:g>
                  <svg:desc>Insertion_2.C126:Insertion_2.C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bar" chart:style-name="ch1">
        <chart:legend chart:legend-position="end" svg:x="14.927cm" svg:y="5.161cm" style:legend-expansion="high" chart:style-name="ch2"/>
        <chart:plot-area chart:style-name="ch3" table:cell-range-address="Insertion_2.A126:Insertion_2.A146 Insertion_2.D125:Insertion_2.D146" chart:data-source-has-labels="both" svg:x="0.32cm" svg:y="0.218cm" svg:width="14.287cm" svg:height="10.484cm">
          <chart:coordinate-region svg:x="1.841cm" svg:y="0.417cm" svg:width="12.766cm" svg:height="9.638cm"/>
          <chart:axis chart:dimension="x" chart:name="primary-x" chart:style-name="ch4" chartooo:axis-type="auto">
            <chartooo:date-scale/>
            <chart:categories table:cell-range-address="Insertion_2.A126:Insertion_2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ion_2.D126:Insertion_2.D146" chart:label-cell-address="Insertion_2.D125:Insertion_2.D125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Insertion_2.D125:Insertion_2.D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Insertion_2.A126:Insertion_2.A146</svg:desc>
                </draw:g>
              </table:table-cell>
              <table:table-cell office:value-type="float" office:value="0.00833333333333333">
                <text:p>0.00833333333333333</text:p>
                <draw:g>
                  <svg:desc>Insertion_2.D126:Insertion_2.D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ubble" chart:style-name="ch1">
        <chart:legend chart:legend-position="end" svg:x="13.816cm" svg:y="3.703cm" style:legend-expansion="high" chart:style-name="ch2"/>
        <chart:plot-area chart:style-name="ch3" table:cell-range-address="'Graphe 2'.B3:'Graphe 2'.D23 'Graphe 2'.D2:'Graphe 2'.D2 'Graphe 2'.F2:'Graphe 2'.F23 'Graphe 2'.H2:'Graphe 2'.H23" chart:data-source-has-labels="row" svg:x="0.32cm" svg:y="0.18cm" svg:width="13.176cm" svg:height="8.64cm">
          <chart:coordinate-region svg:x="0.941cm" svg:y="0.828cm" svg:width="12.46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e 2'.D3:'Graphe 2'.D23" chart:label-cell-address="'Graphe 2'.D2:'Graphe 2'.D2" chart:class="chart:bubble">
            <chart:domain table:cell-range-address="'Graphe 2'.B3:'Graphe 2'.B23"/>
            <chart:domain table:cell-range-address="'Graphe 2'.C3:'Graphe 2'.C23"/>
            <chart:data-point chart:repeated="21"/>
          </chart:series>
          <chart:series chart:style-name="ch8" chart:values-cell-range-address="'Graphe 2'.F3:'Graphe 2'.F23" chart:label-cell-address="'Graphe 2'.F2:'Graphe 2'.F2" chart:class="chart:bubble">
            <chart:domain table:cell-range-address="'Graphe 2'.E3:'Graphe 2'.E23"/>
            <chart:data-point chart:repeated="21"/>
          </chart:series>
          <chart:series chart:style-name="ch9" chart:values-cell-range-address="'Graphe 2'.H3:'Graphe 2'.H23" chart:label-cell-address="'Graphe 2'.H2:'Graphe 2'.H2" chart:class="chart:bubble">
            <chart:domain table:cell-range-address="'Graphe 2'.G3:'Graphe 2'.G23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Bubble</text:p>
                <draw:g>
                  <svg:desc>'Graphe 2'.D2:'Graphe 2'.D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election</text:p>
                <draw:g>
                  <svg:desc>'Graphe 2'.F2:'Graphe 2'.F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Insertion</text:p>
                <draw:g>
                  <svg:desc>'Graphe 2'.H2:'Graphe 2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raphe 2'.C3:'Graphe 2'.C23</svg:desc>
                </draw:g>
              </table:table-cell>
              <table:table-cell office:value-type="float" office:value="0">
                <text:p>0</text:p>
                <draw:g>
                  <svg:desc>'Graphe 2'.B3:'Graphe 2'.B23</svg:desc>
                </draw:g>
              </table:table-cell>
              <table:table-cell office:value-type="float" office:value="1">
                <text:p>1</text:p>
                <draw:g>
                  <svg:desc>'Graphe 2'.D3:'Graphe 2'.D23</svg:desc>
                </draw:g>
              </table:table-cell>
              <table:table-cell office:value-type="float" office:value="2">
                <text:p>2</text:p>
                <draw:g>
                  <svg:desc>'Graphe 2'.E3:'Graphe 2'.E23</svg:desc>
                </draw:g>
              </table:table-cell>
              <table:table-cell office:value-type="float" office:value="1">
                <text:p>1</text:p>
                <draw:g>
                  <svg:desc>'Graphe 2'.F3:'Graphe 2'.F23</svg:desc>
                </draw:g>
              </table:table-cell>
              <table:table-cell office:value-type="float" office:value="3">
                <text:p>3</text:p>
                <draw:g>
                  <svg:desc>'Graphe 2'.G3:'Graphe 2'.G23</svg:desc>
                </draw:g>
              </table:table-cell>
              <table:table-cell office:value-type="float" office:value="NaN">
                <text:p>NaN</text:p>
                <draw:g>
                  <svg:desc>'Graphe 2'.H3:'Graphe 2'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3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26cm" svg:height="31.836cm" xlink:href=".." xlink:type="simple" chart:class="chart:bar" chart:style-name="ch1">
        <chart:legend chart:legend-position="end" svg:x="16.075cm" svg:y="15.619cm" style:legend-expansion="high" chart:style-name="ch2"/>
        <chart:plot-area chart:style-name="ch3" table:cell-range-address="Selection.A1:Selection.B122" chart:data-source-has-labels="both" svg:x="0.38cm" svg:y="0.636cm" svg:width="15.315cm" svg:height="30.564cm">
          <chart:coordinate-region svg:x="1.742cm" svg:y="1.02cm" svg:width="13.898cm" svg:height="30.18cm"/>
          <chart:axis chart:dimension="x" chart:name="primary-x" chart:style-name="ch4" chartooo:axis-type="auto">
            <chartooo:date-scale/>
            <chart:categories table:cell-range-address="Selection.A2:Selection.A1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election.B2:Selection.B122" chart:label-cell-address="Selection.B1:Selection.B1" chart:class="chart:bar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placements</text:p>
                <draw:g>
                  <svg:desc>Selection.B1:Select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, 2, 3, 4, 5] </text:p>
                <draw:g>
                  <svg:desc>Selection.A2:Selection.A122</svg:desc>
                </draw:g>
              </table:table-cell>
              <table:table-cell office:value-type="float" office:value="0">
                <text:p>0</text:p>
                <draw:g>
                  <svg:desc>Selection.B2:Selection.B122</svg:desc>
                </draw:g>
              </table:table-cell>
            </table:table-row>
            <table:table-row>
              <table:table-cell office:value-type="string">
                <text:p>[1, 2, 3, 5, 4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2, 4, 3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2, 4, 5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2, 5, 3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2, 5, 4, 3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3, 2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3, 2, 5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3, 4, 2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3, 4, 5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3, 5, 2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3, 5, 4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2, 3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2, 5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4, 3, 2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4, 3, 5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5, 2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4, 5, 3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5, 2, 3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5, 2, 4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5, 3, 2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, 5, 3, 4, 2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, 5, 4, 2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, 5, 4, 3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1, 3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, 1, 3, 5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1, 4, 3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1, 4, 5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1, 5, 3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1, 5, 4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3, 1, 4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3, 1, 5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3, 4, 1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3, 4, 5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3, 5, 1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3, 5, 4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4, 1, 3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4, 1, 5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4, 3, 1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4, 3, 5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4, 5, 1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4, 5, 3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5, 1, 3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5, 1, 4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5, 3, 1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2, 5, 3, 4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2, 5, 4, 1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2, 5, 4, 3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1, 2, 4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1, 2, 5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1, 4, 2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1, 4, 5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1, 5, 2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1, 5, 4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2, 1, 4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3, 2, 1, 5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2, 4, 1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2, 4, 5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2, 5, 1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2, 5, 4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4, 1, 2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4, 1, 5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4, 2, 1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4, 2, 5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4, 5, 1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4, 5, 2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5, 1, 2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5, 1, 4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3, 5, 2, 1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3, 5, 2, 4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5, 4, 1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3, 5, 4, 2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1, 2, 3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1, 2, 5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1, 3, 2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1, 3, 5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1, 5, 2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1, 5, 3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2, 1, 3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2, 1, 5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2, 3, 1, 5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4, 2, 3, 5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2, 5, 1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2, 5, 3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3, 1, 2, 5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3, 1, 5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3, 2, 1, 5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3, 2, 5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3, 5, 1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3, 5, 2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5, 1, 2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5, 1, 3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5, 2, 1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4, 5, 2, 3, 1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4, 5, 3, 1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4, 5, 3, 2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1, 2, 3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1, 2, 4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1, 3, 2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1, 3, 4, 2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5, 1, 4, 2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1, 4, 3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2, 1, 3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2, 1, 4, 3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5, 2, 3, 1, 4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5, 2, 3, 4, 1]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5, 2, 4, 1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2, 4, 3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5, 3, 1, 2, 4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3, 1, 4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3, 2, 1, 4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3, 2, 4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5, 3, 4, 1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3, 4, 2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4, 1, 2, 3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4, 1, 3, 2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4, 2, 1, 3]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, 4, 2, 3, 1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4, 3, 1, 2]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5, 4, 3, 2, 1]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652">
                <text:p>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-and-percentag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-and-percentag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ring" chart:style-name="ch1">
        <chart:legend chart:legend-position="end" svg:x="14.663cm" svg:y="0.181cm" style:legend-expansion="high" chart:style-name="ch2"/>
        <chart:plot-area chart:style-name="ch3" table:cell-range-address="Selection.A126:Selection.A146 Selection.C125:Selection.C146" chart:data-source-has-labels="both" svg:x="0.32cm" svg:y="0.218cm" svg:width="14.023cm" svg:height="10.484cm">
          <chart:coordinate-region svg:x="2.09cm" svg:y="0.219cm" svg:width="10.483cm" svg:height="10.483cm"/>
          <chart:axis chart:dimension="x" chart:name="primary-x" chart:style-name="ch4" chartooo:axis-type="auto">
            <chartooo:date-scale/>
            <chart:categories table:cell-range-address="Selection.A126:Selection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lection.C126:Selection.C146" chart:label-cell-address="Selection.C125:Selection.C1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</text:p>
                <draw:g>
                  <svg:desc>Selection.C125:Selection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Selection.A126:Selection.A146</svg:desc>
                </draw:g>
              </table:table-cell>
              <table:table-cell office:value-type="float" office:value="1">
                <text:p>1</text:p>
                <draw:g>
                  <svg:desc>Selection.C126:Selection.C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-and-percentag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-and-percentag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ring" chart:style-name="ch1">
        <chart:legend chart:legend-position="end" svg:x="14.663cm" svg:y="0.181cm" style:legend-expansion="high" chart:style-name="ch2"/>
        <chart:plot-area chart:style-name="ch3" table:cell-range-address="Bubble.A126:Bubble.A146 Selection.C125:Selection.C125 Bubble.C126:Bubble.C146" chart:data-source-has-labels="both" svg:x="0.32cm" svg:y="0.218cm" svg:width="14.023cm" svg:height="10.484cm">
          <chart:coordinate-region svg:x="2.09cm" svg:y="0.219cm" svg:width="10.483cm" svg:height="10.483cm"/>
          <chart:axis chart:dimension="x" chart:name="primary-x" chart:style-name="ch4" chartooo:axis-type="auto">
            <chartooo:date-scale/>
            <chart:categories table:cell-range-address="Bubble.A126:Bubble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bble.C126:Bubble.C146" chart:label-cell-address="Selection.C125:Selection.C1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</text:p>
                <draw:g>
                  <svg:desc>Selection.C125:Selection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Bubble.A126:Bubble.A146</svg:desc>
                </draw:g>
              </table:table-cell>
              <table:table-cell office:value-type="float" office:value="1">
                <text:p>1</text:p>
                <draw:g>
                  <svg:desc>Bubble.C126:Bubble.C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bar" chart:style-name="ch1">
        <chart:legend chart:legend-position="end" svg:x="14.927cm" svg:y="5.161cm" style:legend-expansion="high" chart:style-name="ch2"/>
        <chart:plot-area chart:style-name="ch3" table:cell-range-address="Bubble.A126:Bubble.A146 Selection.D125:Selection.D125 Bubble.D126:Bubble.D146" chart:data-source-has-labels="both" svg:x="0.32cm" svg:y="0.218cm" svg:width="14.287cm" svg:height="10.484cm">
          <chart:coordinate-region svg:x="1.841cm" svg:y="0.417cm" svg:width="12.766cm" svg:height="9.638cm"/>
          <chart:axis chart:dimension="x" chart:name="primary-x" chart:style-name="ch4" chartooo:axis-type="auto">
            <chartooo:date-scale/>
            <chart:categories table:cell-range-address="Bubble.A126:Bubble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bble.D126:Bubble.D146" chart:label-cell-address="Selection.D125:Selection.D125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Selection.D125:Selection.D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Bubble.A126:Bubble.A146</svg:desc>
                </draw:g>
              </table:table-cell>
              <table:table-cell office:value-type="float" office:value="0.00854700854700855">
                <text:p>0.00854700854700855</text:p>
                <draw:g>
                  <svg:desc>Bubble.D126:Bubble.D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0.0683760683760684">
                <text:p>0.0683760683760684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0.11965811965812">
                <text:p>0.11965811965812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0.170940170940171">
                <text:p>0.170940170940171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0.188034188034188">
                <text:p>0.188034188034188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0.170940170940171">
                <text:p>0.170940170940171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0.0341880341880342">
                <text:p>0.0341880341880342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.00854700854700855">
                <text:p>0.008547008547008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bar" chart:style-name="ch1">
        <chart:legend chart:legend-position="end" svg:x="14.927cm" svg:y="5.161cm" style:legend-expansion="high" chart:style-name="ch2"/>
        <chart:plot-area chart:style-name="ch3" table:cell-range-address="Selection.A126:Selection.A146 Selection.D125:Selection.D146" chart:data-source-has-labels="both" svg:x="0.32cm" svg:y="0.218cm" svg:width="14.287cm" svg:height="10.484cm">
          <chart:coordinate-region svg:x="1.841cm" svg:y="0.417cm" svg:width="12.766cm" svg:height="9.638cm"/>
          <chart:axis chart:dimension="x" chart:name="primary-x" chart:style-name="ch4" chartooo:axis-type="auto">
            <chartooo:date-scale/>
            <chart:categories table:cell-range-address="Selection.A126:Selection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lection.D126:Selection.D146" chart:label-cell-address="Selection.D125:Selection.D125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Selection.D125:Selection.D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Selection.A126:Selection.A146</svg:desc>
                </draw:g>
              </table:table-cell>
              <table:table-cell office:value-type="float" office:value="0.00847457627118644">
                <text:p>0.00847457627118644</text:p>
                <draw:g>
                  <svg:desc>Selection.D126:Selection.D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0.076271186440678">
                <text:p>0.076271186440678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0.288135593220339">
                <text:p>0.288135593220339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0.423728813559322">
                <text:p>0.423728813559322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0.203389830508475">
                <text:p>0.203389830508475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3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26cm" svg:height="31.836cm" xlink:href=".." xlink:type="simple" chart:class="chart:bar" chart:style-name="ch1">
        <chart:legend chart:legend-position="end" svg:x="16.075cm" svg:y="15.619cm" style:legend-expansion="high" chart:style-name="ch2"/>
        <chart:plot-area chart:style-name="ch3" table:cell-range-address="Insertion.A1:Insertion.B122" chart:data-source-has-labels="both" svg:x="0.38cm" svg:y="0.636cm" svg:width="15.315cm" svg:height="30.564cm">
          <chart:coordinate-region svg:x="1.742cm" svg:y="1.02cm" svg:width="13.898cm" svg:height="30.18cm"/>
          <chart:axis chart:dimension="x" chart:name="primary-x" chart:style-name="ch4" chartooo:axis-type="auto">
            <chartooo:date-scale/>
            <chart:categories table:cell-range-address="Insertion.A2:Insertion.A1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Insertion.B2:Insertion.B122" chart:label-cell-address="Insertion.B1:Insertion.B1" chart:class="chart:bar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placements</text:p>
                <draw:g>
                  <svg:desc>Insertion.B1:Insert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, 2, 3, 4, 5] </text:p>
                <draw:g>
                  <svg:desc>Insertion.A2:Insertion.A122</svg:desc>
                </draw:g>
              </table:table-cell>
              <table:table-cell office:value-type="float" office:value="8">
                <text:p>8</text:p>
                <draw:g>
                  <svg:desc>Insertion.B2:Insertion.B122</svg:desc>
                </draw:g>
              </table:table-cell>
            </table:table-row>
            <table:table-row>
              <table:table-cell office:value-type="string">
                <text:p>[1, 2, 3, 5, 4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, 2, 4, 3, 5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, 2, 4, 5, 3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2, 5, 3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2, 5, 4, 3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3, 2, 4, 5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, 3, 2, 5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3, 4, 2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3, 4, 5, 2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3, 5, 2, 4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3, 5, 4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4, 2, 3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1, 4, 2, 5, 3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4, 3, 2, 5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4, 3, 5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4, 5, 2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4, 5, 3, 2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, 5, 2, 3, 4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, 5, 2, 4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5, 3, 2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, 5, 3, 4, 2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, 5, 4, 2, 3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, 5, 4, 3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1, 3, 4, 5]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2, 1, 3, 5, 4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1, 4, 3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1, 4, 5, 3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1, 5, 3, 4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1, 5, 4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3, 1, 4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2, 3, 1, 5, 4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3, 4, 1, 5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3, 4, 5, 1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3, 5, 1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3, 5, 4, 1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4, 1, 3, 5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2, 4, 1, 5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4, 3, 1, 5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4, 3, 5, 1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4, 5, 1, 3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4, 5, 3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5, 1, 3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, 5, 1, 4, 3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5, 3, 1, 4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2, 5, 3, 4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5, 4, 1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2, 5, 4, 3, 1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1, 2, 4, 5]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, 1, 2, 5, 4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3, 1, 4, 2, 5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3, 1, 4, 5, 2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1, 5, 2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1, 5, 4, 2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2, 1, 4, 5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3, 2, 1, 5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2, 4, 1, 5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2, 4, 5, 1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2, 5, 1, 4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2, 5, 4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4, 1, 2, 5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3, 4, 1, 5, 2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4, 2, 1, 5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4, 2, 5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4, 5, 1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4, 5, 2, 1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5, 1, 2, 4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3, 5, 1, 4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2, 1, 4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3, 5, 2, 4, 1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5, 4, 1, 2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3, 5, 4, 2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1, 2, 3, 5]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4, 1, 2, 5, 3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1, 3, 2, 5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1, 3, 5, 2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1, 5, 2, 3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1, 5, 3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2, 1, 3, 5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4, 2, 1, 5, 3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2, 3, 1, 5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2, 3, 5, 1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2, 5, 1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2, 5, 3, 1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3, 1, 2, 5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4, 3, 1, 5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2, 1, 5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3, 2, 5, 1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3, 5, 1, 2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3, 5, 2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1, 2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4, 5, 1, 3, 2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5, 2, 1, 3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4, 5, 2, 3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3, 1, 2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4, 5, 3, 2, 1]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1, 2, 3, 4]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5, 1, 2, 4, 3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5, 1, 3, 2, 4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5, 1, 3, 4, 2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1, 4, 2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1, 4, 3, 2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2, 1, 3, 4]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5, 2, 1, 4, 3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3, 1, 4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2, 3, 4, 1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2, 4, 1, 3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2, 4, 3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1, 2, 4]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5, 3, 1, 4, 2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3, 2, 1, 4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3, 2, 4, 1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4, 1, 2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3, 4, 2, 1]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4, 1, 2, 3]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5, 4, 1, 3, 2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4, 2, 1, 3]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5, 4, 2, 3, 1]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4, 3, 1, 2]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5, 4, 3, 2, 1]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1560">
                <text:p>15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-and-percentag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-and-percentag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ring" chart:style-name="ch1">
        <chart:legend chart:legend-position="end" svg:x="14.663cm" svg:y="0.181cm" style:legend-expansion="high" chart:style-name="ch2"/>
        <chart:plot-area chart:style-name="ch3" table:cell-range-address="Insertion.A126:Insertion.A146 Insertion.C125:Insertion.C146" chart:data-source-has-labels="both" svg:x="0.32cm" svg:y="0.218cm" svg:width="14.023cm" svg:height="10.484cm">
          <chart:coordinate-region svg:x="2.09cm" svg:y="0.219cm" svg:width="10.483cm" svg:height="10.483cm"/>
          <chart:axis chart:dimension="x" chart:name="primary-x" chart:style-name="ch4" chartooo:axis-type="auto">
            <chartooo:date-scale/>
            <chart:categories table:cell-range-address="Insertion.A126:Insertion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ion.C126:Insertion.C146" chart:label-cell-address="Insertion.C125:Insertion.C1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</text:p>
                <draw:g>
                  <svg:desc>Insertion.C125:Insertion.C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Insertion.A126:Insertion.A146</svg:desc>
                </draw:g>
              </table:table-cell>
              <table:table-cell office:value-type="float" office:value="0">
                <text:p>0</text:p>
                <draw:g>
                  <svg:desc>Insertion.C126:Insertion.C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top">
        <chart:label-separator>
          <text:p><text:line-break/></text:p>
        </chart:label-separator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10.92cm" xlink:href=".." xlink:type="simple" chart:class="chart:bar" chart:style-name="ch1">
        <chart:legend chart:legend-position="end" svg:x="14.927cm" svg:y="5.161cm" style:legend-expansion="high" chart:style-name="ch2"/>
        <chart:plot-area chart:style-name="ch3" table:cell-range-address="Insertion.A126:Insertion.A146 Insertion.D125:Insertion.D146" chart:data-source-has-labels="both" svg:x="0.32cm" svg:y="0.218cm" svg:width="14.287cm" svg:height="10.484cm">
          <chart:coordinate-region svg:x="1.841cm" svg:y="0.417cm" svg:width="12.766cm" svg:height="9.638cm"/>
          <chart:axis chart:dimension="x" chart:name="primary-x" chart:style-name="ch4" chartooo:axis-type="auto">
            <chartooo:date-scale/>
            <chart:categories table:cell-range-address="Insertion.A126:Insertion.A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ion.D126:Insertion.D146" chart:label-cell-address="Insertion.D125:Insertion.D125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Insertion.D125:Insertion.D1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0]</text:p>
                <draw:g>
                  <svg:desc>Insertion.A126:Insertion.A146</svg:desc>
                </draw:g>
              </table:table-cell>
              <table:table-cell office:value-type="float" office:value="0">
                <text:p>0</text:p>
                <draw:g>
                  <svg:desc>Insertion.D126:Insertion.D146</svg:desc>
                </draw:g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0.0462962962962963">
                <text:p>0.0462962962962963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[12]</text:p>
              </table:table-cell>
              <table:table-cell office:value-type="float" office:value="0.175925925925926">
                <text:p>0.175925925925926</text:p>
              </table:table-cell>
            </table:table-row>
            <table:table-row>
              <table:table-cell office:value-type="string">
                <text:p>[13]</text:p>
              </table:table-cell>
              <table:table-cell office:value-type="float" office:value="0.203703703703704">
                <text:p>0.203703703703704</text:p>
              </table:table-cell>
            </table:table-row>
            <table:table-row>
              <table:table-cell office:value-type="string">
                <text:p>[14]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[15]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[16]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[17]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[18]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string">
                <text:p>[19]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20]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</office:styles>
</office:document-styles>
</file>